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3" style:family="table-cell" style:parent-style-name="Default" style:data-style-name="N3">
      <style:table-cell-properties style:vertical-align="automatic" fo:background-color="#FFFFFF" style:repeat-content="false"/>
      <style:paragraph-properties fo:text-align="center"/>
    </style:style>
    <style:style style:name="ce4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7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4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</style:style>
    <style:style style:name="ce11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</style:style>
    <style:style style:name="ce12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</style:style>
    <style:style style:name="ce13" style:family="table-cell" style:parent-style-name="Default" style:data-style-name="N3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14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15" style:family="table-cell" style:parent-style-name="Default" style:data-style-name="N30">
      <style:table-cell-properties fo:border-top="2pt solid #000000" fo:border-bottom="thin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  <style:text-properties fo:font-weight="bold" style:font-weight-asian="bold" style:font-weight-complex="bold"/>
    </style:style>
    <style:style style:name="ce17" style:family="table-cell" style:parent-style-name="Comma" style:data-style-name="N3">
      <style:table-cell-properties fo:border-top="2pt solid #000000" fo:border-bottom="thin solid #000000" fo:border-left="none" fo:border-right="none" style:vertical-align="automatic" fo:background-color="#FFFFFF" style:cell-protect="none"/>
    </style:style>
    <style:style style:name="ce18" style:family="table-cell" style:parent-style-name="Comma" style:data-style-name="N3">
      <style:table-cell-properties style:vertical-align="automatic" fo:background-color="#FFFFFF" style:cell-protect="none"/>
    </style:style>
    <style:style style:name="ce19" style:family="table-cell" style:parent-style-name="Comma" style:data-style-name="N3">
      <style:table-cell-properties style:vertical-align="automatic" fo:background-color="#FFFFFF" style:cell-protect="none"/>
      <style:text-properties fo:font-weight="bold" style:font-weight-asian="bold" style:font-weight-complex="bold"/>
    </style:style>
    <style:style style:name="ce20" style:family="table-cell" style:parent-style-name="Default" style:data-style-name="N3">
      <style:table-cell-properties fo:border-top="2pt solid #000000" fo:border-bottom="none" fo:border-left="none" fo:border-right="none" style:vertical-align="automatic" fo:background-color="#FFFFFF" style:cell-protect="none" style:repeat-content="false"/>
      <style:paragraph-properties fo:text-align="center"/>
    </style:style>
    <style:style style:name="ce21" style:family="table-cell" style:parent-style-name="Default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Comma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0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3">
      <style:table-cell-properties fo:border-top="none" fo:border-bottom="2pt solid #000000" fo:border-left="none" fo:border-right="none" style:vertical-align="automatic" fo:wrap-option="wrap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5" style:family="table-cell" style:parent-style-name="Default" style:data-style-name="N30">
      <style:table-cell-properties style:vertical-align="automatic" fo:wrap-option="wrap" fo:background-color="#FFFFFF" style:cell-protect="none"/>
    </style:style>
    <style:style style:name="ce26" style:family="table-cell" style:parent-style-name="Default" style:data-style-name="N30">
      <style:table-cell-properties fo:background-color="#FFFFFF" style:cell-protect="none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</style:style>
    <style:style style:name="ce28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</style:style>
    <style:style style:name="ce31" style:family="table-cell" style:parent-style-name="Default" style:data-style-name="N30">
      <style:table-cell-properties fo:background-color="#FFFFFF" style:cell-protect="none"/>
    </style:style>
    <style:style style:name="ce32" style:family="table-cell" style:parent-style-name="Default" style:data-style-name="N1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 style:text-position="33%"/>
    </style:style>
    <style:style style:name="ce33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4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6" style:family="table-cell" style:parent-style-name="Percent_32_2" style:data-style-name="N36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30">
      <style:table-cell-properties fo:background-color="#FFFFFF" style:cell-protect="none"/>
      <style:text-properties style:text-position="33%"/>
    </style:style>
    <style:style style:name="ce38" style:family="table-cell" style:parent-style-name="Default" style:data-style-name="N36">
      <style:table-cell-properties fo:background-color="#FFFFFF" style:cell-protect="none"/>
    </style:style>
    <style:style style:name="ce39" style:family="table-cell" style:parent-style-name="Default" style:data-style-name="N36">
      <style:table-cell-properties fo:background-color="#FFFFFF" style:cell-protect="none"/>
      <style:text-properties fo:font-weight="bold" style:font-weight-asian="bold" style:font-weight-complex="bold"/>
    </style:style>
    <style:style style:name="ce40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30">
      <style:table-cell-properties fo:background-color="#FFFFFF" style:cell-protect="none"/>
      <style:text-properties fo:color="#FF0000"/>
    </style:style>
    <style:style style:name="ce42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30">
      <style:table-cell-properties fo:border-top="none" fo:border-bottom="2pt solid #000000" fo:border-left="none" fo:border-right="none" fo:background-color="#FFFFFF" style:cell-protect="none"/>
    </style:style>
    <style:style style:name="ce44" style:family="table-cell" style:parent-style-name="Default" style:data-style-name="N2">
      <style:table-cell-properties fo:border-top="none" fo:border-bottom="2pt solid #000000" fo:border-left="none" fo:border-right="none" fo:background-color="#FFFFFF" style:cell-protect="none"/>
    </style:style>
    <style:style style:name="ce45" style:family="table-cell" style:parent-style-name="Default" style:data-style-name="N2">
      <style:table-cell-properties fo:background-color="#FFFFFF" style:cell-protect="none"/>
    </style:style>
    <style:style style:name="ce46" style:family="table-cell" style:parent-style-name="Percent_32_2" style:data-style-name="N37">
      <style:table-cell-properties style:vertical-align="automatic" fo:background-color="#FFFFFF" style:cell-protect="none" style:repeat-content="false"/>
      <style:paragraph-properties fo:text-align="center"/>
    </style:style>
    <style:style style:name="ce4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8" style:family="table-cell" style:parent-style-name="Hyperlink" style:data-style-name="N0">
      <style:table-cell-properties fo:background-color="#FFFFFF"/>
      <style:text-properties fo:color="#0000FF" style:text-underline-style="solid" style:text-underline-type="single"/>
    </style:style>
    <style:style style:name="ce49" style:family="table-cell" style:parent-style-name="Percent_32_2" style:data-style-name="N13">
      <style:table-cell-properties style:vertical-align="automatic" fo:background-color="#FFFFFF" style:cell-protect="non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51" style:family="table-cell" style:parent-style-name="Default" style:data-style-name="N38">
      <style:table-cell-properties style:vertical-align="automatic" fo:background-color="#FFFFFF" style:cell-protect="none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53" style:family="table-cell" style:parent-style-name="Percent" style:data-style-name="N13">
      <style:table-cell-properties style:vertical-align="automatic" fo:background-color="#FFFFFF" style:cell-protect="none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4" style:family="table-cell" style:parent-style-name="Percent" style:data-style-name="N13">
      <style:table-cell-properties fo:background-color="#FFFFFF"/>
      <style:text-properties fo:color="#000000"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4.78895833333333cm"/>
    </style:style>
    <style:style style:name="co2" style:family="table-column">
      <style:table-column-properties fo:break-before="auto" style:column-width="0.291041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0.899583333333333cm"/>
    </style:style>
    <style:style style:name="co6" style:family="table-column">
      <style:table-column-properties fo:break-before="auto" style:column-width="0.238125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52.5pt" style:use-optimal-row-height="fals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XI0102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3" table:default-cell-style-name="ce13"/>
        <table:table-column table:style-name="co4" table:default-cell-style-name="ce4"/>
        <table:table-column table:style-name="co5" table:default-cell-style-name="ce4"/>
        <table:table-column table:style-name="co4" table:number-columns-repeated="4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16369" table:default-cell-style-name="ce31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2">
          <table:table-cell office:value-type="string" table:style-name="ce6">
            <text:p><text:a xlink:href="https://www.gov.uk/government/organisations/department-for-transport/series/taxi-statistics">Taxi Statistics (https://www.gov.uk/government/organisations/department-for-transport/series/taxi-statistics)</text:a></text:p>
          </table:table-cell>
          <table:table-cell table:style-name="ce6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ble TAXI0102</text:p>
          </table:table-cell>
          <table:table-cell table:style-name="ce7"/>
          <table:table-cell table:number-columns-repeated="3" table:style-name="ce2"/>
          <table:table-cell table:number-columns-repeated="7" table:style-name="ce3"/>
          <table:table-cell table:number-columns-repeated="3" table:style-name="ce4"/>
          <table:table-cell table:number-columns-repeated="16369" table:style-name="ce5"/>
        </table:table-row>
        <table:table-row table:style-name="ro1">
          <table:table-cell office:value-type="string" table:style-name="ce7">
            <text:p>Taxis, Private Hire Vehicles (PHVs) and their drivers by type of vehicle and licence: England and Wales, from 2005</text:p>
          </table:table-cell>
          <table:table-cell table:style-name="ce7"/>
          <table:table-cell table:number-columns-repeated="3" table:style-name="ce8"/>
          <table:table-cell table:number-columns-repeated="7" table:style-name="ce9"/>
          <table:table-cell table:number-columns-repeated="3" table:style-name="ce4"/>
          <table:table-cell table:number-columns-repeated="16369" table:style-name="ce5"/>
        </table:table-row>
        <table:table-row table:style-name="ro3">
          <table:table-cell table:number-columns-repeated="2" table:style-name="ce10"/>
          <table:table-cell table:number-columns-spanned="8" table:number-rows-spanned="1" table:style-name="ce52"/>
          <table:covered-table-cell table:number-columns-repeated="7"/>
          <table:table-cell table:number-columns-repeated="2" table:style-name="ce11"/>
          <table:table-cell table:style-name="ce12"/>
          <table:table-cell table:style-name="ce4"/>
          <table:table-cell office:value-type="string" table:style-name="ce13">
            <text:p>Thousands</text:p>
          </table:table-cell>
          <table:table-cell table:number-columns-repeated="16369" table:style-name="ce5"/>
        </table:table-row>
        <table:table-row table:style-name="ro4">
          <table:table-cell table:number-columns-repeated="2" table:style-name="ce14"/>
          <table:table-cell office:value-type="string" table:style-name="ce15">
            <text:p>Licensed taxis and taxi drivers</text:p>
          </table:table-cell>
          <table:table-cell table:number-columns-repeated="2" table:style-name="ce16"/>
          <table:table-cell table:style-name="ce17"/>
          <table:table-cell table:style-name="ce18"/>
          <table:table-cell office:value-type="string" table:style-name="ce15">
            <text:p>Licensed private hire vehicles (PHVs) and drivers</text:p>
          </table:table-cell>
          <table:table-cell table:style-name="ce15"/>
          <table:table-cell table:number-columns-repeated="2" table:style-name="ce16"/>
          <table:table-cell table:style-name="ce19"/>
          <table:table-cell table:style-name="ce4"/>
          <table:table-cell table:number-columns-repeated="2" table:style-name="ce20"/>
          <table:table-cell table:number-columns-repeated="16369" table:style-name="ce5"/>
        </table:table-row>
        <table:table-row table:style-name="ro5">
          <table:table-cell office:value-type="string" table:style-name="ce21">
            <text:p>Year</text:p>
          </table:table-cell>
          <table:table-cell table:style-name="ce21"/>
          <table:table-cell office:value-type="string" table:style-name="ce22">
            <text:p>Wheelchair accessible taxis<text:span text:style-name="T3">1</text:span></text:p>
          </table:table-cell>
          <table:table-cell office:value-type="string" table:style-name="ce23">
            <text:p>Other<text:s/></text:p>
            <text:p>taxis</text:p>
          </table:table-cell>
          <table:table-cell office:value-type="string" table:style-name="ce23">
            <text:p>Total licensed</text:p>
            <text:p>taxis<text:span text:style-name="T3">2</text:span></text:p>
          </table:table-cell>
          <table:table-cell office:value-type="string" table:style-name="ce22">
            <text:p>Taxi only licensed drivers</text:p>
          </table:table-cell>
          <table:table-cell table:style-name="ce22"/>
          <table:table-cell office:value-type="string" table:style-name="ce22">
            <text:p>Wheelchair accessible PHVs</text:p>
          </table:table-cell>
          <table:table-cell office:value-type="string" table:style-name="ce22">
            <text:p>Total licensed PHVs</text:p>
          </table:table-cell>
          <table:table-cell office:value-type="string" table:style-name="ce23">
            <text:p>Operator<text:s/></text:p>
            <text:p>licences<text:s/></text:p>
            <text:p>issued</text:p>
          </table:table-cell>
          <table:table-cell office:value-type="string" table:style-name="ce23">
            <text:p>PHV only licensed drivers</text:p>
          </table:table-cell>
          <table:table-cell table:style-name="ce23"/>
          <table:table-cell office:value-type="string" table:style-name="ce24">
            <text:p>Dual taxi/PHV driver licences</text:p>
          </table:table-cell>
          <table:table-cell office:value-type="string" table:style-name="ce24">
            <text:p>Total driver<text:s/></text:p>
            <text:p>licences<text:s/></text:p>
            <text:p>issued</text:p>
          </table:table-cell>
          <table:table-cell office:value-type="string" table:style-name="ce24">
            <text:p>Total licensed vehicles</text:p>
          </table:table-cell>
          <table:table-cell table:number-columns-repeated="16369" table:style-name="ce25"/>
        </table:table-row>
        <table:table-row table:style-name="ro6">
          <table:table-cell office:value-type="string" table:style-name="ce26">
            <text:p>London</text:p>
          </table:table-cell>
          <table:table-cell table:style-name="ce26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style-name="ce28"/>
          <table:table-cell table:style-name="ce29"/>
          <table:table-cell table:number-columns-repeated="16369" table:style-name="ce26"/>
        </table:table-row>
        <table:table-row table:style-name="ro7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20.75" table:style-name="ce27">
            <text:p>20.8</text:p>
          </table:table-cell>
          <table:table-cell office:value-type="float" office:value="0" table:style-name="ce27">
            <text:p>0.0</text:p>
          </table:table-cell>
          <table:table-cell office:value-type="float" office:value="20.75" table:style-name="ce28">
            <text:p>20.8</text:p>
          </table:table-cell>
          <table:table-cell office:value-type="float" office:value="24.9" table:style-name="ce27">
            <text:p>24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0" table:style-name="ce28">
            <text:p>40.0</text:p>
          </table:table-cell>
          <table:table-cell office:value-type="float" office:value="2.2999999999999998" table:style-name="ce27">
            <text:p>2.3</text:p>
          </table:table-cell>
          <table:table-cell office:value-type="float" office:value="40" table:style-name="ce27">
            <text:p>40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64.900000000000006" table:style-name="ce28">
            <text:p>64.9</text:p>
          </table:table-cell>
          <table:table-cell office:value-type="float" office:value="60.75" table:style-name="ce28">
            <text:p>60.8</text:p>
          </table:table-cell>
          <table:table-cell table:number-columns-repeated="16369" table:style-name="ce26"/>
        </table:table-row>
        <table:table-row table:style-name="ro7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21.596" table:style-name="ce27">
            <text:p>21.6</text:p>
          </table:table-cell>
          <table:table-cell office:value-type="float" office:value="0" table:style-name="ce27">
            <text:p>0.0</text:p>
          </table:table-cell>
          <table:table-cell office:value-type="float" office:value="21.596" table:style-name="ce28">
            <text:p>21.6</text:p>
          </table:table-cell>
          <table:table-cell office:value-type="float" office:value="24.593" table:style-name="ce27">
            <text:p>24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4.363" table:style-name="ce28">
            <text:p>44.4</text:p>
          </table:table-cell>
          <table:table-cell office:value-type="float" office:value="2.145" table:style-name="ce27">
            <text:p>2.1</text:p>
          </table:table-cell>
          <table:table-cell office:value-type="float" office:value="38.04" table:style-name="ce27">
            <text:p>38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62.633000000000003" table:style-name="ce28">
            <text:p>62.6</text:p>
          </table:table-cell>
          <table:table-cell office:value-type="float" office:value="65.959000000000003" table:style-name="ce28">
            <text:p>66.0</text:p>
          </table:table-cell>
          <table:table-cell table:number-columns-repeated="16369" table:style-name="ce26"/>
        </table:table-row>
        <table:table-row table:style-name="ro7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22.303000000000001" table:style-name="ce27">
            <text:p>22.3</text:p>
          </table:table-cell>
          <table:table-cell office:value-type="float" office:value="0" table:style-name="ce27">
            <text:p>0.0</text:p>
          </table:table-cell>
          <table:table-cell office:value-type="float" office:value="22.303000000000001" table:style-name="ce28">
            <text:p>22.3</text:p>
          </table:table-cell>
          <table:table-cell office:value-type="float" office:value="24.794" table:style-name="ce27">
            <text:p>24.8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9.323999999999998" table:style-name="ce28">
            <text:p>49.3</text:p>
          </table:table-cell>
          <table:table-cell office:value-type="float" office:value="2.5990000000000002" table:style-name="ce27">
            <text:p>2.6</text:p>
          </table:table-cell>
          <table:table-cell office:value-type="float" office:value="55.752000000000002" table:style-name="ce27">
            <text:p>55.8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80.546000000000006" table:style-name="ce28">
            <text:p>80.5</text:p>
          </table:table-cell>
          <table:table-cell office:value-type="float" office:value="71.626999999999995" table:style-name="ce28">
            <text:p>71.6</text:p>
          </table:table-cell>
          <table:table-cell table:number-columns-repeated="16369" table:style-name="ce26"/>
        </table:table-row>
        <table:table-row table:style-name="ro7">
          <table:table-cell office:value-type="float" office:value="2011" table:style-name="ce30">
            <text:p>2011</text:p>
          </table:table-cell>
          <table:table-cell table:style-name="ce32"/>
          <table:table-cell office:value-type="float" office:value="22.558" table:style-name="ce27">
            <text:p>22.6</text:p>
          </table:table-cell>
          <table:table-cell office:value-type="float" office:value="0" table:style-name="ce27">
            <text:p>0.0</text:p>
          </table:table-cell>
          <table:table-cell office:value-type="float" office:value="22.558" table:style-name="ce28">
            <text:p>22.6</text:p>
          </table:table-cell>
          <table:table-cell office:value-type="float" office:value="25.07" table:style-name="ce27">
            <text:p>25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50.662999999999997" table:style-name="ce28">
            <text:p>50.7</text:p>
          </table:table-cell>
          <table:table-cell office:value-type="float" office:value="3.1110000000000002" table:style-name="ce27">
            <text:p>3.1</text:p>
          </table:table-cell>
          <table:table-cell office:value-type="float" office:value="61.2" table:style-name="ce27">
            <text:p>61.2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86.27" table:style-name="ce28">
            <text:p>86.3</text:p>
          </table:table-cell>
          <table:table-cell office:value-type="float" office:value="73.221000000000004" table:style-name="ce28">
            <text:p>73.2</text:p>
          </table:table-cell>
          <table:table-cell table:number-columns-repeated="16369" table:style-name="ce26"/>
        </table:table-row>
        <table:table-row table:style-name="ro7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22.167999999999999" table:style-name="ce27">
            <text:p>22.2</text:p>
          </table:table-cell>
          <table:table-cell office:value-type="float" office:value="0" table:style-name="ce27">
            <text:p>0.0</text:p>
          </table:table-cell>
          <table:table-cell office:value-type="float" office:value="22.167999999999999" table:style-name="ce28">
            <text:p>22.2</text:p>
          </table:table-cell>
          <table:table-cell office:value-type="float" office:value="25.571000000000002" table:style-name="ce27">
            <text:p>25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9.853999999999999" table:style-name="ce28">
            <text:p>49.9</text:p>
          </table:table-cell>
          <table:table-cell office:value-type="float" office:value="3.1589999999999998" table:style-name="ce27">
            <text:p>3.2</text:p>
          </table:table-cell>
          <table:table-cell office:value-type="float" office:value="66.974999999999994" table:style-name="ce27">
            <text:p>67.0</text:p>
          </table:table-cell>
          <table:table-cell table:style-name="ce27"/>
          <table:table-cell office:value-type="float" office:value="0" table:style-name="ce27">
            <text:p>0.0</text:p>
          </table:table-cell>
          <table:table-cell office:value-type="float" office:value="92.546000000000006" table:style-name="ce28">
            <text:p>92.5</text:p>
          </table:table-cell>
          <table:table-cell office:value-type="float" office:value="72.021999999999991" table:style-name="ce28">
            <text:p>72.0</text:p>
          </table:table-cell>
          <table:table-cell table:number-columns-repeated="16369" table:style-name="ce26"/>
        </table:table-row>
        <table:table-row table:style-name="ro7">
          <table:table-cell office:value-type="float" office:value="2015" table:style-name="ce30">
            <text:p>2015</text:p>
          </table:table-cell>
          <table:table-cell table:style-name="ce26"/>
          <table:table-cell office:value-type="float" office:value="22.5" table:style-name="ce27">
            <text:p>22.5</text:p>
          </table:table-cell>
          <table:table-cell office:value-type="float" office:value="0" table:style-name="ce27">
            <text:p>0.0</text:p>
          </table:table-cell>
          <table:table-cell office:value-type="float" office:value="22.5" table:style-name="ce28">
            <text:p>22.5</text:p>
          </table:table-cell>
          <table:table-cell office:value-type="float" office:value="25.231999999999999" table:style-name="ce27">
            <text:p>25.2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62.753999999999998" table:style-name="ce28">
            <text:p>62.8</text:p>
          </table:table-cell>
          <table:table-cell office:value-type="float" office:value="3.0059999999999998" table:style-name="ce27">
            <text:p>3.0</text:p>
          </table:table-cell>
          <table:table-cell office:value-type="float" office:value="78.69" table:style-name="ce27">
            <text:p>78.7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03.922" table:style-name="ce28">
            <text:p>103.9</text:p>
          </table:table-cell>
          <table:table-cell office:value-type="float" office:value="85.254000000000005" table:style-name="ce28">
            <text:p>85.3</text:p>
          </table:table-cell>
          <table:table-cell table:number-columns-repeated="16369" table:style-name="ce26"/>
        </table:table-row>
        <table:table-row table:style-name="ro7">
          <table:table-cell office:value-type="float" office:value="2017" table:style-name="ce30">
            <text:p>2017</text:p>
          </table:table-cell>
          <table:table-cell table:style-name="ce26"/>
          <table:table-cell office:value-type="float" office:value="21.3" table:style-name="ce27">
            <text:p>21.3</text:p>
          </table:table-cell>
          <table:table-cell office:value-type="float" office:value="0" table:style-name="ce27">
            <text:p>0.0</text:p>
          </table:table-cell>
          <table:table-cell office:value-type="float" office:value="21.3" table:style-name="ce28">
            <text:p>21.3</text:p>
          </table:table-cell>
          <table:table-cell office:value-type="float" office:value="24.486999999999998" table:style-name="ce27">
            <text:p>24.5</text:p>
          </table:table-cell>
          <table:table-cell table:style-name="ce27"/>
          <table:table-cell office:value-type="float" office:value="0.40799999999999997" table:style-name="ce27">
            <text:p>0.4</text:p>
          </table:table-cell>
          <table:table-cell office:value-type="float" office:value="87.409000000000006" table:style-name="ce28">
            <text:p>87.4</text:p>
          </table:table-cell>
          <table:table-cell office:value-type="float" office:value="2.4300000000000002" table:style-name="ce27">
            <text:p>2.4</text:p>
          </table:table-cell>
          <table:table-cell office:value-type="float" office:value="117.712" table:style-name="ce27">
            <text:p>117.7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42.19900000000001" table:style-name="ce28">
            <text:p>142.2</text:p>
          </table:table-cell>
          <table:table-cell office:value-type="float" office:value="108.709" table:style-name="ce28">
            <text:p>108.7</text:p>
          </table:table-cell>
          <table:table-cell table:number-columns-repeated="16369" table:style-name="ce26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21.026" table:style-name="ce27">
            <text:p>21.0</text:p>
          </table:table-cell>
          <table:table-cell office:value-type="float" office:value="0" table:style-name="ce27">
            <text:p>0.0</text:p>
          </table:table-cell>
          <table:table-cell office:value-type="float" office:value="21.026" table:style-name="ce28">
            <text:p>21.0</text:p>
          </table:table-cell>
          <table:table-cell office:value-type="float" office:value="23.826000000000001" table:style-name="ce27">
            <text:p>23.8</text:p>
          </table:table-cell>
          <table:table-cell table:style-name="ce27"/>
          <table:table-cell office:value-type="float" office:value="0.49199999999999999" table:style-name="ce27">
            <text:p>0.5</text:p>
          </table:table-cell>
          <table:table-cell office:value-type="float" office:value="87.921000000000006" table:style-name="ce28">
            <text:p>87.9</text:p>
          </table:table-cell>
          <table:table-cell office:value-type="float" office:value="2.3730000000000002" table:style-name="ce27">
            <text:p>2.4</text:p>
          </table:table-cell>
          <table:table-cell office:value-type="float" office:value="113.645" table:style-name="ce27">
            <text:p>113.6</text:p>
          </table:table-cell>
          <table:table-cell office:value-type="float" office:value="0" table:style-name="ce27">
            <text:p>0.0</text:p>
          </table:table-cell>
          <table:table-cell office:value-type="float" office:value="0" table:style-name="ce27">
            <text:p>0.0</text:p>
          </table:table-cell>
          <table:table-cell office:value-type="float" office:value="137.471" table:style-name="ce28">
            <text:p>137.5</text:p>
          </table:table-cell>
          <table:table-cell office:value-type="float" office:value="108.947" table:style-name="ce28">
            <text:p>108.9</text:p>
          </table:table-cell>
          <table:table-cell table:number-columns-repeated="16369" table:style-name="ce26"/>
        </table:table-row>
        <table:table-row table:style-name="ro8">
          <table:table-cell table:style-name="ce30"/>
          <table:table-cell table:style-name="ce26"/>
          <table:table-cell table:number-columns-repeated="11" table:style-name="ce33"/>
          <table:table-cell table:style-name="ce34"/>
          <table:table-cell table:style-name="ce33"/>
          <table:table-cell table:number-columns-repeated="16369" table:style-name="ce26"/>
        </table:table-row>
        <table:table-row table:style-name="ro7">
          <table:table-cell office:value-type="string" table:style-name="ce35">
            <text:p>England outside London</text:p>
          </table:table-cell>
          <table:table-cell table:style-name="ce35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style-name="ce34"/>
          <table:table-cell table:style-name="ce36"/>
          <table:table-cell table:number-columns-repeated="16369" table:style-name="ce26"/>
        </table:table-row>
        <table:table-row table:style-name="ro7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15.594000000000001" table:style-name="ce27">
            <text:p>15.6</text:p>
          </table:table-cell>
          <table:table-cell office:value-type="float" office:value="27.821000000000002" table:style-name="ce27">
            <text:p>27.8</text:p>
          </table:table-cell>
          <table:table-cell office:value-type="float" office:value="43.415000000000006" table:style-name="ce28">
            <text:p>43.4</text:p>
          </table:table-cell>
          <table:table-cell office:value-type="float" office:value="43.920999999999999" table:style-name="ce27">
            <text:p>43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80.369" table:style-name="ce28">
            <text:p>80.4</text:p>
          </table:table-cell>
          <table:table-cell office:value-type="float" office:value="11.539000000000001" table:style-name="ce27">
            <text:p>11.5</text:p>
          </table:table-cell>
          <table:table-cell office:value-type="float" office:value="82.462000000000003" table:style-name="ce27">
            <text:p>82.5</text:p>
          </table:table-cell>
          <table:table-cell table:style-name="ce27"/>
          <table:table-cell office:value-type="float" office:value="50.817" table:style-name="ce27">
            <text:p>50.8</text:p>
          </table:table-cell>
          <table:table-cell office:value-type="float" office:value="177.2" table:style-name="ce28">
            <text:p>177.2</text:p>
          </table:table-cell>
          <table:table-cell office:value-type="float" office:value="123.78400000000001" table:style-name="ce28">
            <text:p>123.8</text:p>
          </table:table-cell>
          <table:table-cell table:number-columns-repeated="16369" table:style-name="ce26"/>
        </table:table-row>
        <table:table-row table:style-name="ro7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18.986999999999998" table:style-name="ce27">
            <text:p>19.0</text:p>
          </table:table-cell>
          <table:table-cell office:value-type="float" office:value="28.350999999999999" table:style-name="ce27">
            <text:p>28.4</text:p>
          </table:table-cell>
          <table:table-cell office:value-type="float" office:value="47.337999999999994" table:style-name="ce28">
            <text:p>47.3</text:p>
          </table:table-cell>
          <table:table-cell office:value-type="float" office:value="44.974999999999994" table:style-name="ce27">
            <text:p>45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84.920999999999992" table:style-name="ce28">
            <text:p>84.9</text:p>
          </table:table-cell>
          <table:table-cell office:value-type="float" office:value="12.325000000000001" table:style-name="ce27">
            <text:p>12.3</text:p>
          </table:table-cell>
          <table:table-cell office:value-type="float" office:value="88.515999999999991" table:style-name="ce27">
            <text:p>88.5</text:p>
          </table:table-cell>
          <table:table-cell table:style-name="ce27"/>
          <table:table-cell office:value-type="float" office:value="56.076999999999998" table:style-name="ce27">
            <text:p>56.1</text:p>
          </table:table-cell>
          <table:table-cell office:value-type="float" office:value="189.56799999999998" table:style-name="ce28">
            <text:p>189.6</text:p>
          </table:table-cell>
          <table:table-cell office:value-type="float" office:value="132.25899999999999" table:style-name="ce28">
            <text:p>132.3</text:p>
          </table:table-cell>
          <table:table-cell table:number-columns-repeated="16369" table:style-name="ce5"/>
        </table:table-row>
        <table:table-row table:style-name="ro9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20.718" table:style-name="ce27">
            <text:p>20.7</text:p>
          </table:table-cell>
          <table:table-cell office:value-type="float" office:value="28.039000000000001" table:style-name="ce27">
            <text:p>28.0</text:p>
          </table:table-cell>
          <table:table-cell office:value-type="float" office:value="48.757000000000005" table:style-name="ce28">
            <text:p>48.8</text:p>
          </table:table-cell>
          <table:table-cell office:value-type="float" office:value="42.146000000000001" table:style-name="ce27">
            <text:p>42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96.882999999999996" table:style-name="ce28">
            <text:p>96.9</text:p>
          </table:table-cell>
          <table:table-cell office:value-type="float" office:value="13.916" table:style-name="ce27">
            <text:p>13.9</text:p>
          </table:table-cell>
          <table:table-cell office:value-type="float" office:value="91.652999999999992" table:style-name="ce27">
            <text:p>91.7</text:p>
          </table:table-cell>
          <table:table-cell table:style-name="ce27"/>
          <table:table-cell office:value-type="float" office:value="59.018999999999998" table:style-name="ce27">
            <text:p>59.0</text:p>
          </table:table-cell>
          <table:table-cell office:value-type="float" office:value="192.81799999999998" table:style-name="ce28">
            <text:p>192.8</text:p>
          </table:table-cell>
          <table:table-cell office:value-type="float" office:value="145.63999999999999" table:style-name="ce34">
            <text:p>145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1" table:style-name="ce30">
            <text:p>2011</text:p>
          </table:table-cell>
          <table:table-cell table:style-name="ce32"/>
          <table:table-cell office:value-type="float" office:value="21.678557544566061" table:style-name="ce27">
            <text:p>21.7</text:p>
          </table:table-cell>
          <table:table-cell office:value-type="float" office:value="28.877833132459465" table:style-name="ce27">
            <text:p>28.9</text:p>
          </table:table-cell>
          <table:table-cell office:value-type="float" office:value="50.476000000000006" table:style-name="ce28">
            <text:p>50.5</text:p>
          </table:table-cell>
          <table:table-cell office:value-type="float" office:value="40.496999999999993" table:style-name="ce27">
            <text:p>40.5</text:p>
          </table:table-cell>
          <table:table-cell table:style-name="ce27"/>
          <table:table-cell office:value-type="float" office:value="3.7480000000000002" table:style-name="ce27">
            <text:p>3.7</text:p>
          </table:table-cell>
          <table:table-cell office:value-type="float" office:value="99.305999999999997" table:style-name="ce28">
            <text:p>99.3</text:p>
          </table:table-cell>
          <table:table-cell office:value-type="float" office:value="12.766999999999999" table:style-name="ce27">
            <text:p>12.8</text:p>
          </table:table-cell>
          <table:table-cell office:value-type="float" office:value="92.940999999999988" table:style-name="ce27">
            <text:p>92.9</text:p>
          </table:table-cell>
          <table:table-cell table:style-name="ce27"/>
          <table:table-cell office:value-type="float" office:value="66.956999999999994" table:style-name="ce27">
            <text:p>67.0</text:p>
          </table:table-cell>
          <table:table-cell office:value-type="float" office:value="200.39500000000004" table:style-name="ce28">
            <text:p>200.4</text:p>
          </table:table-cell>
          <table:table-cell office:value-type="float" office:value="149.78200000000001" table:style-name="ce28">
            <text:p>149.8</text:p>
          </table:table-cell>
          <table:table-cell table:number-columns-repeated="16369" table:style-name="ce5"/>
        </table:table-row>
        <table:table-row table:style-name="ro9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21.739483214715186" table:style-name="ce27">
            <text:p>21.7</text:p>
          </table:table-cell>
          <table:table-cell office:value-type="float" office:value="29.115516785284811" table:style-name="ce27">
            <text:p>29.1</text:p>
          </table:table-cell>
          <table:table-cell office:value-type="float" office:value="50.854999999999997" table:style-name="ce28">
            <text:p>50.9</text:p>
          </table:table-cell>
          <table:table-cell office:value-type="float" office:value="36.671999999999997" table:style-name="ce27">
            <text:p>36.7</text:p>
          </table:table-cell>
          <table:table-cell table:style-name="ce27"/>
          <table:table-cell office:value-type="float" office:value="4.3339999999999996" table:style-name="ce27">
            <text:p>4.3</text:p>
          </table:table-cell>
          <table:table-cell office:value-type="float" office:value="98.704999999999998" table:style-name="ce28">
            <text:p>98.7</text:p>
          </table:table-cell>
          <table:table-cell office:value-type="float" office:value="12.201000000000001" table:style-name="ce27">
            <text:p>12.2</text:p>
          </table:table-cell>
          <table:table-cell office:value-type="float" office:value="87.146000000000015" table:style-name="ce27">
            <text:p>87.1</text:p>
          </table:table-cell>
          <table:table-cell table:style-name="ce27"/>
          <table:table-cell office:value-type="float" office:value="68.846999999999994" table:style-name="ce27">
            <text:p>68.8</text:p>
          </table:table-cell>
          <table:table-cell office:value-type="float" office:value="192.66500000000002" table:style-name="ce28">
            <text:p>192.7</text:p>
          </table:table-cell>
          <table:table-cell office:value-type="float" office:value="149.56" table:style-name="ce28">
            <text:p>149.6</text:p>
          </table:table-cell>
          <table:table-cell table:number-columns-repeated="16369" table:style-name="ce5"/>
        </table:table-row>
        <table:table-row table:style-name="ro9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21.915632523435704" table:style-name="ce27">
            <text:p>21.9</text:p>
          </table:table-cell>
          <table:table-cell office:value-type="float" office:value="31.656367476564292" table:style-name="ce27">
            <text:p>31.7</text:p>
          </table:table-cell>
          <table:table-cell office:value-type="float" office:value="53.572000000000003" table:style-name="ce28">
            <text:p>53.6</text:p>
          </table:table-cell>
          <table:table-cell office:value-type="float" office:value="36.472000000000001" table:style-name="ce27">
            <text:p>36.5</text:p>
          </table:table-cell>
          <table:table-cell table:style-name="ce27"/>
          <table:table-cell office:value-type="float" office:value="3.476" table:style-name="ce27">
            <text:p>3.5</text:p>
          </table:table-cell>
          <table:table-cell office:value-type="float" office:value="103.51000000000002" table:style-name="ce28">
            <text:p>103.5</text:p>
          </table:table-cell>
          <table:table-cell office:value-type="float" office:value="11.801" table:style-name="ce27">
            <text:p>11.8</text:p>
          </table:table-cell>
          <table:table-cell office:value-type="float" office:value="85.459000000000003" table:style-name="ce27">
            <text:p>85.5</text:p>
          </table:table-cell>
          <table:table-cell table:style-name="ce27"/>
          <table:table-cell office:value-type="float" office:value="71.381" table:style-name="ce27">
            <text:p>71.4</text:p>
          </table:table-cell>
          <table:table-cell office:value-type="float" office:value="193.31199999999998" table:style-name="ce28">
            <text:p>193.3</text:p>
          </table:table-cell>
          <table:table-cell office:value-type="float" office:value="157.08200000000002" table:style-name="ce28">
            <text:p>157.1</text:p>
          </table:table-cell>
          <table:table-cell table:number-columns-repeated="16369" table:style-name="ce5"/>
        </table:table-row>
        <table:table-row table:style-name="ro9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22.071999999999999" table:style-name="ce27">
            <text:p>22.1</text:p>
          </table:table-cell>
          <table:table-cell office:value-type="float" office:value="31.731000000000002" table:style-name="ce27">
            <text:p>31.7</text:p>
          </table:table-cell>
          <table:table-cell office:value-type="float" office:value="53.802999999999997" table:style-name="ce28">
            <text:p>53.8</text:p>
          </table:table-cell>
          <table:table-cell office:value-type="float" office:value="35.506999999999998" table:style-name="ce27">
            <text:p>35.5</text:p>
          </table:table-cell>
          <table:table-cell table:style-name="ce27"/>
          <table:table-cell office:value-type="float" office:value="3.827" table:style-name="ce27">
            <text:p>3.8</text:p>
          </table:table-cell>
          <table:table-cell office:value-type="float" office:value="118.029" table:style-name="ce28">
            <text:p>118.0</text:p>
          </table:table-cell>
          <table:table-cell office:value-type="float" office:value="12.066000000000001" table:style-name="ce27">
            <text:p>12.1</text:p>
          </table:table-cell>
          <table:table-cell office:value-type="float" office:value="99.492999999999995" table:style-name="ce27">
            <text:p>99.5</text:p>
          </table:table-cell>
          <table:table-cell table:style-name="ce27"/>
          <table:table-cell office:value-type="float" office:value="78.778000000000006" table:style-name="ce27">
            <text:p>78.8</text:p>
          </table:table-cell>
          <table:table-cell office:value-type="float" office:value="213.77799999999999" table:style-name="ce28">
            <text:p>213.8</text:p>
          </table:table-cell>
          <table:table-cell office:value-type="float" office:value="171.83199999999999" table:style-name="ce28">
            <text:p>171.8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21.651" table:style-name="ce27">
            <text:p>21.7</text:p>
          </table:table-cell>
          <table:table-cell office:value-type="float" office:value="30.37" table:style-name="ce27">
            <text:p>30.4</text:p>
          </table:table-cell>
          <table:table-cell office:value-type="float" office:value="52.042999999999999" table:style-name="ce28">
            <text:p>52.0</text:p>
          </table:table-cell>
          <table:table-cell office:value-type="float" office:value="34.101999999999997" table:style-name="ce27">
            <text:p>34.1</text:p>
          </table:table-cell>
          <table:table-cell table:style-name="ce27"/>
          <table:table-cell office:value-type="float" office:value="3.927" table:style-name="ce27">
            <text:p>3.9</text:p>
          </table:table-cell>
          <table:table-cell office:value-type="float" office:value="124.42400000000001" table:style-name="ce28">
            <text:p>124.4</text:p>
          </table:table-cell>
          <table:table-cell office:value-type="float" office:value="12.615" table:style-name="ce27">
            <text:p>12.6</text:p>
          </table:table-cell>
          <table:table-cell office:value-type="float" office:value="109.678" table:style-name="ce27">
            <text:p>109.7</text:p>
          </table:table-cell>
          <table:table-cell table:style-name="ce27"/>
          <table:table-cell office:value-type="float" office:value="80.296999999999997" table:style-name="ce27">
            <text:p>80.3</text:p>
          </table:table-cell>
          <table:table-cell office:value-type="float" office:value="224.077" table:style-name="ce28">
            <text:p>224.1</text:p>
          </table:table-cell>
          <table:table-cell office:value-type="float" office:value="176.46700000000001" table:style-name="ce28">
            <text:p>176.5</text:p>
          </table:table-cell>
          <table:table-cell table:number-columns-repeated="16369" table:style-name="ce26"/>
        </table:table-row>
        <table:table-row table:style-name="ro9">
          <table:table-cell table:style-name="ce14"/>
          <table:table-cell table:style-name="ce31"/>
          <table:table-cell table:number-columns-repeated="13" table:style-name="ce33"/>
          <table:table-cell table:number-columns-repeated="16369" table:style-name="ce5"/>
        </table:table-row>
        <table:table-row table:style-name="ro2">
          <table:table-cell office:value-type="string" table:style-name="ce35">
            <text:p>England</text:p>
          </table:table-cell>
          <table:table-cell table:style-name="ce31"/>
          <table:table-cell table:number-columns-repeated="13" table:style-name="ce38"/>
          <table:table-cell table:number-columns-repeated="16369" table:style-name="ce5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36.344000000000001" table:style-name="ce27">
            <text:p>36.3</text:p>
          </table:table-cell>
          <table:table-cell office:value-type="float" office:value="27.821000000000002" table:style-name="ce27">
            <text:p>27.8</text:p>
          </table:table-cell>
          <table:table-cell office:value-type="float" office:value="64.165000000000006" table:style-name="ce28">
            <text:p>64.2</text:p>
          </table:table-cell>
          <table:table-cell office:value-type="float" office:value="68.820999999999998" table:style-name="ce27">
            <text:p>68.8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0.369" table:style-name="ce28">
            <text:p>120.4</text:p>
          </table:table-cell>
          <table:table-cell office:value-type="float" office:value="13.839" table:style-name="ce27">
            <text:p>13.8</text:p>
          </table:table-cell>
          <table:table-cell office:value-type="float" office:value="122.462" table:style-name="ce27">
            <text:p>122.5</text:p>
          </table:table-cell>
          <table:table-cell table:style-name="ce27"/>
          <table:table-cell office:value-type="float" office:value="50.817" table:style-name="ce27">
            <text:p>50.8</text:p>
          </table:table-cell>
          <table:table-cell office:value-type="float" office:value="242.1" table:style-name="ce28">
            <text:p>242.1</text:p>
          </table:table-cell>
          <table:table-cell office:value-type="float" office:value="184.53399999999999" table:style-name="ce28">
            <text:p>184.5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40.582999999999998" table:style-name="ce27">
            <text:p>40.6</text:p>
          </table:table-cell>
          <table:table-cell office:value-type="float" office:value="28.350999999999999" table:style-name="ce27">
            <text:p>28.4</text:p>
          </table:table-cell>
          <table:table-cell office:value-type="float" office:value="68.933999999999997" table:style-name="ce28">
            <text:p>68.9</text:p>
          </table:table-cell>
          <table:table-cell office:value-type="float" office:value="69.567999999999998" table:style-name="ce27">
            <text:p>69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9.28399999999999" table:style-name="ce28">
            <text:p>129.3</text:p>
          </table:table-cell>
          <table:table-cell office:value-type="float" office:value="14.47" table:style-name="ce27">
            <text:p>14.5</text:p>
          </table:table-cell>
          <table:table-cell office:value-type="float" office:value="126.556" table:style-name="ce27">
            <text:p>126.6</text:p>
          </table:table-cell>
          <table:table-cell table:style-name="ce27"/>
          <table:table-cell office:value-type="float" office:value="56.076999999999998" table:style-name="ce27">
            <text:p>56.1</text:p>
          </table:table-cell>
          <table:table-cell office:value-type="float" office:value="252.20099999999999" table:style-name="ce28">
            <text:p>252.2</text:p>
          </table:table-cell>
          <table:table-cell office:value-type="float" office:value="198.21799999999999" table:style-name="ce28">
            <text:p>198.2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43.021000000000001" table:style-name="ce27">
            <text:p>43.0</text:p>
          </table:table-cell>
          <table:table-cell office:value-type="float" office:value="28.039000000000001" table:style-name="ce27">
            <text:p>28.0</text:p>
          </table:table-cell>
          <table:table-cell office:value-type="float" office:value="71.06" table:style-name="ce28">
            <text:p>71.1</text:p>
          </table:table-cell>
          <table:table-cell office:value-type="float" office:value="66.94" table:style-name="ce27">
            <text:p>66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46.20699999999999" table:style-name="ce28">
            <text:p>146.2</text:p>
          </table:table-cell>
          <table:table-cell office:value-type="float" office:value="16.515000000000001" table:style-name="ce27">
            <text:p>16.5</text:p>
          </table:table-cell>
          <table:table-cell office:value-type="float" office:value="147.405" table:style-name="ce27">
            <text:p>147.4</text:p>
          </table:table-cell>
          <table:table-cell table:style-name="ce27"/>
          <table:table-cell office:value-type="float" office:value="59.018999999999998" table:style-name="ce27">
            <text:p>59.0</text:p>
          </table:table-cell>
          <table:table-cell office:value-type="float" office:value="273.36399999999998" table:style-name="ce28">
            <text:p>273.4</text:p>
          </table:table-cell>
          <table:table-cell office:value-type="float" office:value="217.267" table:style-name="ce28">
            <text:p>217.3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44.236557544566061" table:style-name="ce27">
            <text:p>44.2</text:p>
          </table:table-cell>
          <table:table-cell office:value-type="float" office:value="28.877833132459465" table:style-name="ce27">
            <text:p>28.9</text:p>
          </table:table-cell>
          <table:table-cell office:value-type="float" office:value="73.034000000000006" table:style-name="ce28">
            <text:p>73.0</text:p>
          </table:table-cell>
          <table:table-cell office:value-type="float" office:value="65.566999999999993" table:style-name="ce27">
            <text:p>65.6</text:p>
          </table:table-cell>
          <table:table-cell table:style-name="ce27"/>
          <table:table-cell office:value-type="float" office:value="3.7480000000000002" table:style-name="ce27">
            <text:p>3.7</text:p>
          </table:table-cell>
          <table:table-cell office:value-type="float" office:value="149.96899999999999" table:style-name="ce28">
            <text:p>150.0</text:p>
          </table:table-cell>
          <table:table-cell office:value-type="float" office:value="15.878" table:style-name="ce27">
            <text:p>15.9</text:p>
          </table:table-cell>
          <table:table-cell office:value-type="float" office:value="154.14099999999999" table:style-name="ce27">
            <text:p>154.1</text:p>
          </table:table-cell>
          <table:table-cell table:style-name="ce27"/>
          <table:table-cell office:value-type="float" office:value="66.956999999999994" table:style-name="ce27">
            <text:p>67.0</text:p>
          </table:table-cell>
          <table:table-cell office:value-type="float" office:value="286.66500000000002" table:style-name="ce28">
            <text:p>286.7</text:p>
          </table:table-cell>
          <table:table-cell office:value-type="float" office:value="223.00299999999999" table:style-name="ce28">
            <text:p>223.0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43.907483214715185" table:style-name="ce27">
            <text:p>43.9</text:p>
          </table:table-cell>
          <table:table-cell office:value-type="float" office:value="29.115516785284811" table:style-name="ce27">
            <text:p>29.1</text:p>
          </table:table-cell>
          <table:table-cell office:value-type="float" office:value="73.022999999999996" table:style-name="ce28">
            <text:p>73.0</text:p>
          </table:table-cell>
          <table:table-cell office:value-type="float" office:value="62.243000000000002" table:style-name="ce27">
            <text:p>62.2</text:p>
          </table:table-cell>
          <table:table-cell table:style-name="ce27"/>
          <table:table-cell office:value-type="float" office:value="4.3339999999999996" table:style-name="ce27">
            <text:p>4.3</text:p>
          </table:table-cell>
          <table:table-cell office:value-type="float" office:value="148.559" table:style-name="ce28">
            <text:p>148.6</text:p>
          </table:table-cell>
          <table:table-cell office:value-type="float" office:value="15.36" table:style-name="ce27">
            <text:p>15.4</text:p>
          </table:table-cell>
          <table:table-cell office:value-type="float" office:value="154.12100000000001" table:style-name="ce27">
            <text:p>154.1</text:p>
          </table:table-cell>
          <table:table-cell table:style-name="ce27"/>
          <table:table-cell office:value-type="float" office:value="68.846999999999994" table:style-name="ce27">
            <text:p>68.8</text:p>
          </table:table-cell>
          <table:table-cell office:value-type="float" office:value="285.21100000000001" table:style-name="ce28">
            <text:p>285.2</text:p>
          </table:table-cell>
          <table:table-cell office:value-type="float" office:value="221.58199999999999" table:style-name="ce28">
            <text:p>221.6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44.415632523435704" table:style-name="ce27">
            <text:p>44.4</text:p>
          </table:table-cell>
          <table:table-cell office:value-type="float" office:value="31.656367476564292" table:style-name="ce27">
            <text:p>31.7</text:p>
          </table:table-cell>
          <table:table-cell office:value-type="float" office:value="76.072000000000003" table:style-name="ce28">
            <text:p>76.1</text:p>
          </table:table-cell>
          <table:table-cell office:value-type="float" office:value="61.704000000000001" table:style-name="ce27">
            <text:p>61.7</text:p>
          </table:table-cell>
          <table:table-cell table:style-name="ce27"/>
          <table:table-cell office:value-type="float" office:value="3.476" table:style-name="ce27">
            <text:p>3.5</text:p>
          </table:table-cell>
          <table:table-cell office:value-type="float" office:value="166.26400000000001" table:style-name="ce28">
            <text:p>166.3</text:p>
          </table:table-cell>
          <table:table-cell office:value-type="float" office:value="14.807" table:style-name="ce27">
            <text:p>14.8</text:p>
          </table:table-cell>
          <table:table-cell office:value-type="float" office:value="164.149" table:style-name="ce27">
            <text:p>164.1</text:p>
          </table:table-cell>
          <table:table-cell office:value-type="float" office:value="0" table:style-name="ce27">
            <text:p>0.0</text:p>
          </table:table-cell>
          <table:table-cell office:value-type="float" office:value="71.381" table:style-name="ce27">
            <text:p>71.4</text:p>
          </table:table-cell>
          <table:table-cell office:value-type="float" office:value="297.23399999999998" table:style-name="ce28">
            <text:p>297.2</text:p>
          </table:table-cell>
          <table:table-cell office:value-type="float" office:value="242.33600000000001" table:style-name="ce28">
            <text:p>242.3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43.372" table:style-name="ce27">
            <text:p>43.4</text:p>
          </table:table-cell>
          <table:table-cell office:value-type="float" office:value="31.731000000000002" table:style-name="ce27">
            <text:p>31.7</text:p>
          </table:table-cell>
          <table:table-cell office:value-type="float" office:value="75.102999999999994" table:style-name="ce28">
            <text:p>75.1</text:p>
          </table:table-cell>
          <table:table-cell office:value-type="float" office:value="59.994" table:style-name="ce27">
            <text:p>60.0</text:p>
          </table:table-cell>
          <table:table-cell table:style-name="ce27"/>
          <table:table-cell office:value-type="float" office:value="4.2350000000000003" table:style-name="ce27">
            <text:p>4.2</text:p>
          </table:table-cell>
          <table:table-cell office:value-type="float" office:value="205.43799999999999" table:style-name="ce28">
            <text:p>205.4</text:p>
          </table:table-cell>
          <table:table-cell office:value-type="float" office:value="14.496" table:style-name="ce27">
            <text:p>14.5</text:p>
          </table:table-cell>
          <table:table-cell office:value-type="float" office:value="217.20500000000001" table:style-name="ce27">
            <text:p>217.2</text:p>
          </table:table-cell>
          <table:table-cell table:style-name="ce27"/>
          <table:table-cell office:value-type="float" office:value="78.778000000000006" table:style-name="ce27">
            <text:p>78.8</text:p>
          </table:table-cell>
          <table:table-cell office:value-type="float" office:value="355.97699999999998" table:style-name="ce28">
            <text:p>356.0</text:p>
          </table:table-cell>
          <table:table-cell office:value-type="float" office:value="280.541" table:style-name="ce28">
            <text:p>280.5</text:p>
          </table:table-cell>
          <table:table-cell table:style-name="ce53"/>
          <table:table-cell table:style-name="ce54"/>
          <table:table-cell table:number-columns-repeated="16367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42.677" table:style-name="ce27">
            <text:p>42.7</text:p>
          </table:table-cell>
          <table:table-cell office:value-type="float" office:value="30.37" table:style-name="ce27">
            <text:p>30.4</text:p>
          </table:table-cell>
          <table:table-cell office:value-type="float" office:value="73.069000000000003" table:style-name="ce28">
            <text:p>73.1</text:p>
          </table:table-cell>
          <table:table-cell office:value-type="float" office:value="57.927999999999997" table:style-name="ce27">
            <text:p>57.9</text:p>
          </table:table-cell>
          <table:table-cell table:style-name="ce27"/>
          <table:table-cell office:value-type="float" office:value="4.4189999999999996" table:style-name="ce27">
            <text:p>4.4</text:p>
          </table:table-cell>
          <table:table-cell office:value-type="float" office:value="212.345" table:style-name="ce28">
            <text:p>212.3</text:p>
          </table:table-cell>
          <table:table-cell office:value-type="float" office:value="14.988" table:style-name="ce27">
            <text:p>15.0</text:p>
          </table:table-cell>
          <table:table-cell office:value-type="float" office:value="223.32300000000001" table:style-name="ce27">
            <text:p>223.3</text:p>
          </table:table-cell>
          <table:table-cell table:style-name="ce27"/>
          <table:table-cell office:value-type="float" office:value="80.296999999999997" table:style-name="ce27">
            <text:p>80.3</text:p>
          </table:table-cell>
          <table:table-cell office:value-type="float" office:value="361.548" table:style-name="ce28">
            <text:p>361.5</text:p>
          </table:table-cell>
          <table:table-cell office:value-type="float" office:value="285.41399999999999" table:style-name="ce28">
            <text:p>285.4</text:p>
          </table:table-cell>
          <table:table-cell table:number-columns-repeated="2" table:style-name="ce53"/>
          <table:table-cell table:number-columns-repeated="16367" table:style-name="ce26"/>
        </table:table-row>
        <table:table-row table:style-name="ro2">
          <table:table-cell table:style-name="ce14"/>
          <table:table-cell table:style-name="ce31"/>
          <table:table-cell table:number-columns-repeated="13" table:style-name="ce33"/>
          <table:table-cell table:number-columns-repeated="16369" table:style-name="ce5"/>
        </table:table-row>
        <table:table-row table:style-name="ro2">
          <table:table-cell office:value-type="string" table:style-name="ce35">
            <text:p>Wales</text:p>
          </table:table-cell>
          <table:table-cell table:style-name="ce31"/>
          <table:table-cell table:number-columns-repeated="2" table:style-name="ce38"/>
          <table:table-cell table:style-name="ce39"/>
          <table:table-cell table:number-columns-repeated="3" table:style-name="ce38"/>
          <table:table-cell table:style-name="ce39"/>
          <table:table-cell table:number-columns-repeated="4" table:style-name="ce38"/>
          <table:table-cell table:style-name="ce39"/>
          <table:table-cell table:style-name="ce40"/>
          <table:table-cell table:number-columns-repeated="16369" table:style-name="ce5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0.48199999999999998" table:style-name="ce27">
            <text:p>0.5</text:p>
          </table:table-cell>
          <table:table-cell office:value-type="float" office:value="3.383" table:style-name="ce27">
            <text:p>3.4</text:p>
          </table:table-cell>
          <table:table-cell office:value-type="float" office:value="3.8650000000000002" table:style-name="ce28">
            <text:p>3.9</text:p>
          </table:table-cell>
          <table:table-cell office:value-type="float" office:value="2.238" table:style-name="ce27">
            <text:p>2.2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.1529999999999996" table:style-name="ce28">
            <text:p>4.2</text:p>
          </table:table-cell>
          <table:table-cell office:value-type="float" office:value="0.78600000000000003" table:style-name="ce27">
            <text:p>0.8</text:p>
          </table:table-cell>
          <table:table-cell office:value-type="float" office:value="1.6639999999999999" table:style-name="ce27">
            <text:p>1.7</text:p>
          </table:table-cell>
          <table:table-cell table:style-name="ce27"/>
          <table:table-cell office:value-type="float" office:value="7.532" table:style-name="ce27">
            <text:p>7.5</text:p>
          </table:table-cell>
          <table:table-cell office:value-type="float" office:value="11.433999999999999" table:style-name="ce28">
            <text:p>11.4</text:p>
          </table:table-cell>
          <table:table-cell office:value-type="float" office:value="8.0180000000000007" table:style-name="ce28">
            <text:p>8.0</text:p>
          </table:table-cell>
          <table:table-cell table:number-columns-repeated="16369" table:style-name="ce41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0.94599999999999995" table:style-name="ce27">
            <text:p>0.9</text:p>
          </table:table-cell>
          <table:table-cell office:value-type="float" office:value="3.7050000000000001" table:style-name="ce27">
            <text:p>3.7</text:p>
          </table:table-cell>
          <table:table-cell office:value-type="float" office:value="4.6509999999999998" table:style-name="ce28">
            <text:p>4.7</text:p>
          </table:table-cell>
          <table:table-cell office:value-type="float" office:value="2.0379999999999998" table:style-name="ce27">
            <text:p>2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3.7469999999999999" table:style-name="ce28">
            <text:p>3.7</text:p>
          </table:table-cell>
          <table:table-cell office:value-type="float" office:value="0.80700000000000005" table:style-name="ce27">
            <text:p>0.8</text:p>
          </table:table-cell>
          <table:table-cell office:value-type="float" office:value="1.8109999999999999" table:style-name="ce27">
            <text:p>1.8</text:p>
          </table:table-cell>
          <table:table-cell table:style-name="ce27"/>
          <table:table-cell office:value-type="float" office:value="7.4219999999999997" table:style-name="ce27">
            <text:p>7.4</text:p>
          </table:table-cell>
          <table:table-cell office:value-type="float" office:value="11.271000000000001" table:style-name="ce28">
            <text:p>11.3</text:p>
          </table:table-cell>
          <table:table-cell office:value-type="float" office:value="8.3979999999999997" table:style-name="ce28">
            <text:p>8.4</text:p>
          </table:table-cell>
          <table:table-cell table:number-columns-repeated="16369" table:style-name="ce41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1.3149999999999999" table:style-name="ce27">
            <text:p>1.3</text:p>
          </table:table-cell>
          <table:table-cell office:value-type="float" office:value="3.548" table:style-name="ce27">
            <text:p>3.5</text:p>
          </table:table-cell>
          <table:table-cell office:value-type="float" office:value="4.8630000000000004" table:style-name="ce28">
            <text:p>4.9</text:p>
          </table:table-cell>
          <table:table-cell office:value-type="float" office:value="1.992" table:style-name="ce27">
            <text:p>2.0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4.5579999999999998" table:style-name="ce28">
            <text:p>4.6</text:p>
          </table:table-cell>
          <table:table-cell office:value-type="float" office:value="0.88200000000000001" table:style-name="ce27">
            <text:p>0.9</text:p>
          </table:table-cell>
          <table:table-cell office:value-type="float" office:value="1.9159999999999999" table:style-name="ce27">
            <text:p>1.9</text:p>
          </table:table-cell>
          <table:table-cell table:style-name="ce27"/>
          <table:table-cell office:value-type="float" office:value="8.3230000000000004" table:style-name="ce27">
            <text:p>8.3</text:p>
          </table:table-cell>
          <table:table-cell office:value-type="float" office:value="12.231" table:style-name="ce28">
            <text:p>12.2</text:p>
          </table:table-cell>
          <table:table-cell office:value-type="float" office:value="9.4209999999999994" table:style-name="ce28">
            <text:p>9.4</text:p>
          </table:table-cell>
          <table:table-cell table:number-columns-repeated="16369" table:style-name="ce41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1.2965021514974653" table:style-name="ce27">
            <text:p>1.3</text:p>
          </table:table-cell>
          <table:table-cell office:value-type="float" office:value="3.6714978485025349" table:style-name="ce27">
            <text:p>3.7</text:p>
          </table:table-cell>
          <table:table-cell office:value-type="float" office:value="4.968" table:style-name="ce28">
            <text:p>5.0</text:p>
          </table:table-cell>
          <table:table-cell office:value-type="float" office:value="2.0179999999999998" table:style-name="ce27">
            <text:p>2.0</text:p>
          </table:table-cell>
          <table:table-cell table:style-name="ce27"/>
          <table:table-cell office:value-type="float" office:value="0.151" table:style-name="ce27">
            <text:p>0.2</text:p>
          </table:table-cell>
          <table:table-cell office:value-type="float" office:value="4.1440000000000001" table:style-name="ce28">
            <text:p>4.1</text:p>
          </table:table-cell>
          <table:table-cell office:value-type="float" office:value="0.745" table:style-name="ce27">
            <text:p>0.7</text:p>
          </table:table-cell>
          <table:table-cell office:value-type="float" office:value="1.8220000000000001" table:style-name="ce27">
            <text:p>1.8</text:p>
          </table:table-cell>
          <table:table-cell table:style-name="ce27"/>
          <table:table-cell office:value-type="float" office:value="8.4559999999999995" table:style-name="ce27">
            <text:p>8.5</text:p>
          </table:table-cell>
          <table:table-cell office:value-type="float" office:value="12.295999999999999" table:style-name="ce28">
            <text:p>12.3</text:p>
          </table:table-cell>
          <table:table-cell office:value-type="float" office:value="9.1120000000000001" table:style-name="ce28">
            <text:p>9.1</text:p>
          </table:table-cell>
          <table:table-cell table:number-columns-repeated="16369" table:style-name="ce41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1.429516129032258" table:style-name="ce27">
            <text:p>1.4</text:p>
          </table:table-cell>
          <table:table-cell office:value-type="float" office:value="3.5084838709677419" table:style-name="ce27">
            <text:p>3.5</text:p>
          </table:table-cell>
          <table:table-cell office:value-type="float" office:value="4.9379999999999997" table:style-name="ce28">
            <text:p>4.9</text:p>
          </table:table-cell>
          <table:table-cell office:value-type="float" office:value="0.92" table:style-name="ce27">
            <text:p>0.9</text:p>
          </table:table-cell>
          <table:table-cell table:style-name="ce27"/>
          <table:table-cell office:value-type="float" office:value="0.39400000000000002" table:style-name="ce27">
            <text:p>0.4</text:p>
          </table:table-cell>
          <table:table-cell office:value-type="float" office:value="4.0220000000000002" table:style-name="ce28">
            <text:p>4.0</text:p>
          </table:table-cell>
          <table:table-cell office:value-type="float" office:value="0.71599999999999997" table:style-name="ce27">
            <text:p>0.7</text:p>
          </table:table-cell>
          <table:table-cell office:value-type="float" office:value="1.3109999999999999" table:style-name="ce27">
            <text:p>1.3</text:p>
          </table:table-cell>
          <table:table-cell table:style-name="ce27"/>
          <table:table-cell office:value-type="float" office:value="9.4600000000000009" table:style-name="ce27">
            <text:p>9.5</text:p>
          </table:table-cell>
          <table:table-cell office:value-type="float" office:value="11.691000000000001" table:style-name="ce28">
            <text:p>11.7</text:p>
          </table:table-cell>
          <table:table-cell office:value-type="float" office:value="8.9600000000000009" table:style-name="ce28">
            <text:p>9.0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1.3429418505942277" table:style-name="ce27">
            <text:p>1.3</text:p>
          </table:table-cell>
          <table:table-cell office:value-type="float" office:value="3.8010581494057725" table:style-name="ce27">
            <text:p>3.8</text:p>
          </table:table-cell>
          <table:table-cell office:value-type="float" office:value="5.1440000000000001" table:style-name="ce28">
            <text:p>5.1</text:p>
          </table:table-cell>
          <table:table-cell office:value-type="float" office:value="1.044" table:style-name="ce27">
            <text:p>1.0</text:p>
          </table:table-cell>
          <table:table-cell table:style-name="ce27"/>
          <table:table-cell office:value-type="float" office:value="0.186" table:style-name="ce27">
            <text:p>0.2</text:p>
          </table:table-cell>
          <table:table-cell office:value-type="float" office:value="4.2460000000000004" table:style-name="ce28">
            <text:p>4.2</text:p>
          </table:table-cell>
          <table:table-cell office:value-type="float" office:value="0.67900000000000005" table:style-name="ce27">
            <text:p>0.7</text:p>
          </table:table-cell>
          <table:table-cell office:value-type="float" office:value="1.3240000000000001" table:style-name="ce27">
            <text:p>1.3</text:p>
          </table:table-cell>
          <table:table-cell office:value-type="float" office:value="0" table:style-name="ce27">
            <text:p>0.0</text:p>
          </table:table-cell>
          <table:table-cell office:value-type="float" office:value="9.2850000000000001" table:style-name="ce27">
            <text:p>9.3</text:p>
          </table:table-cell>
          <table:table-cell office:value-type="float" office:value="11.653" table:style-name="ce28">
            <text:p>11.7</text:p>
          </table:table-cell>
          <table:table-cell office:value-type="float" office:value="9.39" table:style-name="ce28">
            <text:p>9.4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1.357" table:style-name="ce27">
            <text:p>1.4</text:p>
          </table:table-cell>
          <table:table-cell office:value-type="float" office:value="3.7280000000000002" table:style-name="ce27">
            <text:p>3.7</text:p>
          </table:table-cell>
          <table:table-cell office:value-type="float" office:value="5.085" table:style-name="ce28">
            <text:p>5.1</text:p>
          </table:table-cell>
          <table:table-cell office:value-type="float" office:value="0.42" table:style-name="ce27">
            <text:p>0.4</text:p>
          </table:table-cell>
          <table:table-cell table:style-name="ce27"/>
          <table:table-cell office:value-type="float" office:value="0.20399999999999999" table:style-name="ce27">
            <text:p>0.2</text:p>
          </table:table-cell>
          <table:table-cell office:value-type="float" office:value="4.7699999999999996" table:style-name="ce28">
            <text:p>4.8</text:p>
          </table:table-cell>
          <table:table-cell office:value-type="float" office:value="0.66200000000000003" table:style-name="ce27">
            <text:p>0.7</text:p>
          </table:table-cell>
          <table:table-cell office:value-type="float" office:value="1.248" table:style-name="ce27">
            <text:p>1.2</text:p>
          </table:table-cell>
          <table:table-cell table:style-name="ce27"/>
          <table:table-cell office:value-type="float" office:value="9.8170000000000002" table:style-name="ce27">
            <text:p>9.8</text:p>
          </table:table-cell>
          <table:table-cell office:value-type="float" office:value="11.484999999999999" table:style-name="ce28">
            <text:p>11.5</text:p>
          </table:table-cell>
          <table:table-cell office:value-type="float" office:value="9.8550000000000004" table:style-name="ce28">
            <text:p>9.9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1.3089999999999999" table:style-name="ce27">
            <text:p>1.3</text:p>
          </table:table-cell>
          <table:table-cell office:value-type="float" office:value="3.5659999999999998" table:style-name="ce27">
            <text:p>3.6</text:p>
          </table:table-cell>
          <table:table-cell office:value-type="float" office:value="5.0069999999999997" table:style-name="ce28">
            <text:p>5.0</text:p>
          </table:table-cell>
          <table:table-cell office:value-type="float" office:value="0.42799999999999999" table:style-name="ce27">
            <text:p>0.4</text:p>
          </table:table-cell>
          <table:table-cell table:style-name="ce27"/>
          <table:table-cell office:value-type="float" office:value="0.21099999999999999" table:style-name="ce27">
            <text:p>0.2</text:p>
          </table:table-cell>
          <table:table-cell office:value-type="float" office:value="4.9359999999999999" table:style-name="ce28">
            <text:p>4.9</text:p>
          </table:table-cell>
          <table:table-cell office:value-type="float" office:value="0.76100000000000001" table:style-name="ce27">
            <text:p>0.8</text:p>
          </table:table-cell>
          <table:table-cell office:value-type="float" office:value="1.6160000000000001" table:style-name="ce27">
            <text:p>1.6</text:p>
          </table:table-cell>
          <table:table-cell table:style-name="ce27"/>
          <table:table-cell office:value-type="float" office:value="10.207000000000001" table:style-name="ce27">
            <text:p>10.2</text:p>
          </table:table-cell>
          <table:table-cell office:value-type="float" office:value="12.250999999999999" table:style-name="ce28">
            <text:p>12.3</text:p>
          </table:table-cell>
          <table:table-cell office:value-type="float" office:value="9.9429999999999996" table:style-name="ce28">
            <text:p>9.9</text:p>
          </table:table-cell>
          <table:table-cell table:number-columns-repeated="16369" table:style-name="ce26"/>
        </table:table-row>
        <table:table-row table:style-name="ro2">
          <table:table-cell table:style-name="ce30"/>
          <table:table-cell table:style-name="ce31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2" table:style-name="ce28"/>
          <table:table-cell table:number-columns-repeated="16369" table:style-name="ce41"/>
        </table:table-row>
        <table:table-row table:style-name="ro2">
          <table:table-cell office:value-type="string" table:style-name="ce42">
            <text:p>England and Wales</text:p>
          </table:table-cell>
          <table:table-cell table:style-name="ce31"/>
          <table:table-cell table:number-columns-repeated="2" table:style-name="ce27"/>
          <table:table-cell table:style-name="ce28"/>
          <table:table-cell table:number-columns-repeated="3" table:style-name="ce27"/>
          <table:table-cell table:style-name="ce28"/>
          <table:table-cell table:number-columns-repeated="4" table:style-name="ce27"/>
          <table:table-cell table:number-columns-repeated="2" table:style-name="ce28"/>
          <table:table-cell table:number-columns-repeated="16369" table:style-name="ce41"/>
        </table:table-row>
        <table:table-row table:style-name="ro2">
          <table:table-cell office:value-type="float" office:value="2005" table:style-name="ce30">
            <text:p>2005</text:p>
          </table:table-cell>
          <table:table-cell table:style-name="ce31"/>
          <table:table-cell office:value-type="float" office:value="36.826000000000001" table:style-name="ce27">
            <text:p>36.8</text:p>
          </table:table-cell>
          <table:table-cell office:value-type="float" office:value="31.204000000000001" table:style-name="ce27">
            <text:p>31.2</text:p>
          </table:table-cell>
          <table:table-cell office:value-type="float" office:value="68.03" table:style-name="ce28">
            <text:p>68.0</text:p>
          </table:table-cell>
          <table:table-cell office:value-type="float" office:value="71.058999999999997" table:style-name="ce27">
            <text:p>71.1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24.52200000000001" table:style-name="ce28">
            <text:p>124.5</text:p>
          </table:table-cell>
          <table:table-cell office:value-type="float" office:value="14.625" table:style-name="ce27">
            <text:p>14.6</text:p>
          </table:table-cell>
          <table:table-cell office:value-type="float" office:value="124.126" table:style-name="ce27">
            <text:p>124.1</text:p>
          </table:table-cell>
          <table:table-cell table:style-name="ce27"/>
          <table:table-cell office:value-type="float" office:value="58.348999999999997" table:style-name="ce27">
            <text:p>58.3</text:p>
          </table:table-cell>
          <table:table-cell office:value-type="float" office:value="253.53399999999999" table:style-name="ce28">
            <text:p>253.5</text:p>
          </table:table-cell>
          <table:table-cell office:value-type="float" office:value="192.55200000000002" table:style-name="ce28">
            <text:p>192.6</text:p>
          </table:table-cell>
          <table:table-cell table:number-columns-repeated="16369" table:style-name="ce41"/>
        </table:table-row>
        <table:table-row table:style-name="ro2">
          <table:table-cell office:value-type="float" office:value="2007" table:style-name="ce30">
            <text:p>2007</text:p>
          </table:table-cell>
          <table:table-cell table:style-name="ce31"/>
          <table:table-cell office:value-type="float" office:value="41.529000000000003" table:style-name="ce27">
            <text:p>41.5</text:p>
          </table:table-cell>
          <table:table-cell office:value-type="float" office:value="32.055999999999997" table:style-name="ce27">
            <text:p>32.1</text:p>
          </table:table-cell>
          <table:table-cell office:value-type="float" office:value="73.584999999999994" table:style-name="ce28">
            <text:p>73.6</text:p>
          </table:table-cell>
          <table:table-cell office:value-type="float" office:value="71.605999999999995" table:style-name="ce27">
            <text:p>71.6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33.03100000000001" table:style-name="ce28">
            <text:p>133.0</text:p>
          </table:table-cell>
          <table:table-cell office:value-type="float" office:value="15.276999999999999" table:style-name="ce27">
            <text:p>15.3</text:p>
          </table:table-cell>
          <table:table-cell office:value-type="float" office:value="128.36699999999999" table:style-name="ce27">
            <text:p>128.4</text:p>
          </table:table-cell>
          <table:table-cell table:style-name="ce27"/>
          <table:table-cell office:value-type="float" office:value="63.499000000000002" table:style-name="ce27">
            <text:p>63.5</text:p>
          </table:table-cell>
          <table:table-cell office:value-type="float" office:value="263.47199999999998" table:style-name="ce28">
            <text:p>263.5</text:p>
          </table:table-cell>
          <table:table-cell office:value-type="float" office:value="206.61599999999999" table:style-name="ce28">
            <text:p>206.6</text:p>
          </table:table-cell>
          <table:table-cell table:number-columns-repeated="16369" table:style-name="ce41"/>
        </table:table-row>
        <table:table-row table:style-name="ro2">
          <table:table-cell office:value-type="float" office:value="2009" table:style-name="ce30">
            <text:p>2009</text:p>
          </table:table-cell>
          <table:table-cell table:style-name="ce31"/>
          <table:table-cell office:value-type="float" office:value="44.335999999999999" table:style-name="ce27">
            <text:p>44.3</text:p>
          </table:table-cell>
          <table:table-cell office:value-type="float" office:value="31.587" table:style-name="ce27">
            <text:p>31.6</text:p>
          </table:table-cell>
          <table:table-cell office:value-type="float" office:value="75.923000000000002" table:style-name="ce28">
            <text:p>75.9</text:p>
          </table:table-cell>
          <table:table-cell office:value-type="float" office:value="68.932000000000002" table:style-name="ce27">
            <text:p>68.9</text:p>
          </table:table-cell>
          <table:table-cell table:style-name="ce27"/>
          <table:table-cell office:value-type="string" table:style-name="ce27">
            <text:p>..</text:p>
          </table:table-cell>
          <table:table-cell office:value-type="float" office:value="150.76499999999999" table:style-name="ce28">
            <text:p>150.8</text:p>
          </table:table-cell>
          <table:table-cell office:value-type="float" office:value="17.396999999999998" table:style-name="ce27">
            <text:p>17.4</text:p>
          </table:table-cell>
          <table:table-cell office:value-type="float" office:value="149.321" table:style-name="ce27">
            <text:p>149.3</text:p>
          </table:table-cell>
          <table:table-cell table:style-name="ce27"/>
          <table:table-cell office:value-type="float" office:value="67.341999999999999" table:style-name="ce27">
            <text:p>67.3</text:p>
          </table:table-cell>
          <table:table-cell office:value-type="float" office:value="285.59500000000003" table:style-name="ce28">
            <text:p>285.6</text:p>
          </table:table-cell>
          <table:table-cell office:value-type="float" office:value="226.68799999999999" table:style-name="ce28">
            <text:p>226.7</text:p>
          </table:table-cell>
          <table:table-cell table:number-columns-repeated="16369" table:style-name="ce41"/>
        </table:table-row>
        <table:table-row table:style-name="ro2">
          <table:table-cell office:value-type="float" office:value="2011" table:style-name="ce30">
            <text:p>2011</text:p>
          </table:table-cell>
          <table:table-cell table:style-name="ce31"/>
          <table:table-cell office:value-type="float" office:value="45.533059696063525" table:style-name="ce27">
            <text:p>45.5</text:p>
          </table:table-cell>
          <table:table-cell office:value-type="float" office:value="32.549330980961997" table:style-name="ce27">
            <text:p>32.5</text:p>
          </table:table-cell>
          <table:table-cell office:value-type="float" office:value="78.001999999999995" table:style-name="ce28">
            <text:p>78.0</text:p>
          </table:table-cell>
          <table:table-cell office:value-type="float" office:value="67.584999999999994" table:style-name="ce27">
            <text:p>67.6</text:p>
          </table:table-cell>
          <table:table-cell table:style-name="ce27"/>
          <table:table-cell office:value-type="float" office:value="3.899" table:style-name="ce27">
            <text:p>3.9</text:p>
          </table:table-cell>
          <table:table-cell office:value-type="float" office:value="154.113" table:style-name="ce28">
            <text:p>154.1</text:p>
          </table:table-cell>
          <table:table-cell office:value-type="float" office:value="16.623000000000001" table:style-name="ce27">
            <text:p>16.6</text:p>
          </table:table-cell>
          <table:table-cell office:value-type="float" office:value="155.96299999999999" table:style-name="ce27">
            <text:p>156.0</text:p>
          </table:table-cell>
          <table:table-cell table:style-name="ce27"/>
          <table:table-cell office:value-type="float" office:value="75.412999999999997" table:style-name="ce27">
            <text:p>75.4</text:p>
          </table:table-cell>
          <table:table-cell office:value-type="float" office:value="298.96100000000001" table:style-name="ce28">
            <text:p>299.0</text:p>
          </table:table-cell>
          <table:table-cell office:value-type="float" office:value="232.11500000000001" table:style-name="ce28">
            <text:p>232.1</text:p>
          </table:table-cell>
          <table:table-cell table:number-columns-repeated="16369" table:style-name="ce41"/>
        </table:table-row>
        <table:table-row table:style-name="ro2">
          <table:table-cell office:value-type="float" office:value="2013" table:style-name="ce30">
            <text:p>2013</text:p>
          </table:table-cell>
          <table:table-cell table:style-name="ce31"/>
          <table:table-cell office:value-type="float" office:value="45.336999343747443" table:style-name="ce27">
            <text:p>45.3</text:p>
          </table:table-cell>
          <table:table-cell office:value-type="float" office:value="32.624000656252555" table:style-name="ce27">
            <text:p>32.6</text:p>
          </table:table-cell>
          <table:table-cell office:value-type="float" office:value="77.960999999999999" table:style-name="ce28">
            <text:p>78.0</text:p>
          </table:table-cell>
          <table:table-cell office:value-type="float" office:value="63.162999999999997" table:style-name="ce27">
            <text:p>63.2</text:p>
          </table:table-cell>
          <table:table-cell table:style-name="ce27"/>
          <table:table-cell office:value-type="float" office:value="4.7279999999999998" table:style-name="ce27">
            <text:p>4.7</text:p>
          </table:table-cell>
          <table:table-cell office:value-type="float" office:value="152.58099999999999" table:style-name="ce28">
            <text:p>152.6</text:p>
          </table:table-cell>
          <table:table-cell office:value-type="float" office:value="16.076000000000001" table:style-name="ce27">
            <text:p>16.1</text:p>
          </table:table-cell>
          <table:table-cell office:value-type="float" office:value="155.43199999999999" table:style-name="ce27">
            <text:p>155.4</text:p>
          </table:table-cell>
          <table:table-cell table:style-name="ce27"/>
          <table:table-cell office:value-type="float" office:value="78.307000000000002" table:style-name="ce27">
            <text:p>78.3</text:p>
          </table:table-cell>
          <table:table-cell office:value-type="float" office:value="296.90199999999999" table:style-name="ce28">
            <text:p>296.9</text:p>
          </table:table-cell>
          <table:table-cell office:value-type="float" office:value="230.54199999999997" table:style-name="ce28">
            <text:p>230.5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5" table:style-name="ce30">
            <text:p>2015</text:p>
          </table:table-cell>
          <table:table-cell table:style-name="ce37"/>
          <table:table-cell office:value-type="float" office:value="45.758574374029934" table:style-name="ce27">
            <text:p>45.8</text:p>
          </table:table-cell>
          <table:table-cell office:value-type="float" office:value="35.45742562597006" table:style-name="ce27">
            <text:p>35.5</text:p>
          </table:table-cell>
          <table:table-cell office:value-type="float" office:value="81.215999999999994" table:style-name="ce28">
            <text:p>81.2</text:p>
          </table:table-cell>
          <table:table-cell office:value-type="float" office:value="62.747999999999998" table:style-name="ce27">
            <text:p>62.7</text:p>
          </table:table-cell>
          <table:table-cell table:style-name="ce27"/>
          <table:table-cell office:value-type="float" office:value="3.6619999999999999" table:style-name="ce27">
            <text:p>3.7</text:p>
          </table:table-cell>
          <table:table-cell office:value-type="float" office:value="170.51" table:style-name="ce28">
            <text:p>170.5</text:p>
          </table:table-cell>
          <table:table-cell office:value-type="float" office:value="15.486000000000001" table:style-name="ce27">
            <text:p>15.5</text:p>
          </table:table-cell>
          <table:table-cell office:value-type="float" office:value="165.47300000000001" table:style-name="ce27">
            <text:p>165.5</text:p>
          </table:table-cell>
          <table:table-cell office:value-type="float" office:value="0" table:style-name="ce27">
            <text:p>0.0</text:p>
          </table:table-cell>
          <table:table-cell office:value-type="float" office:value="80.665999999999997" table:style-name="ce27">
            <text:p>80.7</text:p>
          </table:table-cell>
          <table:table-cell office:value-type="float" office:value="308.887" table:style-name="ce28">
            <text:p>308.9</text:p>
          </table:table-cell>
          <table:table-cell office:value-type="float" office:value="251.726" table:style-name="ce28">
            <text:p>251.7</text:p>
          </table:table-cell>
          <table:table-cell table:number-columns-repeated="16369" table:style-name="ce41"/>
        </table:table-row>
        <table:table-row table:style-name="ro10">
          <table:table-cell office:value-type="float" office:value="2017" table:style-name="ce30">
            <text:p>2017</text:p>
          </table:table-cell>
          <table:table-cell office:value-type="string" table:style-name="ce37">
            <text:p>R</text:p>
          </table:table-cell>
          <table:table-cell office:value-type="float" office:value="44.728999999999999" table:style-name="ce27">
            <text:p>44.7</text:p>
          </table:table-cell>
          <table:table-cell office:value-type="float" office:value="35.459000000000003" table:style-name="ce27">
            <text:p>35.5</text:p>
          </table:table-cell>
          <table:table-cell office:value-type="float" office:value="80.188000000000002" table:style-name="ce28">
            <text:p>80.2</text:p>
          </table:table-cell>
          <table:table-cell office:value-type="float" office:value="60.414000000000001" table:style-name="ce27">
            <text:p>60.4</text:p>
          </table:table-cell>
          <table:table-cell table:style-name="ce27"/>
          <table:table-cell office:value-type="float" office:value="4.4390000000000001" table:style-name="ce27">
            <text:p>4.4</text:p>
          </table:table-cell>
          <table:table-cell office:value-type="float" office:value="210.208" table:style-name="ce28">
            <text:p>210.2</text:p>
          </table:table-cell>
          <table:table-cell office:value-type="float" office:value="15.157999999999999" table:style-name="ce27">
            <text:p>15.2</text:p>
          </table:table-cell>
          <table:table-cell office:value-type="float" office:value="218.453" table:style-name="ce27">
            <text:p>218.5</text:p>
          </table:table-cell>
          <table:table-cell table:style-name="ce27"/>
          <table:table-cell office:value-type="float" office:value="88.594999999999999" table:style-name="ce27">
            <text:p>88.6</text:p>
          </table:table-cell>
          <table:table-cell office:value-type="float" office:value="367.46199999999999" table:style-name="ce28">
            <text:p>367.5</text:p>
          </table:table-cell>
          <table:table-cell office:value-type="float" office:value="290.39600000000002" table:style-name="ce28">
            <text:p>290.4</text:p>
          </table:table-cell>
          <table:table-cell table:number-columns-repeated="16369" table:style-name="ce5"/>
        </table:table-row>
        <table:table-row table:style-name="ro7">
          <table:table-cell office:value-type="float" office:value="2018" table:style-name="ce30">
            <text:p>2018</text:p>
          </table:table-cell>
          <table:table-cell table:style-name="ce26"/>
          <table:table-cell office:value-type="float" office:value="43.985999999999997" table:style-name="ce27">
            <text:p>44.0</text:p>
          </table:table-cell>
          <table:table-cell office:value-type="float" office:value="33.936" table:style-name="ce27">
            <text:p>33.9</text:p>
          </table:table-cell>
          <table:table-cell office:value-type="float" office:value="78.075999999999993" table:style-name="ce28">
            <text:p>78.1</text:p>
          </table:table-cell>
          <table:table-cell office:value-type="float" office:value="58.356000000000002" table:style-name="ce27">
            <text:p>58.4</text:p>
          </table:table-cell>
          <table:table-cell table:style-name="ce27"/>
          <table:table-cell office:value-type="float" office:value="4.63" table:style-name="ce27">
            <text:p>4.6</text:p>
          </table:table-cell>
          <table:table-cell office:value-type="float" office:value="217.28100000000001" table:style-name="ce28">
            <text:p>217.3</text:p>
          </table:table-cell>
          <table:table-cell office:value-type="float" office:value="15.749000000000001" table:style-name="ce27">
            <text:p>15.7</text:p>
          </table:table-cell>
          <table:table-cell office:value-type="float" office:value="224.93899999999999" table:style-name="ce27">
            <text:p>224.9</text:p>
          </table:table-cell>
          <table:table-cell table:style-name="ce27"/>
          <table:table-cell office:value-type="float" office:value="90.504000000000005" table:style-name="ce27">
            <text:p>90.5</text:p>
          </table:table-cell>
          <table:table-cell office:value-type="float" office:value="373.79899999999998" table:style-name="ce28">
            <text:p>373.8</text:p>
          </table:table-cell>
          <table:table-cell office:value-type="float" office:value="295.35700000000003" table:style-name="ce28">
            <text:p>295.4</text:p>
          </table:table-cell>
          <table:table-cell table:number-columns-repeated="16369" table:style-name="ce26"/>
        </table:table-row>
        <table:table-row table:style-name="ro11">
          <table:table-cell table:number-columns-repeated="2" table:style-name="ce43"/>
          <table:table-cell table:number-columns-repeated="12" table:style-name="ce44"/>
          <table:table-cell table:style-name="ce12"/>
          <table:table-cell table:number-columns-repeated="16369" table:style-name="ce41"/>
        </table:table-row>
        <table:table-row table:style-name="ro2">
          <table:table-cell table:number-columns-repeated="2" table:style-name="ce31"/>
          <table:table-cell table:number-columns-repeated="12" table:style-name="ce45"/>
          <table:table-cell table:style-name="ce4"/>
          <table:table-cell table:number-columns-repeated="16369" table:style-name="ce41"/>
        </table:table-row>
        <table:table-row table:style-name="ro2">
          <table:table-cell office:value-type="string" table:style-name="ce14">
            <text:p>1 Includes purpose built taxis (which are wheelchair accessible) and converted vehicles.</text:p>
          </table:table-cell>
          <table:table-cell table:style-name="ce14"/>
          <table:table-cell table:number-columns-repeated="3" table:style-name="ce13"/>
          <table:table-cell table:number-columns-repeated="8" table:style-name="ce4"/>
          <table:table-cell table:style-name="ce31"/>
          <table:table-cell table:style-name="ce4"/>
          <table:table-cell table:number-columns-repeated="16369" table:style-name="ce41"/>
        </table:table-row>
        <table:table-row table:style-name="ro2">
          <table:table-cell office:value-type="string" table:style-name="ce31">
            <text:p>2 <text:s/>Total taxis may not equal the number of wheelchair accessible taxis and other taxis as the breakdown was not provided by some licensing authorities.</text:p>
          </table:table-cell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office:value-type="string" table:style-name="ce14">
            <text:p>R Minor revisions made to 2017 figures.</text:p>
          </table:table-cell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table:style-name="ce14"/>
          <table:table-cell table:number-columns-repeated="12" table:style-name="ce31"/>
          <table:table-cell table:style-name="ce4"/>
          <table:table-cell table:style-name="ce31"/>
          <table:table-cell table:number-columns-repeated="16369" table:style-name="ce41"/>
        </table:table-row>
        <table:table-row table:style-name="ro2">
          <table:table-cell office:value-type="string" table:style-name="ce5">
            <text:p>Telephone: 020 7944 3077</text:p>
          </table:table-cell>
          <table:table-cell table:style-name="ce5"/>
          <table:table-cell table:number-columns-repeated="3" table:style-name="ce13"/>
          <table:table-cell table:number-columns-repeated="2" table:style-name="ce4"/>
          <table:table-cell table:style-name="ce46"/>
          <table:table-cell table:number-columns-repeated="6" table:style-name="ce4"/>
          <table:table-cell table:style-name="ce47"/>
          <table:table-cell table:number-columns-repeated="16369" table:style-name="ce41"/>
        </table:table-row>
        <table:table-row table:style-name="ro2">
          <table:table-cell office:value-type="string" table:style-name="ce48">
            <text:p><text:a xlink:href="mailto:bus.statistics@dft.gov.uk"><text:span text:style-name="T1">Email:<text:s/></text:span>bus.statistics@dft.gov.uk</text:a></text:p>
          </table:table-cell>
          <table:table-cell table:style-name="ce5"/>
          <table:table-cell table:number-columns-repeated="3" table:style-name="ce13"/>
          <table:table-cell table:number-columns-repeated="2" table:style-name="ce4"/>
          <table:table-cell table:style-name="ce49"/>
          <table:table-cell table:number-columns-repeated="6" table:style-name="ce4"/>
          <table:table-cell table:style-name="ce47"/>
          <table:table-cell table:number-columns-repeated="16369" table:style-name="ce41"/>
        </table:table-row>
        <table:table-row table:style-name="ro2">
          <table:table-cell table:number-columns-repeated="2" table:style-name="ce50"/>
          <table:table-cell table:number-columns-repeated="3" table:style-name="ce13"/>
          <table:table-cell table:number-columns-repeated="9" table:style-name="ce4"/>
          <table:table-cell table:style-name="ce47"/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style-name="ce49"/>
          <table:table-cell table:number-columns-repeated="8" table:style-name="ce4"/>
          <table:table-cell office:value-type="string" table:style-name="ce47">
            <text:p>Source: Taxi Licensing Authorities</text:p>
          </table:table-cell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7">
            <text:p>Last updated: 25 October 2018</text:p>
          </table:table-cell>
          <table:table-cell table:number-columns-repeated="16369" table:style-name="ce41"/>
        </table:table-row>
        <table:table-row table:style-name="ro2">
          <table:table-cell table:number-columns-repeated="2"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5" table:style-name="ce4"/>
          <table:table-cell office:value-type="string" table:style-name="ce47">
            <text:p>Next update: Summer 2019</text:p>
          </table:table-cell>
          <table:table-cell table:number-columns-repeated="16369" table:style-name="ce41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style-name="ce5"/>
          <table:table-cell table:number-columns-repeated="3" table:style-name="ce13"/>
          <table:table-cell table:number-columns-repeated="3" table:style-name="ce4"/>
          <table:table-cell table:style-name="ce51"/>
          <table:table-cell table:number-columns-repeated="6" table:style-name="ce4"/>
          <table:table-cell table:number-columns-repeated="16369" table:style-name="ce41"/>
        </table:table-row>
        <table:table-row table:number-rows-repeated="1048507" table:style-name="ro2">
          <table:table-cell table:number-columns-repeated="16384"/>
        </table:table-row>
        <table:named-expressions>
          <table:named-expression table:name="\a" table:expression="of:=[.#REF!]" table:base-cell-address="TAXI0102.$A$1"/>
          <table:named-expression table:name="\p" table:expression="of:=[.#REF!]" table:base-cell-address="TAXI0102.$A$1"/>
          <table:named-expression table:name="\s" table:expression="of:=[.#REF!]" table:base-cell-address="TAXI0102.$A$1"/>
          <table:named-expression table:name="\z" table:expression="of:=[.#REF!]" table:base-cell-address="TAXI0102.$A$1"/>
          <table:named-expression table:name="_PRv2" table:expression="of:=[.#REF!]" table:base-cell-address="TAXI0102.$A$1"/>
          <table:named-expression table:name="_PUv2" table:expression="of:=[.#REF!]" table:base-cell-address="TAXI0102.$A$1"/>
          <table:named-expression table:name="_QU1" table:expression="of:=[.#REF!]" table:base-cell-address="TAXI0102.$A$1"/>
          <table:named-expression table:name="_QU10" table:expression="of:=[.#REF!]" table:base-cell-address="TAXI0102.$A$1"/>
          <table:named-expression table:name="_QU11" table:expression="of:=[.#REF!]" table:base-cell-address="TAXI0102.$A$1"/>
          <table:named-expression table:name="_QU12" table:expression="of:=[.#REF!]" table:base-cell-address="TAXI0102.$A$1"/>
          <table:named-expression table:name="_QU13" table:expression="of:=[.#REF!]" table:base-cell-address="TAXI0102.$A$1"/>
          <table:named-expression table:name="_QU14" table:expression="of:=[.#REF!]" table:base-cell-address="TAXI0102.$A$1"/>
          <table:named-expression table:name="_QU15" table:expression="of:=[.#REF!]" table:base-cell-address="TAXI0102.$A$1"/>
          <table:named-expression table:name="_QU16" table:expression="of:=[.#REF!]" table:base-cell-address="TAXI0102.$A$1"/>
          <table:named-expression table:name="_qu17" table:expression="of:=[.#REF!]" table:base-cell-address="TAXI0102.$A$1"/>
          <table:named-expression table:name="_QU2" table:expression="of:=[.#REF!]" table:base-cell-address="TAXI0102.$A$1"/>
          <table:named-expression table:name="_QU3" table:expression="of:=[.#REF!]" table:base-cell-address="TAXI0102.$A$1"/>
          <table:named-expression table:name="_QU4" table:expression="of:=[.#REF!]" table:base-cell-address="TAXI0102.$A$1"/>
          <table:named-expression table:name="_QU5" table:expression="of:=[.#REF!]" table:base-cell-address="TAXI0102.$A$1"/>
          <table:named-expression table:name="_QU6" table:expression="of:=[.#REF!]" table:base-cell-address="TAXI0102.$A$1"/>
          <table:named-expression table:name="_QU7" table:expression="of:=[.#REF!]" table:base-cell-address="TAXI0102.$A$1"/>
          <table:named-expression table:name="_QU8" table:expression="of:=[.#REF!]" table:base-cell-address="TAXI0102.$A$1"/>
          <table:named-expression table:name="_QU9" table:expression="of:=[.#REF!]" table:base-cell-address="TAXI0102.$A$1"/>
          <table:named-expression table:name="_TAB2" table:expression="of:=[.#REF!]" table:base-cell-address="TAXI0102.$A$1"/>
          <table:named-expression table:name="_TAB9" table:expression="of:=[.#REF!]" table:base-cell-address="TAXI0102.$A$1"/>
          <table:named-expression table:name="_TRv2" table:expression="of:=[.#REF!]" table:base-cell-address="TAXI0102.$A$1"/>
          <table:named-expression table:name="_tuv2" table:expression="of:=[.#REF!]" table:base-cell-address="TAXI0102.$A$1"/>
          <table:named-expression table:name="_Yr01" table:expression="of:=[.#REF!]" table:base-cell-address="TAXI0102.$A$1"/>
          <table:named-expression table:name="_Yr02" table:expression="of:=[.#REF!]" table:base-cell-address="TAXI0102.$A$1"/>
          <table:named-expression table:name="BOTO" table:expression="of:=[.#REF!]" table:base-cell-address="TAXI0102.$A$1"/>
          <table:named-expression table:name="BOTO2" table:expression="of:=[.#REF!]" table:base-cell-address="TAXI0102.$A$1"/>
          <table:named-expression table:name="DASH" table:expression="of:=[.#REF!]" table:base-cell-address="TAXI0102.$A$1"/>
          <table:named-expression table:name="Data_col1" table:expression="of:=[.#REF!]" table:base-cell-address="TAXI0102.$A$1"/>
          <table:named-expression table:name="exchange_rate" table:expression="of:=[.#REF!]" table:base-cell-address="TAXI0102.$A$1"/>
          <table:named-expression table:name="GEOG9703" table:expression="of:=[.#REF!]" table:base-cell-address="TAXI0102.$A$1"/>
          <table:named-expression table:name="Lon" table:expression="of:=[.#REF!]" table:base-cell-address="TAXI0102.$A$1"/>
          <table:named-expression table:name="MIN" table:expression="of:=[.#REF!]" table:base-cell-address="TAXI0102.$A$1"/>
          <table:named-expression table:name="mincheck" table:expression="of:=[.#REF!]" table:base-cell-address="TAXI0102.$A$1"/>
          <table:named-expression table:name="name" table:expression="of:=[.#REF!]" table:base-cell-address="TAXI0102.$A$1"/>
          <table:named-expression table:name="other" table:expression="of:=[.#REF!]" table:base-cell-address="TAXI0102.$A$1"/>
          <table:named-expression table:name="PR" table:expression="of:=[.#REF!]" table:base-cell-address="TAXI0102.$A$1"/>
          <table:named-range table:name="Print_Area" table:cell-range-address="TAXI0102.$A$1:TAXI0102.$O$69" table:base-cell-address="TAXI0102.$A$1"/>
          <table:named-expression table:name="Print_Area_MI" table:expression="of:=[.#REF!]" table:base-cell-address="TAXI0102.$A$1"/>
          <table:named-expression table:name="PU" table:expression="of:=[.#REF!]" table:base-cell-address="TAXI0102.$A$1"/>
          <table:named-expression table:name="R_" table:expression="of:=[.#REF!]" table:base-cell-address="TAXI0102.$A$1"/>
          <table:named-expression table:name="region" table:expression="of:=[.#REF!]" table:base-cell-address="TAXI0102.$A$1"/>
          <table:named-expression table:name="TAB5cQT" table:expression="of:=[.#REF!]" table:base-cell-address="TAXI0102.$A$1"/>
          <table:named-expression table:name="TAX0101_phvCHART" table:expression="of:=[.#REF!]" table:base-cell-address="TAXI0102.$A$1"/>
          <table:named-expression table:name="TB6a_bik" table:expression="of:=[.#REF!]" table:base-cell-address="TAXI0102.$A$1"/>
          <table:named-expression table:name="TB6a_car" table:expression="of:=[.#REF!]" table:base-cell-address="TAXI0102.$A$1"/>
          <table:named-expression table:name="TB6a_cyc" table:expression="of:=[.#REF!]" table:base-cell-address="TAXI0102.$A$1"/>
          <table:named-expression table:name="TB6a_ped" table:expression="of:=[.#REF!]" table:base-cell-address="TAXI0102.$A$1"/>
          <table:named-expression table:name="TB6b_bik" table:expression="of:=[.#REF!]" table:base-cell-address="TAXI0102.$A$1"/>
          <table:named-expression table:name="TB6b_car" table:expression="of:=[.#REF!]" table:base-cell-address="TAXI0102.$A$1"/>
          <table:named-expression table:name="TB6b_cyc" table:expression="of:=[.#REF!]" table:base-cell-address="TAXI0102.$A$1"/>
          <table:named-expression table:name="TB6b_ped" table:expression="of:=[.#REF!]" table:base-cell-address="TAXI0102.$A$1"/>
          <table:named-expression table:name="TB6c_bik" table:expression="of:=[.#REF!]" table:base-cell-address="TAXI0102.$A$1"/>
          <table:named-expression table:name="TB6c_car" table:expression="of:=[.#REF!]" table:base-cell-address="TAXI0102.$A$1"/>
          <table:named-expression table:name="TB6c_cyc" table:expression="of:=[.#REF!]" table:base-cell-address="TAXI0102.$A$1"/>
          <table:named-expression table:name="TB6c_ped" table:expression="of:=[.#REF!]" table:base-cell-address="TAXI0102.$A$1"/>
          <table:named-expression table:name="temp02" table:expression="of:=[.#REF!]" table:base-cell-address="TAXI0102.$A$1"/>
          <table:named-expression table:name="TOP" table:expression="of:=[.#REF!]" table:base-cell-address="TAXI0102.$A$1"/>
          <table:named-expression table:name="v" table:expression="of:=[.#REF!]" table:base-cell-address="TAXI0102.$A$1"/>
          <table:named-expression table:name="Yr00" table:expression="of:=[.#REF!]" table:base-cell-address="TAXI0102.$A$1"/>
        </table:named-expressions>
      </table:table>
      <table:table table:name="'file:///C:/temp/Working%20files/6.11.9%20DW%20LHA%20&amp;%20HA%20roads%20casulties_1WIP.xls'#Sheet2" table:style-name="ta2">
        <table:table-source xlink:href="file:///C:/temp/Working%20files/6.11.9%20DW%20LHA%20&amp;%20HA%20roads%20casulties_1WIP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3" table:style-name="ta2">
        <table:table-source xlink:href="file:///C:/temp/Working%20files/6.11.9%20DW%20LHA%20&amp;%20HA%20roads%20casulties_1WIP.xls" table:table-name="Shee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5" table:style-name="ta2">
        <table:table-source xlink:href="file:///C:/temp/Working%20files/6.11.9%20DW%20LHA%20&amp;%20HA%20roads%20casulties_1WIP.xls" table:table-name="Shee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emp/Working%20files/6.11.9%20DW%20LHA%20&amp;%20HA%20roads%20casulties_1WIP.xls'#Sheet1" table:style-name="ta2">
        <table:table-source xlink:href="file:///C:/temp/Working%20files/6.11.9%20DW%20LHA%20&amp;%20HA%20roads%20casulties_1WIP.xls" table:table-name="Sheet1" table:mode="copy-results-only"/>
        <table:table-column/>
        <table:table-row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float" office:value="1998"/>
          <table:table-cell office:value-type="float" office:value="1997"/>
          <table:table-cell office:value-type="float" office:value="1996"/>
          <table:table-cell office:value-type="float" office:value="1995"/>
          <table:table-cell office:value-type="float" office:value="1994"/>
          <table:table-cell table:number-columns-repeated="2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R1998"/>
          <table:table-cell office:value-type="string" office:string-value="TR1997"/>
          <table:table-cell office:value-type="string" office:string-value="TR1996"/>
          <table:table-cell office:value-type="string" office:string-value="TR1995"/>
          <table:table-cell office:value-type="string" office:string-value="TR1994"/>
          <table:table-cell office:value-type="string" office:string-value="LACode"/>
          <table:table-cell office:value-type="string" office:string-value="Local Authority Name"/>
          <table:table-cell office:value-type="string" office:string-value="RCat"/>
          <table:table-cell office:value-type="string" office:string-value="TU1998"/>
          <table:table-cell office:value-type="string" office:string-value="TU1997"/>
          <table:table-cell office:value-type="string" office:string-value="TU1996"/>
          <table:table-cell office:value-type="string" office:string-value="TU1995"/>
          <table:table-cell office:value-type="string" office:string-value="TU1994"/>
          <table:table-cell table:number-columns-repeated="16348"/>
        </table:table-row>
        <table:table-row>
          <table:table-cell office:value-type="float" office:value="120"/>
          <table:table-cell office:value-type="string" office:string-value="Bristol City Council"/>
          <table:table-cell office:value-type="string" office:string-value="TM"/>
          <table:table-cell office:value-type="float" office:value="289947.15999999997"/>
          <table:table-cell office:value-type="float" office:value="279366.44"/>
          <table:table-cell office:value-type="float" office:value="266512.25"/>
          <table:table-cell office:value-type="float" office:value="280720.02"/>
          <table:table-cell office:value-type="float" office:value="270320.73"/>
          <table:table-cell office:value-type="float" office:value="277373.32"/>
          <table:table-cell/>
          <table:table-cell office:value-type="float" office:value="330"/>
          <table:table-cell office:value-type="string" office:string-value="Wokingham District Council"/>
          <table:table-cell office:value-type="string" office:string-value="PM"/>
          <table:table-cell office:value-type="float" office:value="198308.46"/>
          <table:table-cell office:value-type="float" office:value="192697.67"/>
          <table:table-cell office:value-type="float" office:value="186103.96"/>
          <table:table-cell office:value-type="float" office:value="284108.61"/>
          <table:table-cell office:value-type="float" office:value="273570.8"/>
          <table:table-cell office:value-type="float" office:value="226957.9"/>
          <table:table-cell/>
          <table:table-cell office:value-type="float" office:value="110"/>
          <table:table-cell office:value-type="string" office:string-value="Bath and North East Somerset Council"/>
          <table:table-cell office:value-type="string" office:string-value="TR"/>
          <table:table-cell office:value-type="float" office:value="164400.78"/>
          <table:table-cell office:value-type="float" office:value="167588.39000000001"/>
          <table:table-cell office:value-type="float" office:value="164112.01999999999"/>
          <table:table-cell office:value-type="float" office:value="156652.66"/>
          <table:table-cell office:value-type="float" office:value="154202.78"/>
          <table:table-cell office:value-type="float" office:value="110"/>
          <table:table-cell office:value-type="string" office:string-value="Bath and North East Somerset Council"/>
          <table:table-cell office:value-type="string" office:string-value="TU"/>
          <table:table-cell office:value-type="float" office:value="10755.9"/>
          <table:table-cell office:value-type="float" office:value="10769.19"/>
          <table:table-cell office:value-type="float" office:value="10836.54"/>
          <table:table-cell office:value-type="float" office:value="8923.33"/>
          <table:table-cell office:value-type="float" office:value="8747.1"/>
          <table:table-cell table:number-columns-repeated="16348"/>
        </table:table-row>
        <table:table-row>
          <table:table-cell office:value-type="float" office:value="130"/>
          <table:table-cell office:value-type="string" office:string-value="North Somerset Council"/>
          <table:table-cell office:value-type="string" office:string-value="TM"/>
          <table:table-cell office:value-type="float" office:value="717698.32"/>
          <table:table-cell office:value-type="float" office:value="682086.02"/>
          <table:table-cell office:value-type="float" office:value="670293.63"/>
          <table:table-cell office:value-type="float" office:value="629604.52"/>
          <table:table-cell office:value-type="float" office:value="606146.68999999994"/>
          <table:table-cell office:value-type="float" office:value="661165.83599999989"/>
          <table:table-cell/>
          <table:table-cell office:value-type="float" office:value="1745"/>
          <table:table-cell office:value-type="string" office:string-value="Portsmouth City Council"/>
          <table:table-cell office:value-type="string" office:string-value="PM"/>
          <table:table-cell office:value-type="float" office:value="58880.63"/>
          <table:table-cell office:value-type="float" office:value="57493.85"/>
          <table:table-cell office:value-type="float" office:value="56134.55"/>
          <table:table-cell office:value-type="float" office:value="90452.52"/>
          <table:table-cell office:value-type="float" office:value="87884.12"/>
          <table:table-cell office:value-type="float" office:value="70169.133999999991"/>
          <table:table-cell/>
          <table:table-cell office:value-type="float" office:value="140"/>
          <table:table-cell office:value-type="string" office:string-value="South Gloucestershire Council"/>
          <table:table-cell office:value-type="string" office:string-value="TR"/>
          <table:table-cell office:value-type="float" office:value="72139.89"/>
          <table:table-cell office:value-type="float" office:value="71117.39"/>
          <table:table-cell office:value-type="float" office:value="76038.09"/>
          <table:table-cell office:value-type="float" office:value="72347.320000000007"/>
          <table:table-cell office:value-type="float" office:value="70650.67"/>
          <table:table-cell office:value-type="float" office:value="225"/>
          <table:table-cell office:value-type="string" office:string-value="Bedfordshire County Council"/>
          <table:table-cell office:value-type="string" office:string-value="TU"/>
          <table:table-cell office:value-type="float" office:value="126450.59"/>
          <table:table-cell office:value-type="float" office:value="135043.4"/>
          <table:table-cell office:value-type="float" office:value="135291.71"/>
          <table:table-cell office:value-type="float" office:value="135837.51"/>
          <table:table-cell office:value-type="float" office:value="133958"/>
          <table:table-cell table:number-columns-repeated="16348"/>
        </table:table-row>
        <table:table-row>
          <table:table-cell office:value-type="float" office:value="140"/>
          <table:table-cell office:value-type="string" office:string-value="South Gloucestershire Council"/>
          <table:table-cell office:value-type="string" office:string-value="TM"/>
          <table:table-cell office:value-type="float" office:value="1567155.6"/>
          <table:table-cell office:value-type="float" office:value="1498789.02"/>
          <table:table-cell office:value-type="float" office:value="1430927.22"/>
          <table:table-cell office:value-type="float" office:value="1360053.19"/>
          <table:table-cell office:value-type="float" office:value="1307705.24"/>
          <table:table-cell office:value-type="float" office:value="1432926.054"/>
          <table:table-cell/>
          <table:table-cell office:value-type="float" office:value="2305"/>
          <table:table-cell office:value-type="string" office:string-value="Blackburn with Darwen Borough Council"/>
          <table:table-cell office:value-type="string" office:string-value="PM"/>
          <table:table-cell office:value-type="float" office:value="2440.4299999999998"/>
          <table:table-cell office:value-type="float" office:value="2378.4499999999998"/>
          <table:table-cell office:value-type="float" office:value="2315.2399999999998"/>
          <table:table-cell office:value-type="float" office:value="3566.89"/>
          <table:table-cell office:value-type="float" office:value="3470.65"/>
          <table:table-cell office:value-type="float" office:value="2834.3319999999994"/>
          <table:table-cell/>
          <table:table-cell office:value-type="float" office:value="225"/>
          <table:table-cell office:value-type="string" office:string-value="Bedfordshire County Council"/>
          <table:table-cell office:value-type="string" office:string-value="TR"/>
          <table:table-cell office:value-type="float" office:value="894147.98"/>
          <table:table-cell office:value-type="float" office:value="871265.04"/>
          <table:table-cell office:value-type="float" office:value="838647.76"/>
          <table:table-cell office:value-type="float" office:value="798044.63"/>
          <table:table-cell office:value-type="float" office:value="780158.77"/>
          <table:table-cell office:value-type="float" office:value="310"/>
          <table:table-cell office:value-type="string" office:string-value="West Berkshire Council"/>
          <table:table-cell office:value-type="string" office:string-value="TU"/>
          <table:table-cell office:value-type="float" office:value="34209.4"/>
          <table:table-cell office:value-type="float" office:value="33440.94"/>
          <table:table-cell office:value-type="float" office:value="33850.33"/>
          <table:table-cell office:value-type="float" office:value="33970.07"/>
          <table:table-cell office:value-type="float" office:value="34478.36"/>
          <table:table-cell table:number-columns-repeated="16348"/>
        </table:table-row>
        <table:table-row>
          <table:table-cell office:value-type="float" office:value="205"/>
          <table:table-cell office:value-type="string" office:string-value="Luton Borough Council"/>
          <table:table-cell office:value-type="string" office:string-value="TM"/>
          <table:table-cell office:value-type="float" office:value="102471.96"/>
          <table:table-cell office:value-type="float" office:value="97146.38"/>
          <table:table-cell office:value-type="float" office:value="92137.14"/>
          <table:table-cell office:value-type="float" office:value="88262.92"/>
          <table:table-cell office:value-type="float" office:value="84954.03"/>
          <table:table-cell office:value-type="float" office:value="92994.486000000004"/>
          <table:table-cell/>
          <table:table-cell office:value-type="float" office:value="2310"/>
          <table:table-cell office:value-type="string" office:string-value="Blackpool Borough Council"/>
          <table:table-cell office:value-type="string" office:string-value="PM"/>
          <table:table-cell office:value-type="float" office:value="1983.54"/>
          <table:table-cell office:value-type="float" office:value="1997.8"/>
          <table:table-cell office:value-type="float" office:value="1992.54"/>
          <table:table-cell office:value-type="float" office:value="3130.51"/>
          <table:table-cell office:value-type="float" office:value="3027.01"/>
          <table:table-cell office:value-type="float" office:value="2426.2800000000002"/>
          <table:table-cell/>
          <table:table-cell office:value-type="float" office:value="310"/>
          <table:table-cell office:value-type="string" office:string-value="West Berkshire Council"/>
          <table:table-cell office:value-type="string" office:string-value="TR"/>
          <table:table-cell office:value-type="float" office:value="436292.2"/>
          <table:table-cell office:value-type="float" office:value="427762.99"/>
          <table:table-cell office:value-type="float" office:value="407047.66"/>
          <table:table-cell office:value-type="float" office:value="387732.62"/>
          <table:table-cell office:value-type="float" office:value="377824.86"/>
          <table:table-cell office:value-type="float" office:value="320"/>
          <table:table-cell office:value-type="string" office:string-value="Slough Borough Council"/>
          <table:table-cell office:value-type="string" office:string-value="TU"/>
          <table:table-cell office:value-type="float" office:value="5146.58"/>
          <table:table-cell office:value-type="float" office:value="6251.35"/>
          <table:table-cell office:value-type="float" office:value="6113.1"/>
          <table:table-cell office:value-type="float" office:value="5953.96"/>
          <table:table-cell office:value-type="float" office:value="5893.93"/>
          <table:table-cell table:number-columns-repeated="16348"/>
        </table:table-row>
        <table:table-row>
          <table:table-cell office:value-type="float" office:value="225"/>
          <table:table-cell office:value-type="string" office:string-value="Bedfordshire County Council"/>
          <table:table-cell office:value-type="string" office:string-value="TM"/>
          <table:table-cell office:value-type="float" office:value="916937.16"/>
          <table:table-cell office:value-type="float" office:value="870778.83"/>
          <table:table-cell office:value-type="float" office:value="826032.16"/>
          <table:table-cell office:value-type="float" office:value="781240.14"/>
          <table:table-cell office:value-type="float" office:value="751426.52"/>
          <table:table-cell office:value-type="float" office:value="829282.96200000006"/>
          <table:table-cell/>
          <table:table-cell office:value-type="float" office:value="2315"/>
          <table:table-cell office:value-type="string" office:string-value="Lancashire County Council"/>
          <table:table-cell office:value-type="string" office:string-value="PM"/>
          <table:table-cell office:value-type="float" office:value="144317.32"/>
          <table:table-cell office:value-type="float" office:value="139804.84"/>
          <table:table-cell office:value-type="float" office:value="136739.10999999999"/>
          <table:table-cell office:value-type="float" office:value="208299.79"/>
          <table:table-cell office:value-type="float" office:value="202105.52"/>
          <table:table-cell office:value-type="float" office:value="166253.31600000002"/>
          <table:table-cell/>
          <table:table-cell office:value-type="float" office:value="320"/>
          <table:table-cell office:value-type="string" office:string-value="Slough Borough Council"/>
          <table:table-cell office:value-type="string" office:string-value="TR"/>
          <table:table-cell office:value-type="float" office:value="20638.28"/>
          <table:table-cell office:value-type="float" office:value="25050.61"/>
          <table:table-cell office:value-type="float" office:value="24090.34"/>
          <table:table-cell office:value-type="float" office:value="22940.78"/>
          <table:table-cell office:value-type="float" office:value="22426.2"/>
          <table:table-cell office:value-type="float" office:value="415"/>
          <table:table-cell office:value-type="string" office:string-value="Milton Keynes Council"/>
          <table:table-cell office:value-type="string" office:string-value="TU"/>
          <table:table-cell office:value-type="float" office:value="108218.08"/>
          <table:table-cell office:value-type="float" office:value="103343.37"/>
          <table:table-cell office:value-type="float" office:value="103632.32000000001"/>
          <table:table-cell office:value-type="float" office:value="103241.85"/>
          <table:table-cell office:value-type="float" office:value="102158.14"/>
          <table:table-cell table:number-columns-repeated="16348"/>
        </table:table-row>
        <table:table-row>
          <table:table-cell office:value-type="float" office:value="305"/>
          <table:table-cell office:value-type="string" office:string-value="Bracknell Forest Borough Council"/>
          <table:table-cell office:value-type="string" office:string-value="TM"/>
          <table:table-cell office:value-type="float" office:value="36403.699999999997"/>
          <table:table-cell office:value-type="float" office:value="37839.230000000003"/>
          <table:table-cell office:value-type="float" office:value="35986.300000000003"/>
          <table:table-cell office:value-type="float" office:value="33452.32"/>
          <table:table-cell office:value-type="float" office:value="31905.4"/>
          <table:table-cell office:value-type="float" office:value="35117.39"/>
          <table:table-cell/>
          <table:table-cell office:value-type="float" office:value="4215"/>
          <table:table-cell office:value-type="string" office:string-value="Manchester City Council"/>
          <table:table-cell office:value-type="string" office:string-value="PM"/>
          <table:table-cell office:value-type="float" office:value="59983.81"/>
          <table:table-cell office:value-type="float" office:value="57172.24"/>
          <table:table-cell office:value-type="float" office:value="54864"/>
          <table:table-cell office:value-type="float" office:value="84677.98"/>
          <table:table-cell office:value-type="float" office:value="82253.42"/>
          <table:table-cell office:value-type="float" office:value="67790.289999999994"/>
          <table:table-cell/>
          <table:table-cell office:value-type="float" office:value="325"/>
          <table:table-cell office:value-type="string" office:string-value="Royal Borough of Windsor and Maidenhead"/>
          <table:table-cell office:value-type="string" office:string-value="TR"/>
          <table:table-cell office:value-type="float" office:value="105343.99"/>
          <table:table-cell office:value-type="float" office:value="107978.12"/>
          <table:table-cell office:value-type="float" office:value="98952.2"/>
          <table:table-cell office:value-type="float" office:value="94220.03"/>
          <table:table-cell office:value-type="float" office:value="92064.42"/>
          <table:table-cell office:value-type="float" office:value="430"/>
          <table:table-cell office:value-type="string" office:string-value="Buckinghamshire County Council"/>
          <table:table-cell office:value-type="string" office:string-value="TU"/>
          <table:table-cell office:value-type="float" office:value="48767.16"/>
          <table:table-cell office:value-type="float" office:value="48397.46"/>
          <table:table-cell office:value-type="float" office:value="49292.31"/>
          <table:table-cell office:value-type="float" office:value="49449.46"/>
          <table:table-cell office:value-type="float" office:value="48928.63"/>
          <table:table-cell table:number-columns-repeated="16348"/>
        </table:table-row>
        <table:table-row>
          <table:table-cell office:value-type="float" office:value="310"/>
          <table:table-cell office:value-type="string" office:string-value="West Berkshire Council"/>
          <table:table-cell office:value-type="string" office:string-value="TM"/>
          <table:table-cell office:value-type="float" office:value="1330472.78"/>
          <table:table-cell office:value-type="float" office:value="1250647.06"/>
          <table:table-cell office:value-type="float" office:value="1189099.03"/>
          <table:table-cell office:value-type="float" office:value="1117223.3500000001"/>
          <table:table-cell office:value-type="float" office:value="1070715.3600000001"/>
          <table:table-cell office:value-type="float" office:value="1191631.5160000003"/>
          <table:table-cell/>
          <table:table-cell office:value-type="float" office:value="4245"/>
          <table:table-cell office:value-type="string" office:string-value="Trafford Metropolitan Borough Council"/>
          <table:table-cell office:value-type="string" office:string-value="PM"/>
          <table:table-cell office:value-type="float" office:value="14538.41"/>
          <table:table-cell office:value-type="float" office:value="14399.7"/>
          <table:table-cell office:value-type="float" office:value="13966.16"/>
          <table:table-cell office:value-type="float" office:value="21487.71"/>
          <table:table-cell office:value-type="float" office:value="20498.46"/>
          <table:table-cell office:value-type="float" office:value="16978.088"/>
          <table:table-cell/>
          <table:table-cell office:value-type="float" office:value="415"/>
          <table:table-cell office:value-type="string" office:string-value="Milton Keynes Council"/>
          <table:table-cell office:value-type="string" office:string-value="TR"/>
          <table:table-cell office:value-type="float" office:value="113502.57"/>
          <table:table-cell office:value-type="float" office:value="112735.17"/>
          <table:table-cell office:value-type="float" office:value="106776.69"/>
          <table:table-cell office:value-type="float" office:value="101833.44"/>
          <table:table-cell office:value-type="float" office:value="99682.52"/>
          <table:table-cell office:value-type="float" office:value="505"/>
          <table:table-cell office:value-type="string" office:string-value="Peterborough City Council"/>
          <table:table-cell office:value-type="string" office:string-value="TU"/>
          <table:table-cell office:value-type="float" office:value="69152.100000000006"/>
          <table:table-cell office:value-type="float" office:value="69382.649999999994"/>
          <table:table-cell office:value-type="float" office:value="70286.789999999994"/>
          <table:table-cell office:value-type="float" office:value="70590.95"/>
          <table:table-cell office:value-type="float" office:value="69887.399999999994"/>
          <table:table-cell table:number-columns-repeated="16348"/>
        </table:table-row>
        <table:table-row>
          <table:table-cell office:value-type="float" office:value="315"/>
          <table:table-cell office:value-type="string" office:string-value="Reading Borough Council"/>
          <table:table-cell office:value-type="string" office:string-value="TM"/>
          <table:table-cell office:value-type="float" office:value="43122.34"/>
          <table:table-cell office:value-type="float" office:value="41146.61"/>
          <table:table-cell office:value-type="float" office:value="39102.01"/>
          <table:table-cell office:value-type="float" office:value="36641.760000000002"/>
          <table:table-cell office:value-type="float" office:value="35103.760000000002"/>
          <table:table-cell office:value-type="float" office:value="39023.296000000002"/>
          <table:table-cell/>
          <table:table-cell office:value-type="float" office:value="4305"/>
          <table:table-cell office:value-type="string" office:string-value="Knowsley Metropolitan Borough Council"/>
          <table:table-cell office:value-type="string" office:string-value="PM"/>
          <table:table-cell office:value-type="float" office:value="99716.37"/>
          <table:table-cell office:value-type="float" office:value="98487.63"/>
          <table:table-cell office:value-type="float" office:value="95529.37"/>
          <table:table-cell office:value-type="float" office:value="153782.56"/>
          <table:table-cell office:value-type="float" office:value="149183.85999999999"/>
          <table:table-cell office:value-type="float" office:value="119339.95800000001"/>
          <table:table-cell/>
          <table:table-cell office:value-type="float" office:value="430"/>
          <table:table-cell office:value-type="string" office:string-value="Buckinghamshire County Council"/>
          <table:table-cell office:value-type="string" office:string-value="TR"/>
          <table:table-cell office:value-type="float" office:value="259280.89"/>
          <table:table-cell office:value-type="float" office:value="259239.03"/>
          <table:table-cell office:value-type="float" office:value="251847.24"/>
          <table:table-cell office:value-type="float" office:value="238630.14"/>
          <table:table-cell office:value-type="float" office:value="233199.93"/>
          <table:table-cell office:value-type="float" office:value="515"/>
          <table:table-cell office:value-type="string" office:string-value="Cambridgeshire County Council"/>
          <table:table-cell office:value-type="string" office:string-value="TU"/>
          <table:table-cell office:value-type="float" office:value="92710.81"/>
          <table:table-cell office:value-type="float" office:value="91278.86"/>
          <table:table-cell office:value-type="float" office:value="89180.69"/>
          <table:table-cell office:value-type="float" office:value="87102.080000000002"/>
          <table:table-cell office:value-type="float" office:value="1957498.3"/>
          <table:table-cell table:number-columns-repeated="16348"/>
        </table:table-row>
        <table:table-row>
          <table:table-cell office:value-type="float" office:value="320"/>
          <table:table-cell office:value-type="string" office:string-value="Slough Borough Council"/>
          <table:table-cell office:value-type="string" office:string-value="TM"/>
          <table:table-cell office:value-type="float" office:value="459785.84"/>
          <table:table-cell office:value-type="float" office:value="440826.72"/>
          <table:table-cell office:value-type="float" office:value="419514.81"/>
          <table:table-cell office:value-type="float" office:value="391429.44"/>
          <table:table-cell office:value-type="float" office:value="373112.22"/>
          <table:table-cell office:value-type="float" office:value="416933.80599999998"/>
          <table:table-cell/>
          <table:table-cell office:value-type="float" office:value="4310"/>
          <table:table-cell office:value-type="string" office:string-value="Liverpool City Council"/>
          <table:table-cell office:value-type="string" office:string-value="PM"/>
          <table:table-cell office:value-type="float" office:value="17407.990000000002"/>
          <table:table-cell office:value-type="float" office:value="16939.27"/>
          <table:table-cell office:value-type="float" office:value="16425.82"/>
          <table:table-cell office:value-type="float" office:value="32171.87"/>
          <table:table-cell office:value-type="float" office:value="31195.43"/>
          <table:table-cell office:value-type="float" office:value="22828.076000000001"/>
          <table:table-cell/>
          <table:table-cell office:value-type="float" office:value="505"/>
          <table:table-cell office:value-type="string" office:string-value="Peterborough City Council"/>
          <table:table-cell office:value-type="string" office:string-value="TR"/>
          <table:table-cell office:value-type="float" office:value="315020.13"/>
          <table:table-cell office:value-type="float" office:value="319853.81"/>
          <table:table-cell office:value-type="float" office:value="307341.77"/>
          <table:table-cell office:value-type="float" office:value="299098.94"/>
          <table:table-cell office:value-type="float" office:value="292035.76"/>
          <table:table-cell office:value-type="float" office:value="605"/>
          <table:table-cell office:value-type="string" office:string-value="Halton Borough Council"/>
          <table:table-cell office:value-type="string" office:string-value="TU"/>
          <table:table-cell office:value-type="float" office:value="25408.57"/>
          <table:table-cell office:value-type="float" office:value="25493.14"/>
          <table:table-cell office:value-type="float" office:value="25698.55"/>
          <table:table-cell office:value-type="float" office:value="25589.200000000001"/>
          <table:table-cell office:value-type="float" office:value="25162.02"/>
          <table:table-cell table:number-columns-repeated="16348"/>
        </table:table-row>
        <table:table-row>
          <table:table-cell office:value-type="float" office:value="325"/>
          <table:table-cell office:value-type="string" office:string-value="Royal Borough of Windsor and Maidenhead"/>
          <table:table-cell office:value-type="string" office:string-value="TM"/>
          <table:table-cell office:value-type="float" office:value="776914.29"/>
          <table:table-cell office:value-type="float" office:value="772207.31"/>
          <table:table-cell office:value-type="float" office:value="734815.56"/>
          <table:table-cell office:value-type="float" office:value="685796.81"/>
          <table:table-cell office:value-type="float" office:value="653877.53"/>
          <table:table-cell office:value-type="float" office:value="724722.3"/>
          <table:table-cell/>
          <table:table-cell office:value-type="float" office:value="4510"/>
          <table:table-cell office:value-type="string" office:string-value="Newcastle City Council"/>
          <table:table-cell office:value-type="string" office:string-value="PM"/>
          <table:table-cell office:value-type="float" office:value="57726.28"/>
          <table:table-cell office:value-type="float" office:value="56326.73"/>
          <table:table-cell office:value-type="float" office:value="56587.55"/>
          <table:table-cell office:value-type="float" office:value="91981.37"/>
          <table:table-cell office:value-type="float" office:value="89311.12"/>
          <table:table-cell office:value-type="float" office:value="70386.61"/>
          <table:table-cell/>
          <table:table-cell office:value-type="float" office:value="515"/>
          <table:table-cell office:value-type="string" office:string-value="Cambridgeshire County Council"/>
          <table:table-cell office:value-type="string" office:string-value="TR"/>
          <table:table-cell office:value-type="float" office:value="2247350.92"/>
          <table:table-cell office:value-type="float" office:value="2224054.6"/>
          <table:table-cell office:value-type="float" office:value="2123463.91"/>
          <table:table-cell office:value-type="float" office:value="2008489.3"/>
          <table:table-cell office:value-type="float" office:value="686006.04"/>
          <table:table-cell office:value-type="float" office:value="615"/>
          <table:table-cell office:value-type="string" office:string-value="Cheshire County Council"/>
          <table:table-cell office:value-type="string" office:string-value="TU"/>
          <table:table-cell office:value-type="float" office:value="94388.31"/>
          <table:table-cell office:value-type="float" office:value="94671.73"/>
          <table:table-cell office:value-type="float" office:value="96385.67"/>
          <table:table-cell office:value-type="float" office:value="97538.77"/>
          <table:table-cell office:value-type="float" office:value="96088.38"/>
          <table:table-cell table:number-columns-repeated="16348"/>
        </table:table-row>
        <table:table-row>
          <table:table-cell office:value-type="float" office:value="330"/>
          <table:table-cell office:value-type="string" office:string-value="Wokingham District Council"/>
          <table:table-cell office:value-type="string" office:string-value="TM"/>
          <table:table-cell office:value-type="float" office:value="501569.26"/>
          <table:table-cell office:value-type="float" office:value="490361.68"/>
          <table:table-cell office:value-type="float" office:value="466152.2"/>
          <table:table-cell office:value-type="float" office:value="434709.76000000001"/>
          <table:table-cell office:value-type="float" office:value="414623.39"/>
          <table:table-cell office:value-type="float" office:value="461483.25800000003"/>
          <table:table-cell/>
          <table:table-cell office:value-type="float" office:value="4605"/>
          <table:table-cell office:value-type="string" office:string-value="Birmingham City Council"/>
          <table:table-cell office:value-type="string" office:string-value="PM"/>
          <table:table-cell office:value-type="float" office:value="153584.79"/>
          <table:table-cell office:value-type="float" office:value="152469.59"/>
          <table:table-cell office:value-type="float" office:value="148429.37"/>
          <table:table-cell office:value-type="float" office:value="247754.74"/>
          <table:table-cell office:value-type="float" office:value="240325.47"/>
          <table:table-cell office:value-type="float" office:value="188512.79199999999"/>
          <table:table-cell/>
          <table:table-cell office:value-type="float" office:value="605"/>
          <table:table-cell office:value-type="string" office:string-value="Halton Borough Council"/>
          <table:table-cell office:value-type="string" office:string-value="TR"/>
          <table:table-cell office:value-type="float" office:value="16657.62"/>
          <table:table-cell office:value-type="float" office:value="16384.009999999998"/>
          <table:table-cell office:value-type="float" office:value="15750.24"/>
          <table:table-cell office:value-type="float" office:value="15008.59"/>
          <table:table-cell office:value-type="float" office:value="14663.81"/>
          <table:table-cell office:value-type="float" office:value="720"/>
          <table:table-cell office:value-type="string" office:string-value="Redcar and Cleveland Borough Council"/>
          <table:table-cell office:value-type="string" office:string-value="TU"/>
          <table:table-cell office:value-type="float" office:value="18603.48"/>
          <table:table-cell office:value-type="float" office:value="18424.349999999999"/>
          <table:table-cell office:value-type="float" office:value="18101.62"/>
          <table:table-cell office:value-type="float" office:value="17941.599999999999"/>
          <table:table-cell office:value-type="float" office:value="17520.53"/>
          <table:table-cell table:number-columns-repeated="16348"/>
        </table:table-row>
        <table:table-row>
          <table:table-cell office:value-type="float" office:value="415"/>
          <table:table-cell office:value-type="string" office:string-value="Milton Keynes Council"/>
          <table:table-cell office:value-type="string" office:string-value="TM"/>
          <table:table-cell office:value-type="float" office:value="532349.93999999994"/>
          <table:table-cell office:value-type="float" office:value="505069.43"/>
          <table:table-cell office:value-type="float" office:value="507087.45"/>
          <table:table-cell office:value-type="float" office:value="476210.3"/>
          <table:table-cell office:value-type="float" office:value="457859.39"/>
          <table:table-cell office:value-type="float" office:value="495715.30199999997"/>
          <table:table-cell/>
          <table:table-cell office:value-type="float" office:value="4720"/>
          <table:table-cell office:value-type="string" office:string-value="Leeds City Council"/>
          <table:table-cell office:value-type="string" office:string-value="PM"/>
          <table:table-cell office:value-type="float" office:value="92037.89"/>
          <table:table-cell office:value-type="float" office:value="89830.18"/>
          <table:table-cell office:value-type="float" office:value="86553.279999999999"/>
          <table:table-cell office:value-type="float" office:value="133064.89000000001"/>
          <table:table-cell office:value-type="float" office:value="129034.27"/>
          <table:table-cell office:value-type="float" office:value="106104.102"/>
          <table:table-cell/>
          <table:table-cell office:value-type="float" office:value="610"/>
          <table:table-cell office:value-type="string" office:string-value="Warrington Borough Council"/>
          <table:table-cell office:value-type="string" office:string-value="TR"/>
          <table:table-cell office:value-type="float" office:value="3917.85"/>
          <table:table-cell office:value-type="float" office:value="3922.25"/>
          <table:table-cell office:value-type="float" office:value="3862.07"/>
          <table:table-cell office:value-type="float" office:value="3734.14"/>
          <table:table-cell office:value-type="float" office:value="3687.15"/>
          <table:table-cell office:value-type="float" office:value="730"/>
          <table:table-cell office:value-type="string" office:string-value="Middlesbrough Borough Council"/>
          <table:table-cell office:value-type="string" office:string-value="TU"/>
          <table:table-cell office:value-type="float" office:value="105011.24"/>
          <table:table-cell office:value-type="float" office:value="103941.64"/>
          <table:table-cell office:value-type="float" office:value="107259.22"/>
          <table:table-cell office:value-type="float" office:value="105677.21"/>
          <table:table-cell office:value-type="float" office:value="104296.8"/>
          <table:table-cell table:number-columns-repeated="16348"/>
        </table:table-row>
        <table:table-row>
          <table:table-cell office:value-type="float" office:value="430"/>
          <table:table-cell office:value-type="string" office:string-value="Buckinghamshire County Council"/>
          <table:table-cell office:value-type="string" office:string-value="TM"/>
          <table:table-cell office:value-type="float" office:value="2197481.79"/>
          <table:table-cell office:value-type="float" office:value="2127082.37"/>
          <table:table-cell office:value-type="float" office:value="2032198.56"/>
          <table:table-cell office:value-type="float" office:value="1884476.8"/>
          <table:table-cell office:value-type="float" office:value="1812693.83"/>
          <table:table-cell office:value-type="float" office:value="2010786.67"/>
          <table:table-cell table:number-columns-repeated="11"/>
          <table:table-cell office:value-type="float" office:value="615"/>
          <table:table-cell office:value-type="string" office:string-value="Cheshire County Council"/>
          <table:table-cell office:value-type="string" office:string-value="TR"/>
          <table:table-cell office:value-type="float" office:value="1262262.24"/>
          <table:table-cell office:value-type="float" office:value="1248604.1200000001"/>
          <table:table-cell office:value-type="float" office:value="1205335.81"/>
          <table:table-cell office:value-type="float" office:value="1140937.17"/>
          <table:table-cell office:value-type="float" office:value="1116316.47"/>
          <table:table-cell office:value-type="float" office:value="740"/>
          <table:table-cell office:value-type="string" office:string-value="Stockton-on-Tees Borough Council"/>
          <table:table-cell office:value-type="string" office:string-value="TU"/>
          <table:table-cell office:value-type="float" office:value="192762.36"/>
          <table:table-cell office:value-type="float" office:value="191017.52"/>
          <table:table-cell office:value-type="float" office:value="187253.29"/>
          <table:table-cell office:value-type="float" office:value="184513.53"/>
          <table:table-cell office:value-type="float" office:value="182227.6"/>
          <table:table-cell table:number-columns-repeated="16348"/>
        </table:table-row>
        <table:table-row>
          <table:table-cell office:value-type="float" office:value="515"/>
          <table:table-cell office:value-type="string" office:string-value="Cambridgeshire County Council"/>
          <table:table-cell office:value-type="string" office:string-value="TM"/>
          <table:table-cell office:value-type="float" office:value="831727.94"/>
          <table:table-cell office:value-type="float" office:value="808393.44"/>
          <table:table-cell office:value-type="float" office:value="755227.06"/>
          <table:table-cell office:value-type="float" office:value="716421.2"/>
          <table:table-cell office:value-type="float" office:value="289717.40999999997"/>
          <table:table-cell office:value-type="float" office:value="680297.41"/>
          <table:table-cell table:number-columns-repeated="11"/>
          <table:table-cell office:value-type="float" office:value="710"/>
          <table:table-cell office:value-type="string" office:string-value="Hartlepool Borough Council"/>
          <table:table-cell office:value-type="string" office:string-value="TR"/>
          <table:table-cell office:value-type="float" office:value="96868"/>
          <table:table-cell office:value-type="float" office:value="95437.01"/>
          <table:table-cell office:value-type="float" office:value="79855.73"/>
          <table:table-cell office:value-type="float" office:value="86519.16"/>
          <table:table-cell office:value-type="float" office:value="84395.71"/>
          <table:table-cell office:value-type="float" office:value="810"/>
          <table:table-cell office:value-type="string" office:string-value="Cornwall County Council"/>
          <table:table-cell office:value-type="string" office:string-value="TU"/>
          <table:table-cell office:value-type="float" office:value="27504.62"/>
          <table:table-cell office:value-type="float" office:value="27826.82"/>
          <table:table-cell office:value-type="float" office:value="27848.799999999999"/>
          <table:table-cell office:value-type="float" office:value="29057.93"/>
          <table:table-cell office:value-type="float" office:value="28315.48"/>
          <table:table-cell table:number-columns-repeated="16348"/>
        </table:table-row>
        <table:table-row>
          <table:table-cell office:value-type="float" office:value="605"/>
          <table:table-cell office:value-type="string" office:string-value="Halton Borough Council"/>
          <table:table-cell office:value-type="string" office:string-value="TM"/>
          <table:table-cell office:value-type="float" office:value="177376.82"/>
          <table:table-cell office:value-type="float" office:value="167969.58"/>
          <table:table-cell office:value-type="float" office:value="146101.23000000001"/>
          <table:table-cell office:value-type="float" office:value="136060.66"/>
          <table:table-cell office:value-type="float" office:value="130696.39"/>
          <table:table-cell office:value-type="float" office:value="151640.93600000002"/>
          <table:table-cell table:number-columns-repeated="11"/>
          <table:table-cell office:value-type="float" office:value="720"/>
          <table:table-cell office:value-type="string" office:string-value="Redcar and Cleveland Borough Council"/>
          <table:table-cell office:value-type="string" office:string-value="TR"/>
          <table:table-cell office:value-type="float" office:value="35041.06"/>
          <table:table-cell office:value-type="float" office:value="34530.65"/>
          <table:table-cell office:value-type="float" office:value="33164.03"/>
          <table:table-cell office:value-type="float" office:value="36144.160000000003"/>
          <table:table-cell office:value-type="float" office:value="35197.19"/>
          <table:table-cell office:value-type="float" office:value="900"/>
          <table:table-cell office:value-type="string" office:string-value="Cumbria County Council"/>
          <table:table-cell office:value-type="string" office:string-value="TU"/>
          <table:table-cell office:value-type="float" office:value="103086.11"/>
          <table:table-cell office:value-type="float" office:value="104305.09"/>
          <table:table-cell office:value-type="float" office:value="104352.7"/>
          <table:table-cell office:value-type="float" office:value="98787.68"/>
          <table:table-cell office:value-type="float" office:value="96225.61"/>
          <table:table-cell table:number-columns-repeated="16348"/>
        </table:table-row>
        <table:table-row>
          <table:table-cell office:value-type="float" office:value="610"/>
          <table:table-cell office:value-type="string" office:string-value="Warrington Borough Council"/>
          <table:table-cell office:value-type="string" office:string-value="TM"/>
          <table:table-cell office:value-type="float" office:value="1204910.58"/>
          <table:table-cell office:value-type="float" office:value="1157253.1299999999"/>
          <table:table-cell office:value-type="float" office:value="1101541.53"/>
          <table:table-cell office:value-type="float" office:value="1056174.74"/>
          <table:table-cell office:value-type="float" office:value="1014715.47"/>
          <table:table-cell office:value-type="float" office:value="1106919.0900000001"/>
          <table:table-cell table:number-columns-repeated="11"/>
          <table:table-cell office:value-type="float" office:value="730"/>
          <table:table-cell office:value-type="string" office:string-value="Middlesbrough Borough Council"/>
          <table:table-cell office:value-type="string" office:string-value="TR"/>
          <table:table-cell office:value-type="float" office:value="95246.82"/>
          <table:table-cell office:value-type="float" office:value="96644.14"/>
          <table:table-cell office:value-type="float" office:value="91236.38"/>
          <table:table-cell office:value-type="float" office:value="86713.78"/>
          <table:table-cell office:value-type="float" office:value="84496.26"/>
          <table:table-cell office:value-type="float" office:value="1020"/>
          <table:table-cell office:value-type="string" office:string-value="Derby City Council"/>
          <table:table-cell office:value-type="string" office:string-value="TU"/>
          <table:table-cell office:value-type="float" office:value="319291.61"/>
          <table:table-cell office:value-type="float" office:value="327371.23"/>
          <table:table-cell office:value-type="float" office:value="334039.39"/>
          <table:table-cell office:value-type="float" office:value="338089.3"/>
          <table:table-cell office:value-type="float" office:value="334117.36"/>
          <table:table-cell table:number-columns-repeated="16348"/>
        </table:table-row>
        <table:table-row>
          <table:table-cell office:value-type="float" office:value="615"/>
          <table:table-cell office:value-type="string" office:string-value="Cheshire County Council"/>
          <table:table-cell office:value-type="string" office:string-value="TM"/>
          <table:table-cell office:value-type="float" office:value="2628610.69"/>
          <table:table-cell office:value-type="float" office:value="2540676.2000000002"/>
          <table:table-cell office:value-type="float" office:value="2419887.63"/>
          <table:table-cell office:value-type="float" office:value="2263690.66"/>
          <table:table-cell office:value-type="float" office:value="2177013.81"/>
          <table:table-cell office:value-type="float" office:value="2405975.798"/>
          <table:table-cell table:number-columns-repeated="11"/>
          <table:table-cell office:value-type="float" office:value="740"/>
          <table:table-cell office:value-type="string" office:string-value="Stockton-on-Tees Borough Council"/>
          <table:table-cell office:value-type="string" office:string-value="TR"/>
          <table:table-cell office:value-type="float" office:value="247692.5"/>
          <table:table-cell office:value-type="float" office:value="242572.61"/>
          <table:table-cell office:value-type="float" office:value="238082.77"/>
          <table:table-cell office:value-type="float" office:value="225319.96"/>
          <table:table-cell office:value-type="float" office:value="219487.21"/>
          <table:table-cell office:value-type="float" office:value="1050"/>
          <table:table-cell office:value-type="string" office:string-value="Derbyshire County Council"/>
          <table:table-cell office:value-type="string" office:string-value="TU"/>
          <table:table-cell office:value-type="float" office:value="181420.38"/>
          <table:table-cell office:value-type="float" office:value="181542.16"/>
          <table:table-cell office:value-type="float" office:value="182934.25"/>
          <table:table-cell office:value-type="float" office:value="185641.85"/>
          <table:table-cell office:value-type="float" office:value="183107.06"/>
          <table:table-cell table:number-columns-repeated="16348"/>
        </table:table-row>
        <table:table-row>
          <table:table-cell office:value-type="float" office:value="900"/>
          <table:table-cell office:value-type="string" office:string-value="Cumbria County Council"/>
          <table:table-cell office:value-type="string" office:string-value="TM"/>
          <table:table-cell office:value-type="float" office:value="1349957.01"/>
          <table:table-cell office:value-type="float" office:value="1278504.52"/>
          <table:table-cell office:value-type="float" office:value="1207774.5"/>
          <table:table-cell office:value-type="float" office:value="1147347.68"/>
          <table:table-cell office:value-type="float" office:value="1102699.03"/>
          <table:table-cell office:value-type="float" office:value="1217256.548"/>
          <table:table-cell table:number-columns-repeated="11"/>
          <table:table-cell office:value-type="float" office:value="810"/>
          <table:table-cell office:value-type="string" office:string-value="Cornwall County Council"/>
          <table:table-cell office:value-type="string" office:string-value="TR"/>
          <table:table-cell office:value-type="float" office:value="1113159.8899999999"/>
          <table:table-cell office:value-type="float" office:value="1097428.3400000001"/>
          <table:table-cell office:value-type="float" office:value="1065280.72"/>
          <table:table-cell office:value-type="float" office:value="1044390.95"/>
          <table:table-cell office:value-type="float" office:value="1015599.47"/>
          <table:table-cell office:value-type="float" office:value="1105"/>
          <table:table-cell office:value-type="string" office:string-value="Plymouth City Council"/>
          <table:table-cell office:value-type="string" office:string-value="TU"/>
          <table:table-cell office:value-type="float" office:value="137550.17000000001"/>
          <table:table-cell office:value-type="float" office:value="139739.26"/>
          <table:table-cell office:value-type="float" office:value="147901.56"/>
          <table:table-cell office:value-type="float" office:value="139196.57"/>
          <table:table-cell office:value-type="float" office:value="135732.57"/>
          <table:table-cell table:number-columns-repeated="16348"/>
        </table:table-row>
        <table:table-row>
          <table:table-cell office:value-type="float" office:value="1050"/>
          <table:table-cell office:value-type="string" office:string-value="Derbyshire County Council"/>
          <table:table-cell office:value-type="string" office:string-value="TM"/>
          <table:table-cell office:value-type="float" office:value="1412588.34"/>
          <table:table-cell office:value-type="float" office:value="1327372.0900000001"/>
          <table:table-cell office:value-type="float" office:value="1265436.96"/>
          <table:table-cell office:value-type="float" office:value="1133998.1299999999"/>
          <table:table-cell office:value-type="float" office:value="1069379.3600000001"/>
          <table:table-cell office:value-type="float" office:value="1241754.976"/>
          <table:table-cell table:number-columns-repeated="11"/>
          <table:table-cell office:value-type="float" office:value="900"/>
          <table:table-cell office:value-type="string" office:string-value="Cumbria County Council"/>
          <table:table-cell office:value-type="string" office:string-value="TR"/>
          <table:table-cell office:value-type="float" office:value="1348481.24"/>
          <table:table-cell office:value-type="float" office:value="1335393.5"/>
          <table:table-cell office:value-type="float" office:value="1263625.27"/>
          <table:table-cell office:value-type="float" office:value="1232921.1399999999"/>
          <table:table-cell office:value-type="float" office:value="1197815.93"/>
          <table:table-cell office:value-type="float" office:value="1245"/>
          <table:table-cell office:value-type="string" office:string-value="Dorset County Council"/>
          <table:table-cell office:value-type="string" office:string-value="TU"/>
          <table:table-cell office:value-type="float" office:value="24069.22"/>
          <table:table-cell office:value-type="float" office:value="24036.09"/>
          <table:table-cell office:value-type="float" office:value="24048.66"/>
          <table:table-cell office:value-type="float" office:value="23794.639999999999"/>
          <table:table-cell office:value-type="float" office:value="23349.34"/>
          <table:table-cell table:number-columns-repeated="16348"/>
        </table:table-row>
        <table:table-row>
          <table:table-cell office:value-type="float" office:value="1115"/>
          <table:table-cell office:value-type="string" office:string-value="Devon County Council"/>
          <table:table-cell office:value-type="string" office:string-value="TM"/>
          <table:table-cell office:value-type="float" office:value="757232.7"/>
          <table:table-cell office:value-type="float" office:value="718533.24"/>
          <table:table-cell office:value-type="float" office:value="679844.04"/>
          <table:table-cell office:value-type="float" office:value="646305.84"/>
          <table:table-cell office:value-type="float" office:value="623666.47"/>
          <table:table-cell office:value-type="float" office:value="685116.45799999998"/>
          <table:table-cell table:number-columns-repeated="11"/>
          <table:table-cell office:value-type="float" office:value="1020"/>
          <table:table-cell office:value-type="string" office:string-value="Derby City Council"/>
          <table:table-cell office:value-type="string" office:string-value="TR"/>
          <table:table-cell office:value-type="float" office:value="37522.79"/>
          <table:table-cell office:value-type="float" office:value="38803.71"/>
          <table:table-cell office:value-type="float" office:value="40796.129999999997"/>
          <table:table-cell office:value-type="float" office:value="38892.42"/>
          <table:table-cell office:value-type="float" office:value="37933.58"/>
          <table:table-cell office:value-type="float" office:value="1310"/>
          <table:table-cell office:value-type="string" office:string-value="Durham County Council"/>
          <table:table-cell office:value-type="string" office:string-value="TU"/>
          <table:table-cell office:value-type="float" office:value="22825.81"/>
          <table:table-cell office:value-type="float" office:value="24790.51"/>
          <table:table-cell office:value-type="float" office:value="24598.36"/>
          <table:table-cell office:value-type="float" office:value="24611.86"/>
          <table:table-cell office:value-type="float" office:value="24383.54"/>
          <table:table-cell table:number-columns-repeated="16348"/>
        </table:table-row>
        <table:table-row>
          <table:table-cell office:value-type="float" office:value="1305"/>
          <table:table-cell office:value-type="string" office:string-value="Darlington Borough Council"/>
          <table:table-cell office:value-type="string" office:string-value="TM"/>
          <table:table-cell office:value-type="float" office:value="129856.07"/>
          <table:table-cell office:value-type="float" office:value="127030.05"/>
          <table:table-cell office:value-type="float" office:value="120308.63"/>
          <table:table-cell office:value-type="float" office:value="116343.06"/>
          <table:table-cell office:value-type="float" office:value="111873.63"/>
          <table:table-cell office:value-type="float" office:value="121082.28799999999"/>
          <table:table-cell table:number-columns-repeated="11"/>
          <table:table-cell office:value-type="float" office:value="1050"/>
          <table:table-cell office:value-type="string" office:string-value="Derbyshire County Council"/>
          <table:table-cell office:value-type="string" office:string-value="TR"/>
          <table:table-cell office:value-type="float" office:value="1617576.91"/>
          <table:table-cell office:value-type="float" office:value="1580416.49"/>
          <table:table-cell office:value-type="float" office:value="1542958.99"/>
          <table:table-cell office:value-type="float" office:value="1463231.59"/>
          <table:table-cell office:value-type="float" office:value="1429893.5"/>
          <table:table-cell office:value-type="float" office:value="1410"/>
          <table:table-cell office:value-type="string" office:string-value="East Sussex County Council"/>
          <table:table-cell office:value-type="string" office:string-value="TU"/>
          <table:table-cell office:value-type="float" office:value="63521.1"/>
          <table:table-cell office:value-type="float" office:value="63645.46"/>
          <table:table-cell office:value-type="float" office:value="63523.99"/>
          <table:table-cell office:value-type="float" office:value="63850.62"/>
          <table:table-cell office:value-type="float" office:value="62858.57"/>
          <table:table-cell table:number-columns-repeated="16348"/>
        </table:table-row>
        <table:table-row>
          <table:table-cell office:value-type="float" office:value="1310"/>
          <table:table-cell office:value-type="string" office:string-value="Durham County Council"/>
          <table:table-cell office:value-type="string" office:string-value="TM"/>
          <table:table-cell office:value-type="float" office:value="690668.19"/>
          <table:table-cell office:value-type="float" office:value="671953.56"/>
          <table:table-cell office:value-type="float" office:value="626914.09"/>
          <table:table-cell office:value-type="float" office:value="595999.43000000005"/>
          <table:table-cell office:value-type="float" office:value="571694.51"/>
          <table:table-cell office:value-type="float" office:value="631445.95600000001"/>
          <table:table-cell table:number-columns-repeated="11"/>
          <table:table-cell office:value-type="float" office:value="1105"/>
          <table:table-cell office:value-type="string" office:string-value="Plymouth City Council"/>
          <table:table-cell office:value-type="string" office:string-value="TR"/>
          <table:table-cell office:value-type="float" office:value="61264.98"/>
          <table:table-cell office:value-type="float" office:value="60646.26"/>
          <table:table-cell office:value-type="float" office:value="59055.18"/>
          <table:table-cell office:value-type="float" office:value="57040.27"/>
          <table:table-cell office:value-type="float" office:value="55452.5"/>
          <table:table-cell office:value-type="float" office:value="1510"/>
          <table:table-cell office:value-type="string" office:string-value="Thurrock Borough Council"/>
          <table:table-cell office:value-type="string" office:string-value="TU"/>
          <table:table-cell office:value-type="float" office:value="22188.41"/>
          <table:table-cell office:value-type="float" office:value="22234.69"/>
          <table:table-cell office:value-type="float" office:value="22332.06"/>
          <table:table-cell office:value-type="float" office:value="22175.360000000001"/>
          <table:table-cell office:value-type="float" office:value="21830.799999999999"/>
          <table:table-cell table:number-columns-repeated="16348"/>
        </table:table-row>
        <table:table-row>
          <table:table-cell office:value-type="float" office:value="1510"/>
          <table:table-cell office:value-type="string" office:string-value="Thurrock Borough Council"/>
          <table:table-cell office:value-type="string" office:string-value="TM"/>
          <table:table-cell office:value-type="float" office:value="183425.03"/>
          <table:table-cell office:value-type="float" office:value="175591.88"/>
          <table:table-cell office:value-type="float" office:value="166597.76999999999"/>
          <table:table-cell office:value-type="float" office:value="155162.51"/>
          <table:table-cell office:value-type="float" office:value="147365.47"/>
          <table:table-cell office:value-type="float" office:value="165628.53200000001"/>
          <table:table-cell table:number-columns-repeated="11"/>
          <table:table-cell office:value-type="float" office:value="1115"/>
          <table:table-cell office:value-type="string" office:string-value="Devon County Council"/>
          <table:table-cell office:value-type="string" office:string-value="TR"/>
          <table:table-cell office:value-type="float" office:value="1975566.36"/>
          <table:table-cell office:value-type="float" office:value="1908537.98"/>
          <table:table-cell office:value-type="float" office:value="1853677.2"/>
          <table:table-cell office:value-type="float" office:value="1788447.38"/>
          <table:table-cell office:value-type="float" office:value="1739485.74"/>
          <table:table-cell office:value-type="float" office:value="1515"/>
          <table:table-cell office:value-type="string" office:string-value="Essex County Council"/>
          <table:table-cell office:value-type="string" office:string-value="TU"/>
          <table:table-cell office:value-type="float" office:value="3322.24"/>
          <table:table-cell office:value-type="float" office:value="3332.75"/>
          <table:table-cell office:value-type="float" office:value="3352.27"/>
          <table:table-cell office:value-type="float" office:value="3326.08"/>
          <table:table-cell office:value-type="float" office:value="3247.59"/>
          <table:table-cell table:number-columns-repeated="16348"/>
        </table:table-row>
        <table:table-row>
          <table:table-cell office:value-type="float" office:value="1515"/>
          <table:table-cell office:value-type="string" office:string-value="Essex County Council"/>
          <table:table-cell office:value-type="string" office:string-value="TM"/>
          <table:table-cell office:value-type="float" office:value="2137393.0299999998"/>
          <table:table-cell office:value-type="float" office:value="2105446.58"/>
          <table:table-cell office:value-type="float" office:value="2004404.45"/>
          <table:table-cell office:value-type="float" office:value="1875233.86"/>
          <table:table-cell office:value-type="float" office:value="1783211.95"/>
          <table:table-cell office:value-type="float" office:value="1981137.9739999999"/>
          <table:table-cell table:number-columns-repeated="11"/>
          <table:table-cell office:value-type="float" office:value="1225"/>
          <table:table-cell office:value-type="string" office:string-value="Borough of Poole Council"/>
          <table:table-cell office:value-type="string" office:string-value="TR"/>
          <table:table-cell office:value-type="float" office:value="24652.7"/>
          <table:table-cell office:value-type="float" office:value="24293.29"/>
          <table:table-cell office:value-type="float" office:value="23837.82"/>
          <table:table-cell office:value-type="float" office:value="22817.45"/>
          <table:table-cell office:value-type="float" office:value="22232.21"/>
          <table:table-cell office:value-type="float" office:value="1600"/>
          <table:table-cell office:value-type="string" office:string-value="Gloucestershire County Council"/>
          <table:table-cell office:value-type="string" office:string-value="TU"/>
          <table:table-cell office:value-type="float" office:value="94259.21"/>
          <table:table-cell office:value-type="float" office:value="96832.26"/>
          <table:table-cell office:value-type="float" office:value="99327.64"/>
          <table:table-cell office:value-type="float" office:value="100069.69"/>
          <table:table-cell office:value-type="float" office:value="98504.47"/>
          <table:table-cell table:number-columns-repeated="16348"/>
        </table:table-row>
        <table:table-row>
          <table:table-cell office:value-type="float" office:value="1600"/>
          <table:table-cell office:value-type="string" office:string-value="Gloucestershire County Council"/>
          <table:table-cell office:value-type="string" office:string-value="TM"/>
          <table:table-cell office:value-type="float" office:value="1321561.58"/>
          <table:table-cell office:value-type="float" office:value="1266091.1299999999"/>
          <table:table-cell office:value-type="float" office:value="1205856.3600000001"/>
          <table:table-cell office:value-type="float" office:value="1105506.46"/>
          <table:table-cell office:value-type="float" office:value="1045244.83"/>
          <table:table-cell office:value-type="float" office:value="1188852.0720000002"/>
          <table:table-cell table:number-columns-repeated="11"/>
          <table:table-cell office:value-type="float" office:value="1245"/>
          <table:table-cell office:value-type="string" office:string-value="Dorset County Council"/>
          <table:table-cell office:value-type="string" office:string-value="TR"/>
          <table:table-cell office:value-type="float" office:value="575209.23"/>
          <table:table-cell office:value-type="float" office:value="565042.17000000004"/>
          <table:table-cell office:value-type="float" office:value="548645.15"/>
          <table:table-cell office:value-type="float" office:value="532299.63"/>
          <table:table-cell office:value-type="float" office:value="517675.63"/>
          <table:table-cell office:value-type="float" office:value="1770"/>
          <table:table-cell office:value-type="string" office:string-value="Hampshire County Council"/>
          <table:table-cell office:value-type="string" office:string-value="TU"/>
          <table:table-cell office:value-type="float" office:value="158733.31"/>
          <table:table-cell office:value-type="float" office:value="162321.32"/>
          <table:table-cell office:value-type="float" office:value="160524.79999999999"/>
          <table:table-cell office:value-type="float" office:value="151265.93"/>
          <table:table-cell office:value-type="float" office:value="149695.32999999999"/>
          <table:table-cell table:number-columns-repeated="16348"/>
        </table:table-row>
        <table:table-row>
          <table:table-cell office:value-type="float" office:value="1745"/>
          <table:table-cell office:value-type="string" office:string-value="Portsmouth City Council"/>
          <table:table-cell office:value-type="string" office:string-value="TM"/>
          <table:table-cell office:value-type="float" office:value="211401.21"/>
          <table:table-cell office:value-type="float" office:value="200896.47"/>
          <table:table-cell office:value-type="float" office:value="193403.71"/>
          <table:table-cell office:value-type="float" office:value="187801.45"/>
          <table:table-cell office:value-type="float" office:value="180903.63"/>
          <table:table-cell office:value-type="float" office:value="194881.29400000002"/>
          <table:table-cell table:number-columns-repeated="11"/>
          <table:table-cell office:value-type="float" office:value="1305"/>
          <table:table-cell office:value-type="string" office:string-value="Darlington Borough Council"/>
          <table:table-cell office:value-type="string" office:string-value="TR"/>
          <table:table-cell office:value-type="float" office:value="94940.41"/>
          <table:table-cell office:value-type="float" office:value="96982.83"/>
          <table:table-cell office:value-type="float" office:value="93195.8"/>
          <table:table-cell office:value-type="float" office:value="79920.490000000005"/>
          <table:table-cell office:value-type="float" office:value="77785.59"/>
          <table:table-cell office:value-type="float" office:value="1810"/>
          <table:table-cell office:value-type="string" office:string-value="Worcestershire County Council"/>
          <table:table-cell office:value-type="string" office:string-value="TU"/>
          <table:table-cell office:value-type="float" office:value="110915.68"/>
          <table:table-cell office:value-type="float" office:value="114473.03"/>
          <table:table-cell office:value-type="float" office:value="114525.42"/>
          <table:table-cell office:value-type="float" office:value="114011.29"/>
          <table:table-cell office:value-type="float" office:value="112544.39"/>
          <table:table-cell table:number-columns-repeated="16348"/>
        </table:table-row>
        <table:table-row>
          <table:table-cell office:value-type="float" office:value="1755"/>
          <table:table-cell office:value-type="string" office:string-value="Southampton City Council"/>
          <table:table-cell office:value-type="string" office:string-value="TM"/>
          <table:table-cell office:value-type="float" office:value="67207.08"/>
          <table:table-cell office:value-type="float" office:value="65087.17"/>
          <table:table-cell office:value-type="float" office:value="63645.25"/>
          <table:table-cell office:value-type="float" office:value="60955.34"/>
          <table:table-cell office:value-type="float" office:value="58611.82"/>
          <table:table-cell office:value-type="float" office:value="63101.331999999995"/>
          <table:table-cell table:number-columns-repeated="11"/>
          <table:table-cell office:value-type="float" office:value="1310"/>
          <table:table-cell office:value-type="string" office:string-value="Durham County Council"/>
          <table:table-cell office:value-type="string" office:string-value="TR"/>
          <table:table-cell office:value-type="float" office:value="576176.47"/>
          <table:table-cell office:value-type="float" office:value="572960.80000000005"/>
          <table:table-cell office:value-type="float" office:value="533293.80000000005"/>
          <table:table-cell office:value-type="float" office:value="515619.34"/>
          <table:table-cell office:value-type="float" office:value="504129.59"/>
          <table:table-cell office:value-type="float" office:value="1815"/>
          <table:table-cell office:value-type="string" office:string-value="Herefordshire County Council"/>
          <table:table-cell office:value-type="string" office:string-value="TU"/>
          <table:table-cell office:value-type="float" office:value="61885.599999999999"/>
          <table:table-cell office:value-type="float" office:value="61590.43"/>
          <table:table-cell office:value-type="float" office:value="63351.95"/>
          <table:table-cell office:value-type="float" office:value="63142.92"/>
          <table:table-cell office:value-type="float" office:value="62144.480000000003"/>
          <table:table-cell table:number-columns-repeated="16348"/>
        </table:table-row>
        <table:table-row>
          <table:table-cell office:value-type="float" office:value="1770"/>
          <table:table-cell office:value-type="string" office:string-value="Hampshire County Council"/>
          <table:table-cell office:value-type="string" office:string-value="TM"/>
          <table:table-cell office:value-type="float" office:value="3515319.08"/>
          <table:table-cell office:value-type="float" office:value="3363311.77"/>
          <table:table-cell office:value-type="float" office:value="3209707.42"/>
          <table:table-cell office:value-type="float" office:value="3017185.3"/>
          <table:table-cell office:value-type="float" office:value="2903668.01"/>
          <table:table-cell office:value-type="float" office:value="3201838.3160000001"/>
          <table:table-cell table:number-columns-repeated="11"/>
          <table:table-cell office:value-type="float" office:value="1405"/>
          <table:table-cell office:value-type="string" office:string-value="Brighton &amp; Hove Council"/>
          <table:table-cell office:value-type="string" office:string-value="TR"/>
          <table:table-cell office:value-type="float" office:value="289353.95"/>
          <table:table-cell office:value-type="float" office:value="284595.93"/>
          <table:table-cell office:value-type="float" office:value="254133.28"/>
          <table:table-cell office:value-type="float" office:value="240487.56"/>
          <table:table-cell office:value-type="float" office:value="234910.72"/>
          <table:table-cell office:value-type="float" office:value="1900"/>
          <table:table-cell office:value-type="string" office:string-value="Hertfordshire County Council"/>
          <table:table-cell office:value-type="string" office:string-value="TU"/>
          <table:table-cell office:value-type="float" office:value="128108.22"/>
          <table:table-cell office:value-type="float" office:value="127022.45"/>
          <table:table-cell office:value-type="float" office:value="127299.15"/>
          <table:table-cell office:value-type="float" office:value="126643.64"/>
          <table:table-cell office:value-type="float" office:value="124657.54"/>
          <table:table-cell table:number-columns-repeated="16348"/>
        </table:table-row>
        <table:table-row>
          <table:table-cell office:value-type="float" office:value="1810"/>
          <table:table-cell office:value-type="string" office:string-value="Worcestershire County Council"/>
          <table:table-cell office:value-type="string" office:string-value="TM"/>
          <table:table-cell office:value-type="float" office:value="2081213.23"/>
          <table:table-cell office:value-type="float" office:value="1987725.16"/>
          <table:table-cell office:value-type="float" office:value="1863479.37"/>
          <table:table-cell office:value-type="float" office:value="1690079.98"/>
          <table:table-cell office:value-type="float" office:value="1626241.8"/>
          <table:table-cell office:value-type="float" office:value="1849747.9080000003"/>
          <table:table-cell table:number-columns-repeated="11"/>
          <table:table-cell office:value-type="float" office:value="1410"/>
          <table:table-cell office:value-type="string" office:string-value="East Sussex County Council"/>
          <table:table-cell office:value-type="string" office:string-value="TR"/>
          <table:table-cell office:value-type="float" office:value="537094.48"/>
          <table:table-cell office:value-type="float" office:value="527521.97"/>
          <table:table-cell office:value-type="float" office:value="490128.47"/>
          <table:table-cell office:value-type="float" office:value="450794"/>
          <table:table-cell office:value-type="float" office:value="442224.8"/>
          <table:table-cell office:value-type="float" office:value="2010"/>
          <table:table-cell office:value-type="string" office:string-value="Kingston Upon Hull City Council"/>
          <table:table-cell office:value-type="string" office:string-value="TU"/>
          <table:table-cell office:value-type="float" office:value="179270.57"/>
          <table:table-cell office:value-type="float" office:value="183795.54"/>
          <table:table-cell office:value-type="float" office:value="195032.75"/>
          <table:table-cell office:value-type="float" office:value="206610.28"/>
          <table:table-cell office:value-type="float" office:value="203944.12"/>
          <table:table-cell table:number-columns-repeated="16348"/>
        </table:table-row>
        <table:table-row>
          <table:table-cell office:value-type="float" office:value="1815"/>
          <table:table-cell office:value-type="string" office:string-value="Herefordshire County Council"/>
          <table:table-cell office:value-type="string" office:string-value="TM"/>
          <table:table-cell office:value-type="float" office:value="59759.32"/>
          <table:table-cell office:value-type="float" office:value="58308.39"/>
          <table:table-cell office:value-type="float" office:value="54300.25"/>
          <table:table-cell office:value-type="float" office:value="50447.22"/>
          <table:table-cell office:value-type="float" office:value="48395.14"/>
          <table:table-cell office:value-type="float" office:value="54242.063999999998"/>
          <table:table-cell table:number-columns-repeated="11"/>
          <table:table-cell office:value-type="float" office:value="1510"/>
          <table:table-cell office:value-type="string" office:string-value="Thurrock Borough Council"/>
          <table:table-cell office:value-type="string" office:string-value="TR"/>
          <table:table-cell office:value-type="float" office:value="305328.90000000002"/>
          <table:table-cell office:value-type="float" office:value="302384.90999999997"/>
          <table:table-cell office:value-type="float" office:value="289874.69"/>
          <table:table-cell office:value-type="float" office:value="282566.92"/>
          <table:table-cell office:value-type="float" office:value="274578.2"/>
          <table:table-cell office:value-type="float" office:value="2036"/>
          <table:table-cell office:value-type="string" office:string-value="East Riding of Yorkshire Council"/>
          <table:table-cell office:value-type="string" office:string-value="TU"/>
          <table:table-cell office:value-type="float" office:value="7453.17"/>
          <table:table-cell office:value-type="float" office:value="8877.1200000000008"/>
          <table:table-cell office:value-type="float" office:value="8962.4599999999991"/>
          <table:table-cell office:value-type="float" office:value="8977.27"/>
          <table:table-cell office:value-type="float" office:value="8851.74"/>
          <table:table-cell table:number-columns-repeated="16348"/>
        </table:table-row>
        <table:table-row>
          <table:table-cell office:value-type="float" office:value="1900"/>
          <table:table-cell office:value-type="string" office:string-value="Hertfordshire County Council"/>
          <table:table-cell office:value-type="string" office:string-value="TM"/>
          <table:table-cell office:value-type="float" office:value="3686434.38"/>
          <table:table-cell office:value-type="float" office:value="3633871.87"/>
          <table:table-cell office:value-type="float" office:value="3499541.88"/>
          <table:table-cell office:value-type="float" office:value="3337339.53"/>
          <table:table-cell office:value-type="float" office:value="3177700.98"/>
          <table:table-cell office:value-type="float" office:value="3466977.7279999992"/>
          <table:table-cell table:number-columns-repeated="11"/>
          <table:table-cell office:value-type="float" office:value="1515"/>
          <table:table-cell office:value-type="string" office:string-value="Essex County Council"/>
          <table:table-cell office:value-type="string" office:string-value="TR"/>
          <table:table-cell office:value-type="float" office:value="1572640.41"/>
          <table:table-cell office:value-type="float" office:value="1554968.43"/>
          <table:table-cell office:value-type="float" office:value="1508209.86"/>
          <table:table-cell office:value-type="float" office:value="1478914.14"/>
          <table:table-cell office:value-type="float" office:value="1442456.13"/>
          <table:table-cell office:value-type="float" office:value="2210"/>
          <table:table-cell office:value-type="string" office:string-value="Kent County Council"/>
          <table:table-cell office:value-type="string" office:string-value="TU"/>
          <table:table-cell office:value-type="float" office:value="122626.49"/>
          <table:table-cell office:value-type="float" office:value="122911.1"/>
          <table:table-cell office:value-type="float" office:value="123284.85"/>
          <table:table-cell office:value-type="float" office:value="123783.11"/>
          <table:table-cell office:value-type="float" office:value="121513.78"/>
          <table:table-cell table:number-columns-repeated="16348"/>
        </table:table-row>
        <table:table-row>
          <table:table-cell office:value-type="float" office:value="2036"/>
          <table:table-cell office:value-type="string" office:string-value="East Riding of Yorkshire Council"/>
          <table:table-cell office:value-type="string" office:string-value="TM"/>
          <table:table-cell office:value-type="float" office:value="409972.83"/>
          <table:table-cell office:value-type="float" office:value="399117.61"/>
          <table:table-cell office:value-type="float" office:value="385985.36"/>
          <table:table-cell office:value-type="float" office:value="363513.01"/>
          <table:table-cell office:value-type="float" office:value="348381.47"/>
          <table:table-cell office:value-type="float" office:value="381394.05599999998"/>
          <table:table-cell table:number-columns-repeated="11"/>
          <table:table-cell office:value-type="float" office:value="1600"/>
          <table:table-cell office:value-type="string" office:string-value="Gloucestershire County Council"/>
          <table:table-cell office:value-type="string" office:string-value="TR"/>
          <table:table-cell office:value-type="float" office:value="691628.04"/>
          <table:table-cell office:value-type="float" office:value="692376.61"/>
          <table:table-cell office:value-type="float" office:value="679071.21"/>
          <table:table-cell office:value-type="float" office:value="642422.35"/>
          <table:table-cell office:value-type="float" office:value="624898.12"/>
          <table:table-cell office:value-type="float" office:value="2315"/>
          <table:table-cell office:value-type="string" office:string-value="Lancashire County Council"/>
          <table:table-cell office:value-type="string" office:string-value="TU"/>
          <table:table-cell office:value-type="float" office:value="149450.26999999999"/>
          <table:table-cell office:value-type="float" office:value="146982.65"/>
          <table:table-cell office:value-type="float" office:value="152118.43"/>
          <table:table-cell office:value-type="float" office:value="151066.9"/>
          <table:table-cell office:value-type="float" office:value="148541.07"/>
          <table:table-cell table:number-columns-repeated="16348"/>
        </table:table-row>
        <table:table-row>
          <table:table-cell office:value-type="float" office:value="2040"/>
          <table:table-cell office:value-type="string" office:string-value="North Lincolnshire Council"/>
          <table:table-cell office:value-type="string" office:string-value="TM"/>
          <table:table-cell office:value-type="float" office:value="360357.18"/>
          <table:table-cell office:value-type="float" office:value="350940.82"/>
          <table:table-cell office:value-type="float" office:value="328272.84999999998"/>
          <table:table-cell office:value-type="float" office:value="314011.34000000003"/>
          <table:table-cell office:value-type="float" office:value="299349.34999999998"/>
          <table:table-cell office:value-type="float" office:value="330586.30800000002"/>
          <table:table-cell table:number-columns-repeated="11"/>
          <table:table-cell office:value-type="float" office:value="1745"/>
          <table:table-cell office:value-type="string" office:string-value="Portsmouth City Council"/>
          <table:table-cell office:value-type="string" office:string-value="TR"/>
          <table:table-cell office:value-type="float" office:value="148010.57999999999"/>
          <table:table-cell office:value-type="float" office:value="145814.47"/>
          <table:table-cell office:value-type="float" office:value="146410.22"/>
          <table:table-cell office:value-type="float" office:value="139265.59"/>
          <table:table-cell office:value-type="float" office:value="136039.19"/>
          <table:table-cell office:value-type="float" office:value="2425"/>
          <table:table-cell office:value-type="string" office:string-value="Leicester City Council"/>
          <table:table-cell office:value-type="string" office:string-value="TU"/>
          <table:table-cell office:value-type="float" office:value="9143.81"/>
          <table:table-cell office:value-type="float" office:value="9178.73"/>
          <table:table-cell office:value-type="float" office:value="9281.8700000000008"/>
          <table:table-cell office:value-type="float" office:value="9271.6299999999992"/>
          <table:table-cell office:value-type="float" office:value="9142.6299999999992"/>
          <table:table-cell table:number-columns-repeated="16348"/>
        </table:table-row>
        <table:table-row>
          <table:table-cell office:value-type="float" office:value="2205"/>
          <table:table-cell office:value-type="string" office:string-value="Medway Council"/>
          <table:table-cell office:value-type="string" office:string-value="TM"/>
          <table:table-cell office:value-type="float" office:value="163057.37"/>
          <table:table-cell office:value-type="float" office:value="171554.97"/>
          <table:table-cell office:value-type="float" office:value="165946.10999999999"/>
          <table:table-cell office:value-type="float" office:value="154428.07"/>
          <table:table-cell office:value-type="float" office:value="146627.32"/>
          <table:table-cell office:value-type="float" office:value="160322.76800000001"/>
          <table:table-cell table:number-columns-repeated="11"/>
          <table:table-cell office:value-type="float" office:value="1755"/>
          <table:table-cell office:value-type="string" office:string-value="Southampton City Council"/>
          <table:table-cell office:value-type="string" office:string-value="TR"/>
          <table:table-cell office:value-type="float" office:value="2591.15"/>
          <table:table-cell office:value-type="float" office:value="2525.62"/>
          <table:table-cell office:value-type="float" office:value="2458.87"/>
          <table:table-cell office:value-type="float" office:value="2338.63"/>
          <table:table-cell office:value-type="float" office:value="2275.17"/>
          <table:table-cell office:value-type="float" office:value="2450"/>
          <table:table-cell office:value-type="string" office:string-value="Leicestershire County Council"/>
          <table:table-cell office:value-type="string" office:string-value="TU"/>
          <table:table-cell office:value-type="float" office:value="66468.78"/>
          <table:table-cell office:value-type="float" office:value="68114.97"/>
          <table:table-cell office:value-type="float" office:value="68993.91"/>
          <table:table-cell office:value-type="float" office:value="69287.08"/>
          <table:table-cell office:value-type="float" office:value="68314.559999999998"/>
          <table:table-cell table:number-columns-repeated="16348"/>
        </table:table-row>
        <table:table-row>
          <table:table-cell office:value-type="float" office:value="2210"/>
          <table:table-cell office:value-type="string" office:string-value="Kent County Council"/>
          <table:table-cell office:value-type="string" office:string-value="TM"/>
          <table:table-cell office:value-type="float" office:value="3650679.04"/>
          <table:table-cell office:value-type="float" office:value="3478961.78"/>
          <table:table-cell office:value-type="float" office:value="3317249.71"/>
          <table:table-cell office:value-type="float" office:value="3053098.89"/>
          <table:table-cell office:value-type="float" office:value="2903479.53"/>
          <table:table-cell office:value-type="float" office:value="3280693.79"/>
          <table:table-cell table:number-columns-repeated="11"/>
          <table:table-cell office:value-type="float" office:value="1770"/>
          <table:table-cell office:value-type="string" office:string-value="Hampshire County Council"/>
          <table:table-cell office:value-type="string" office:string-value="TR"/>
          <table:table-cell office:value-type="float" office:value="1732625.5"/>
          <table:table-cell office:value-type="float" office:value="1720864.83"/>
          <table:table-cell office:value-type="float" office:value="1627960.22"/>
          <table:table-cell office:value-type="float" office:value="1543693.53"/>
          <table:table-cell office:value-type="float" office:value="1506470.99"/>
          <table:table-cell office:value-type="float" office:value="2500"/>
          <table:table-cell office:value-type="string" office:string-value="Lincolnshire County Council"/>
          <table:table-cell office:value-type="string" office:string-value="TU"/>
          <table:table-cell office:value-type="float" office:value="39061.519999999997"/>
          <table:table-cell office:value-type="float" office:value="40555.760000000002"/>
          <table:table-cell office:value-type="float" office:value="39919.74"/>
          <table:table-cell office:value-type="float" office:value="37837.879999999997"/>
          <table:table-cell office:value-type="float" office:value="37018.17"/>
          <table:table-cell table:number-columns-repeated="16348"/>
        </table:table-row>
        <table:table-row>
          <table:table-cell office:value-type="float" office:value="2305"/>
          <table:table-cell office:value-type="string" office:string-value="Blackburn with Darwen Borough Council"/>
          <table:table-cell office:value-type="string" office:string-value="TM"/>
          <table:table-cell office:value-type="float" office:value="141040.89000000001"/>
          <table:table-cell office:value-type="float" office:value="133676.64000000001"/>
          <table:table-cell office:value-type="float" office:value="126833.37"/>
          <table:table-cell office:value-type="float" office:value="119166.43"/>
          <table:table-cell office:value-type="float" office:value="114593.39"/>
          <table:table-cell office:value-type="float" office:value="127062.144"/>
          <table:table-cell table:number-columns-repeated="11"/>
          <table:table-cell office:value-type="float" office:value="1810"/>
          <table:table-cell office:value-type="string" office:string-value="Worcestershire County Council"/>
          <table:table-cell office:value-type="string" office:string-value="TR"/>
          <table:table-cell office:value-type="float" office:value="570472.85"/>
          <table:table-cell office:value-type="float" office:value="564511.05000000005"/>
          <table:table-cell office:value-type="float" office:value="549776.31000000006"/>
          <table:table-cell office:value-type="float" office:value="529554.52"/>
          <table:table-cell office:value-type="float" office:value="518010.22"/>
          <table:table-cell office:value-type="float" office:value="2600"/>
          <table:table-cell office:value-type="string" office:string-value="Norfolk County Council"/>
          <table:table-cell office:value-type="string" office:string-value="TU"/>
          <table:table-cell office:value-type="float" office:value="76831.67"/>
          <table:table-cell office:value-type="float" office:value="77001.39"/>
          <table:table-cell office:value-type="float" office:value="77915.31"/>
          <table:table-cell office:value-type="float" office:value="80162.53"/>
          <table:table-cell office:value-type="float" office:value="79266.44"/>
          <table:table-cell table:number-columns-repeated="16348"/>
        </table:table-row>
        <table:table-row>
          <table:table-cell office:value-type="float" office:value="2315"/>
          <table:table-cell office:value-type="string" office:string-value="Lancashire County Council"/>
          <table:table-cell office:value-type="string" office:string-value="TM"/>
          <table:table-cell office:value-type="float" office:value="3070571.25"/>
          <table:table-cell office:value-type="float" office:value="2890524.04"/>
          <table:table-cell office:value-type="float" office:value="2768630.87"/>
          <table:table-cell office:value-type="float" office:value="2594069.75"/>
          <table:table-cell office:value-type="float" office:value="2493832.48"/>
          <table:table-cell office:value-type="float" office:value="2763525.6780000003"/>
          <table:table-cell table:number-columns-repeated="11"/>
          <table:table-cell office:value-type="float" office:value="1815"/>
          <table:table-cell office:value-type="string" office:string-value="Herefordshire County Council"/>
          <table:table-cell office:value-type="string" office:string-value="TR"/>
          <table:table-cell office:value-type="float" office:value="362760.79"/>
          <table:table-cell office:value-type="float" office:value="357914.07"/>
          <table:table-cell office:value-type="float" office:value="350352.18"/>
          <table:table-cell office:value-type="float" office:value="336116.08"/>
          <table:table-cell office:value-type="float" office:value="326556.82"/>
          <table:table-cell office:value-type="float" office:value="2705"/>
          <table:table-cell office:value-type="string" office:string-value="North Yorkshire County Council"/>
          <table:table-cell office:value-type="string" office:string-value="TU"/>
          <table:table-cell office:value-type="float" office:value="26482.93"/>
          <table:table-cell office:value-type="float" office:value="26546.53"/>
          <table:table-cell office:value-type="float" office:value="26830.66"/>
          <table:table-cell office:value-type="float" office:value="25727.48"/>
          <table:table-cell office:value-type="float" office:value="25165.59"/>
          <table:table-cell table:number-columns-repeated="16348"/>
        </table:table-row>
        <table:table-row>
          <table:table-cell office:value-type="float" office:value="2450"/>
          <table:table-cell office:value-type="string" office:string-value="Leicestershire County Council"/>
          <table:table-cell office:value-type="string" office:string-value="TM"/>
          <table:table-cell office:value-type="float" office:value="2197579.6"/>
          <table:table-cell office:value-type="float" office:value="2059109.11"/>
          <table:table-cell office:value-type="float" office:value="1855476.4"/>
          <table:table-cell office:value-type="float" office:value="1694245.17"/>
          <table:table-cell office:value-type="float" office:value="1615556.33"/>
          <table:table-cell office:value-type="float" office:value="1884393.3219999999"/>
          <table:table-cell table:number-columns-repeated="11"/>
          <table:table-cell office:value-type="float" office:value="1900"/>
          <table:table-cell office:value-type="string" office:string-value="Hertfordshire County Council"/>
          <table:table-cell office:value-type="string" office:string-value="TR"/>
          <table:table-cell office:value-type="float" office:value="1060363.51"/>
          <table:table-cell office:value-type="float" office:value="1051945.2"/>
          <table:table-cell office:value-type="float" office:value="1026149.34"/>
          <table:table-cell office:value-type="float" office:value="976657.62"/>
          <table:table-cell office:value-type="float" office:value="954674.16"/>
          <table:table-cell office:value-type="float" office:value="2710"/>
          <table:table-cell office:value-type="string" office:string-value="York City Council"/>
          <table:table-cell office:value-type="string" office:string-value="TU"/>
          <table:table-cell office:value-type="float" office:value="49125.9"/>
          <table:table-cell office:value-type="float" office:value="49732.22"/>
          <table:table-cell office:value-type="float" office:value="49401.21"/>
          <table:table-cell office:value-type="float" office:value="44312.08"/>
          <table:table-cell office:value-type="float" office:value="43196.57"/>
          <table:table-cell table:number-columns-repeated="16348"/>
        </table:table-row>
        <table:table-row>
          <table:table-cell office:value-type="float" office:value="2705"/>
          <table:table-cell office:value-type="string" office:string-value="North Yorkshire County Council"/>
          <table:table-cell office:value-type="string" office:string-value="TM"/>
          <table:table-cell office:value-type="float" office:value="801961.59"/>
          <table:table-cell office:value-type="float" office:value="750953.66"/>
          <table:table-cell office:value-type="float" office:value="722213.8"/>
          <table:table-cell office:value-type="float" office:value="684107.28"/>
          <table:table-cell office:value-type="float" office:value="656771.97"/>
          <table:table-cell office:value-type="float" office:value="723201.66"/>
          <table:table-cell table:number-columns-repeated="11"/>
          <table:table-cell office:value-type="float" office:value="2020"/>
          <table:table-cell office:value-type="string" office:string-value="North East Lincolnshire Council"/>
          <table:table-cell office:value-type="string" office:string-value="TR"/>
          <table:table-cell office:value-type="float" office:value="129301.42"/>
          <table:table-cell office:value-type="float" office:value="126714.36"/>
          <table:table-cell office:value-type="float" office:value="121777.15"/>
          <table:table-cell office:value-type="float" office:value="121975.2"/>
          <table:table-cell office:value-type="float" office:value="118736.26"/>
          <table:table-cell office:value-type="float" office:value="2800"/>
          <table:table-cell office:value-type="string" office:string-value="Northamptonshire County Council"/>
          <table:table-cell office:value-type="string" office:string-value="TU"/>
          <table:table-cell office:value-type="float" office:value="44031.22"/>
          <table:table-cell office:value-type="float" office:value="44221.11"/>
          <table:table-cell office:value-type="float" office:value="45745.32"/>
          <table:table-cell office:value-type="float" office:value="45434.39"/>
          <table:table-cell office:value-type="float" office:value="44618.79"/>
          <table:table-cell table:number-columns-repeated="16348"/>
        </table:table-row>
        <table:table-row>
          <table:table-cell office:value-type="float" office:value="2800"/>
          <table:table-cell office:value-type="string" office:string-value="Northamptonshire County Council"/>
          <table:table-cell office:value-type="string" office:string-value="TM"/>
          <table:table-cell office:value-type="float" office:value="1488254.68"/>
          <table:table-cell office:value-type="float" office:value="1411508.38"/>
          <table:table-cell office:value-type="float" office:value="1423450.68"/>
          <table:table-cell office:value-type="float" office:value="1346712.93"/>
          <table:table-cell office:value-type="float" office:value="1295721.05"/>
          <table:table-cell office:value-type="float" office:value="1393129.5439999998"/>
          <table:table-cell table:number-columns-repeated="11"/>
          <table:table-cell office:value-type="float" office:value="2036"/>
          <table:table-cell office:value-type="string" office:string-value="East Riding of Yorkshire Council"/>
          <table:table-cell office:value-type="string" office:string-value="TR"/>
          <table:table-cell office:value-type="float" office:value="483985.27"/>
          <table:table-cell office:value-type="float" office:value="478022.41"/>
          <table:table-cell office:value-type="float" office:value="479317.03"/>
          <table:table-cell office:value-type="float" office:value="462510.22"/>
          <table:table-cell office:value-type="float" office:value="449354.67"/>
          <table:table-cell office:value-type="float" office:value="2900"/>
          <table:table-cell office:value-type="string" office:string-value="Northumberland County Council"/>
          <table:table-cell office:value-type="string" office:string-value="TU"/>
          <table:table-cell office:value-type="float" office:value="3615.6"/>
          <table:table-cell office:value-type="float" office:value="3586.07"/>
          <table:table-cell office:value-type="float" office:value="3555.45"/>
          <table:table-cell office:value-type="float" office:value="3512.02"/>
          <table:table-cell office:value-type="float" office:value="3461.56"/>
          <table:table-cell table:number-columns-repeated="16348"/>
        </table:table-row>
        <table:table-row>
          <table:table-cell office:value-type="float" office:value="3005"/>
          <table:table-cell office:value-type="string" office:string-value="Nottingham City Council"/>
          <table:table-cell office:value-type="string" office:string-value="TM"/>
          <table:table-cell office:value-type="float" office:value="12517.91"/>
          <table:table-cell office:value-type="float" office:value="12065.48"/>
          <table:table-cell office:value-type="float" office:value="11513.17"/>
          <table:table-cell office:value-type="float" office:value="10792.62"/>
          <table:table-cell office:value-type="float" office:value="10172.98"/>
          <table:table-cell office:value-type="float" office:value="11412.432000000001"/>
          <table:table-cell table:number-columns-repeated="11"/>
          <table:table-cell office:value-type="float" office:value="2040"/>
          <table:table-cell office:value-type="string" office:string-value="North Lincolnshire Council"/>
          <table:table-cell office:value-type="string" office:string-value="TR"/>
          <table:table-cell office:value-type="float" office:value="225133.73"/>
          <table:table-cell office:value-type="float" office:value="221214.04"/>
          <table:table-cell office:value-type="float" office:value="212416.33"/>
          <table:table-cell office:value-type="float" office:value="203217.67"/>
          <table:table-cell office:value-type="float" office:value="197602.67"/>
          <table:table-cell office:value-type="float" office:value="3005"/>
          <table:table-cell office:value-type="string" office:string-value="Nottingham City Council"/>
          <table:table-cell office:value-type="string" office:string-value="TU"/>
          <table:table-cell office:value-type="float" office:value="271935.88"/>
          <table:table-cell office:value-type="float" office:value="268829.71999999997"/>
          <table:table-cell office:value-type="float" office:value="269577.74"/>
          <table:table-cell office:value-type="float" office:value="272149.05"/>
          <table:table-cell office:value-type="float" office:value="269176.31"/>
          <table:table-cell table:number-columns-repeated="16348"/>
        </table:table-row>
        <table:table-row>
          <table:table-cell office:value-type="float" office:value="3010"/>
          <table:table-cell office:value-type="string" office:string-value="Nottinghamshire County Council"/>
          <table:table-cell office:value-type="string" office:string-value="TM"/>
          <table:table-cell office:value-type="float" office:value="734151.58"/>
          <table:table-cell office:value-type="float" office:value="710347.94"/>
          <table:table-cell office:value-type="float" office:value="675791.95"/>
          <table:table-cell office:value-type="float" office:value="613667.9"/>
          <table:table-cell office:value-type="float" office:value="583493.18000000005"/>
          <table:table-cell office:value-type="float" office:value="663490.51"/>
          <table:table-cell table:number-columns-repeated="11"/>
          <table:table-cell office:value-type="float" office:value="2210"/>
          <table:table-cell office:value-type="string" office:string-value="Kent County Council"/>
          <table:table-cell office:value-type="string" office:string-value="TR"/>
          <table:table-cell office:value-type="float" office:value="1905118.47"/>
          <table:table-cell office:value-type="float" office:value="1875809.14"/>
          <table:table-cell office:value-type="float" office:value="1825038.83"/>
          <table:table-cell office:value-type="float" office:value="1766871.82"/>
          <table:table-cell office:value-type="float" office:value="1724786.39"/>
          <table:table-cell office:value-type="float" office:value="3010"/>
          <table:table-cell office:value-type="string" office:string-value="Nottinghamshire County Council"/>
          <table:table-cell office:value-type="string" office:string-value="TU"/>
          <table:table-cell office:value-type="float" office:value="145057.38"/>
          <table:table-cell office:value-type="float" office:value="144360.6"/>
          <table:table-cell office:value-type="float" office:value="146096.78"/>
          <table:table-cell office:value-type="float" office:value="146534.98000000001"/>
          <table:table-cell office:value-type="float" office:value="145022.01999999999"/>
          <table:table-cell table:number-columns-repeated="16348"/>
        </table:table-row>
        <table:table-row>
          <table:table-cell office:value-type="float" office:value="3100"/>
          <table:table-cell office:value-type="string" office:string-value="Oxfordshire County Council"/>
          <table:table-cell office:value-type="string" office:string-value="TM"/>
          <table:table-cell office:value-type="float" office:value="1539862.53"/>
          <table:table-cell office:value-type="float" office:value="1490404.99"/>
          <table:table-cell office:value-type="float" office:value="1423225.02"/>
          <table:table-cell office:value-type="float" office:value="1329888.31"/>
          <table:table-cell office:value-type="float" office:value="1268678.6499999999"/>
          <table:table-cell office:value-type="float" office:value="1410411.9"/>
          <table:table-cell table:number-columns-repeated="11"/>
          <table:table-cell office:value-type="float" office:value="2315"/>
          <table:table-cell office:value-type="string" office:string-value="Lancashire County Council"/>
          <table:table-cell office:value-type="string" office:string-value="TR"/>
          <table:table-cell office:value-type="float" office:value="785913.2"/>
          <table:table-cell office:value-type="float" office:value="796006.35"/>
          <table:table-cell office:value-type="float" office:value="791984.43"/>
          <table:table-cell office:value-type="float" office:value="753850.23"/>
          <table:table-cell office:value-type="float" office:value="739157.51"/>
          <table:table-cell office:value-type="float" office:value="3100"/>
          <table:table-cell office:value-type="string" office:string-value="Oxfordshire County Council"/>
          <table:table-cell office:value-type="string" office:string-value="TU"/>
          <table:table-cell office:value-type="float" office:value="62411.06"/>
          <table:table-cell office:value-type="float" office:value="62028.21"/>
          <table:table-cell office:value-type="float" office:value="57526.11"/>
          <table:table-cell office:value-type="float" office:value="56232.85"/>
          <table:table-cell office:value-type="float" office:value="55449.37"/>
          <table:table-cell table:number-columns-repeated="16348"/>
        </table:table-row>
        <table:table-row>
          <table:table-cell office:value-type="float" office:value="3205"/>
          <table:table-cell office:value-type="string" office:string-value="Telford and Wrekin Council"/>
          <table:table-cell office:value-type="string" office:string-value="TM"/>
          <table:table-cell office:value-type="float" office:value="111253.32"/>
          <table:table-cell office:value-type="float" office:value="108253.3"/>
          <table:table-cell office:value-type="float" office:value="108403.39"/>
          <table:table-cell office:value-type="float" office:value="102480.46"/>
          <table:table-cell office:value-type="float" office:value="98524.14"/>
          <table:table-cell office:value-type="float" office:value="105782.92199999999"/>
          <table:table-cell table:number-columns-repeated="11"/>
          <table:table-cell office:value-type="float" office:value="2425"/>
          <table:table-cell office:value-type="string" office:string-value="Leicester City Council"/>
          <table:table-cell office:value-type="string" office:string-value="TR"/>
          <table:table-cell office:value-type="float" office:value="52119.03"/>
          <table:table-cell office:value-type="float" office:value="51312.54"/>
          <table:table-cell office:value-type="float" office:value="49317.1"/>
          <table:table-cell office:value-type="float" office:value="46965.599999999999"/>
          <table:table-cell office:value-type="float" office:value="45805.77"/>
          <table:table-cell office:value-type="float" office:value="3440"/>
          <table:table-cell office:value-type="string" office:string-value="Stoke-on-Trent City Council"/>
          <table:table-cell office:value-type="string" office:string-value="TU"/>
          <table:table-cell office:value-type="float" office:value="300199.83"/>
          <table:table-cell office:value-type="float" office:value="300869.42"/>
          <table:table-cell office:value-type="float" office:value="305880.36"/>
          <table:table-cell office:value-type="float" office:value="307712.26"/>
          <table:table-cell office:value-type="float" office:value="304183.05"/>
          <table:table-cell table:number-columns-repeated="16348"/>
        </table:table-row>
        <table:table-row>
          <table:table-cell office:value-type="float" office:value="3210"/>
          <table:table-cell office:value-type="string" office:string-value="Shropshire County Council"/>
          <table:table-cell office:value-type="string" office:string-value="TM"/>
          <table:table-cell office:value-type="float" office:value="180114.18"/>
          <table:table-cell office:value-type="float" office:value="175576.55"/>
          <table:table-cell office:value-type="float" office:value="163441.5"/>
          <table:table-cell office:value-type="float" office:value="158322.34"/>
          <table:table-cell office:value-type="float" office:value="152350"/>
          <table:table-cell office:value-type="float" office:value="165960.91399999999"/>
          <table:table-cell table:number-columns-repeated="11"/>
          <table:table-cell office:value-type="float" office:value="2445"/>
          <table:table-cell office:value-type="string" office:string-value="Rutland Council"/>
          <table:table-cell office:value-type="string" office:string-value="TR"/>
          <table:table-cell office:value-type="float" office:value="255264.98"/>
          <table:table-cell office:value-type="float" office:value="253302.99"/>
          <table:table-cell office:value-type="float" office:value="250348.15"/>
          <table:table-cell office:value-type="float" office:value="241151.53"/>
          <table:table-cell office:value-type="float" office:value="233929"/>
          <table:table-cell office:value-type="float" office:value="3450"/>
          <table:table-cell office:value-type="string" office:string-value="Staffordshire County Council"/>
          <table:table-cell office:value-type="string" office:string-value="TU"/>
          <table:table-cell office:value-type="float" office:value="337912.33"/>
          <table:table-cell office:value-type="float" office:value="327061.73"/>
          <table:table-cell office:value-type="float" office:value="330112.49"/>
          <table:table-cell office:value-type="float" office:value="330013.03999999998"/>
          <table:table-cell office:value-type="float" office:value="325988.64"/>
          <table:table-cell table:number-columns-repeated="16348"/>
        </table:table-row>
        <table:table-row>
          <table:table-cell office:value-type="float" office:value="3300"/>
          <table:table-cell office:value-type="string" office:string-value="Somerset County Council"/>
          <table:table-cell office:value-type="string" office:string-value="TM"/>
          <table:table-cell office:value-type="float" office:value="1002884.03"/>
          <table:table-cell office:value-type="float" office:value="970241.3"/>
          <table:table-cell office:value-type="float" office:value="952974.26"/>
          <table:table-cell office:value-type="float" office:value="898527.24"/>
          <table:table-cell office:value-type="float" office:value="861705.49"/>
          <table:table-cell office:value-type="float" office:value="937266.46400000004"/>
          <table:table-cell table:number-columns-repeated="11"/>
          <table:table-cell office:value-type="float" office:value="2450"/>
          <table:table-cell office:value-type="string" office:string-value="Leicestershire County Council"/>
          <table:table-cell office:value-type="string" office:string-value="TR"/>
          <table:table-cell office:value-type="float" office:value="1261207.17"/>
          <table:table-cell office:value-type="float" office:value="1234173.76"/>
          <table:table-cell office:value-type="float" office:value="1183137.4099999999"/>
          <table:table-cell office:value-type="float" office:value="1130646.04"/>
          <table:table-cell office:value-type="float" office:value="1103446.27"/>
          <table:table-cell office:value-type="float" office:value="3500"/>
          <table:table-cell office:value-type="string" office:string-value="Suffolk County Council"/>
          <table:table-cell office:value-type="string" office:string-value="TU"/>
          <table:table-cell office:value-type="float" office:value="125050.88"/>
          <table:table-cell office:value-type="float" office:value="122855.97"/>
          <table:table-cell office:value-type="float" office:value="122891.92"/>
          <table:table-cell office:value-type="float" office:value="122975.54"/>
          <table:table-cell office:value-type="float" office:value="120254.95"/>
          <table:table-cell table:number-columns-repeated="16348"/>
        </table:table-row>
        <table:table-row>
          <table:table-cell office:value-type="float" office:value="3450"/>
          <table:table-cell office:value-type="string" office:string-value="Staffordshire County Council"/>
          <table:table-cell office:value-type="string" office:string-value="TM"/>
          <table:table-cell office:value-type="float" office:value="2318043.63"/>
          <table:table-cell office:value-type="float" office:value="2267896.89"/>
          <table:table-cell office:value-type="float" office:value="2221049.1800000002"/>
          <table:table-cell office:value-type="float" office:value="2158400.7599999998"/>
          <table:table-cell office:value-type="float" office:value="2038648.44"/>
          <table:table-cell office:value-type="float" office:value="2200807.7799999998"/>
          <table:table-cell table:number-columns-repeated="11"/>
          <table:table-cell office:value-type="float" office:value="2500"/>
          <table:table-cell office:value-type="string" office:string-value="Lincolnshire County Council"/>
          <table:table-cell office:value-type="string" office:string-value="TR"/>
          <table:table-cell office:value-type="float" office:value="1446406.05"/>
          <table:table-cell office:value-type="float" office:value="1432184.29"/>
          <table:table-cell office:value-type="float" office:value="1396313.57"/>
          <table:table-cell office:value-type="float" office:value="1344418"/>
          <table:table-cell office:value-type="float" office:value="1304003.55"/>
          <table:table-cell office:value-type="float" office:value="3600"/>
          <table:table-cell office:value-type="string" office:string-value="Surrey County Council"/>
          <table:table-cell office:value-type="string" office:string-value="TU"/>
          <table:table-cell office:value-type="float" office:value="126852.81"/>
          <table:table-cell office:value-type="float" office:value="107978.51"/>
          <table:table-cell office:value-type="float" office:value="108937.27"/>
          <table:table-cell office:value-type="float" office:value="109433.41"/>
          <table:table-cell office:value-type="float" office:value="108297.12"/>
          <table:table-cell table:number-columns-repeated="16348"/>
        </table:table-row>
        <table:table-row>
          <table:table-cell office:value-type="float" office:value="3600"/>
          <table:table-cell office:value-type="string" office:string-value="Surrey County Council"/>
          <table:table-cell office:value-type="string" office:string-value="TM"/>
          <table:table-cell office:value-type="float" office:value="4454080.9000000004"/>
          <table:table-cell office:value-type="float" office:value="4165624.66"/>
          <table:table-cell office:value-type="float" office:value="3968259.13"/>
          <table:table-cell office:value-type="float" office:value="3726775.07"/>
          <table:table-cell office:value-type="float" office:value="3548938.54"/>
          <table:table-cell office:value-type="float" office:value="3972735.66"/>
          <table:table-cell table:number-columns-repeated="11"/>
          <table:table-cell office:value-type="float" office:value="2600"/>
          <table:table-cell office:value-type="string" office:string-value="Norfolk County Council"/>
          <table:table-cell office:value-type="string" office:string-value="TR"/>
          <table:table-cell office:value-type="float" office:value="1667069.29"/>
          <table:table-cell office:value-type="float" office:value="1631793.13"/>
          <table:table-cell office:value-type="float" office:value="1595093.56"/>
          <table:table-cell office:value-type="float" office:value="1548549.1"/>
          <table:table-cell office:value-type="float" office:value="1505276.28"/>
          <table:table-cell office:value-type="float" office:value="3700"/>
          <table:table-cell office:value-type="string" office:string-value="Warwickshire County Council"/>
          <table:table-cell office:value-type="string" office:string-value="TU"/>
          <table:table-cell office:value-type="float" office:value="68239.520000000004"/>
          <table:table-cell office:value-type="float" office:value="67870.95"/>
          <table:table-cell office:value-type="float" office:value="66334.58"/>
          <table:table-cell office:value-type="float" office:value="64411.95"/>
          <table:table-cell office:value-type="float" office:value="63691.34"/>
          <table:table-cell table:number-columns-repeated="16348"/>
        </table:table-row>
        <table:table-row>
          <table:table-cell office:value-type="float" office:value="3700"/>
          <table:table-cell office:value-type="string" office:string-value="Warwickshire County Council"/>
          <table:table-cell office:value-type="string" office:string-value="TM"/>
          <table:table-cell office:value-type="float" office:value="3426264.79"/>
          <table:table-cell office:value-type="float" office:value="3275951.05"/>
          <table:table-cell office:value-type="float" office:value="3090850.51"/>
          <table:table-cell office:value-type="float" office:value="2870059.12"/>
          <table:table-cell office:value-type="float" office:value="2749493.1"/>
          <table:table-cell office:value-type="float" office:value="3082523.7139999997"/>
          <table:table-cell table:number-columns-repeated="11"/>
          <table:table-cell office:value-type="float" office:value="2705"/>
          <table:table-cell office:value-type="string" office:string-value="North Yorkshire County Council"/>
          <table:table-cell office:value-type="string" office:string-value="TR"/>
          <table:table-cell office:value-type="float" office:value="2258631.25"/>
          <table:table-cell office:value-type="float" office:value="2251292.73"/>
          <table:table-cell office:value-type="float" office:value="2196512.71"/>
          <table:table-cell office:value-type="float" office:value="2129966.33"/>
          <table:table-cell office:value-type="float" office:value="2068417.01"/>
          <table:table-cell office:value-type="float" office:value="3800"/>
          <table:table-cell office:value-type="string" office:string-value="West Sussex County Council"/>
          <table:table-cell office:value-type="string" office:string-value="TU"/>
          <table:table-cell office:value-type="float" office:value="144181.32"/>
          <table:table-cell office:value-type="float" office:value="144562.73000000001"/>
          <table:table-cell office:value-type="float" office:value="146531.56"/>
          <table:table-cell office:value-type="float" office:value="137587.26999999999"/>
          <table:table-cell office:value-type="float" office:value="136094"/>
          <table:table-cell table:number-columns-repeated="16348"/>
        </table:table-row>
        <table:table-row>
          <table:table-cell office:value-type="float" office:value="3800"/>
          <table:table-cell office:value-type="string" office:string-value="West Sussex County Council"/>
          <table:table-cell office:value-type="string" office:string-value="TM"/>
          <table:table-cell office:value-type="float" office:value="381719.3"/>
          <table:table-cell office:value-type="float" office:value="337075.13"/>
          <table:table-cell office:value-type="float" office:value="316129.12"/>
          <table:table-cell office:value-type="float" office:value="296461.19"/>
          <table:table-cell office:value-type="float" office:value="280791.51"/>
          <table:table-cell office:value-type="float" office:value="322435.25"/>
          <table:table-cell table:number-columns-repeated="11"/>
          <table:table-cell office:value-type="float" office:value="2710"/>
          <table:table-cell office:value-type="string" office:string-value="York City Council"/>
          <table:table-cell office:value-type="string" office:string-value="TR"/>
          <table:table-cell office:value-type="float" office:value="331393.65000000002"/>
          <table:table-cell office:value-type="float" office:value="328696.82"/>
          <table:table-cell office:value-type="float" office:value="320119.09999999998"/>
          <table:table-cell office:value-type="float" office:value="309178.34999999998"/>
          <table:table-cell office:value-type="float" office:value="300302.39"/>
          <table:table-cell office:value-type="float" office:value="3930"/>
          <table:table-cell office:value-type="string" office:string-value="Wiltshire County Council"/>
          <table:table-cell office:value-type="string" office:string-value="TU"/>
          <table:table-cell office:value-type="float" office:value="66203.73"/>
          <table:table-cell office:value-type="float" office:value="66584.740000000005"/>
          <table:table-cell office:value-type="float" office:value="69858.210000000006"/>
          <table:table-cell office:value-type="float" office:value="69643.289999999994"/>
          <table:table-cell office:value-type="float" office:value="68538.3"/>
          <table:table-cell table:number-columns-repeated="16348"/>
        </table:table-row>
        <table:table-row>
          <table:table-cell office:value-type="float" office:value="3920"/>
          <table:table-cell office:value-type="string" office:string-value="Swindon Borough Council"/>
          <table:table-cell office:value-type="string" office:string-value="TM"/>
          <table:table-cell office:value-type="float" office:value="414403.28"/>
          <table:table-cell office:value-type="float" office:value="385211.1"/>
          <table:table-cell office:value-type="float" office:value="373848.37"/>
          <table:table-cell office:value-type="float" office:value="350628.93"/>
          <table:table-cell office:value-type="float" office:value="330479.93"/>
          <table:table-cell office:value-type="float" office:value="370914.32199999999"/>
          <table:table-cell table:number-columns-repeated="11"/>
          <table:table-cell office:value-type="float" office:value="2800"/>
          <table:table-cell office:value-type="string" office:string-value="Northamptonshire County Council"/>
          <table:table-cell office:value-type="string" office:string-value="TR"/>
          <table:table-cell office:value-type="float" office:value="1681175.01"/>
          <table:table-cell office:value-type="float" office:value="1652796.28"/>
          <table:table-cell office:value-type="float" office:value="1578621.47"/>
          <table:table-cell office:value-type="float" office:value="1510178.17"/>
          <table:table-cell office:value-type="float" office:value="1476383.09"/>
          <table:table-cell office:value-type="float" office:value="4215"/>
          <table:table-cell office:value-type="string" office:string-value="Manchester City Council"/>
          <table:table-cell office:value-type="string" office:string-value="TU"/>
          <table:table-cell office:value-type="float" office:value="64712.35"/>
          <table:table-cell office:value-type="float" office:value="54540.02"/>
          <table:table-cell office:value-type="float" office:value="54652.46"/>
          <table:table-cell office:value-type="float" office:value="54321.84"/>
          <table:table-cell office:value-type="float" office:value="53745.37"/>
          <table:table-cell table:number-columns-repeated="16348"/>
        </table:table-row>
        <table:table-row>
          <table:table-cell office:value-type="float" office:value="3930"/>
          <table:table-cell office:value-type="string" office:string-value="Wiltshire County Council"/>
          <table:table-cell office:value-type="string" office:string-value="TM"/>
          <table:table-cell office:value-type="float" office:value="952750.99"/>
          <table:table-cell office:value-type="float" office:value="903922.31"/>
          <table:table-cell office:value-type="float" office:value="863708.88"/>
          <table:table-cell office:value-type="float" office:value="810232.62"/>
          <table:table-cell office:value-type="float" office:value="763977.6"/>
          <table:table-cell office:value-type="float" office:value="858918.48"/>
          <table:table-cell table:number-columns-repeated="11"/>
          <table:table-cell office:value-type="float" office:value="2900"/>
          <table:table-cell office:value-type="string" office:string-value="Northumberland County Council"/>
          <table:table-cell office:value-type="string" office:string-value="TR"/>
          <table:table-cell office:value-type="float" office:value="862584.57"/>
          <table:table-cell office:value-type="float" office:value="850837.07"/>
          <table:table-cell office:value-type="float" office:value="822393.59"/>
          <table:table-cell office:value-type="float" office:value="806991.06"/>
          <table:table-cell office:value-type="float" office:value="783635.2"/>
          <table:table-cell office:value-type="float" office:value="4220"/>
          <table:table-cell office:value-type="string" office:string-value="Oldham Metropolitan Borough Council"/>
          <table:table-cell office:value-type="string" office:string-value="TU"/>
          <table:table-cell office:value-type="float" office:value="32768.49"/>
          <table:table-cell office:value-type="float" office:value="36730.129999999997"/>
          <table:table-cell office:value-type="float" office:value="37197.64"/>
          <table:table-cell office:value-type="float" office:value="37277.160000000003"/>
          <table:table-cell office:value-type="float" office:value="36853.160000000003"/>
          <table:table-cell table:number-columns-repeated="16348"/>
        </table:table-row>
        <table:table-row>
          <table:table-cell office:value-type="float" office:value="4205"/>
          <table:table-cell office:value-type="string" office:string-value="Bolton Metropolitan Borough Council"/>
          <table:table-cell office:value-type="string" office:string-value="TM"/>
          <table:table-cell office:value-type="float" office:value="463961.91"/>
          <table:table-cell office:value-type="float" office:value="435648.69"/>
          <table:table-cell office:value-type="float" office:value="409834.91"/>
          <table:table-cell office:value-type="float" office:value="379155.05"/>
          <table:table-cell office:value-type="float" office:value="364747.64"/>
          <table:table-cell office:value-type="float" office:value="410669.64"/>
          <table:table-cell table:number-columns-repeated="11"/>
          <table:table-cell office:value-type="float" office:value="3005"/>
          <table:table-cell office:value-type="string" office:string-value="Nottingham City Council"/>
          <table:table-cell office:value-type="string" office:string-value="TR"/>
          <table:table-cell office:value-type="float" office:value="7552.41"/>
          <table:table-cell office:value-type="float" office:value="7864.06"/>
          <table:table-cell office:value-type="float" office:value="7559.21"/>
          <table:table-cell office:value-type="float" office:value="7201.54"/>
          <table:table-cell office:value-type="float" office:value="7036.1"/>
          <table:table-cell office:value-type="float" office:value="4230"/>
          <table:table-cell office:value-type="string" office:string-value="Salford City Council"/>
          <table:table-cell office:value-type="string" office:string-value="TU"/>
          <table:table-cell office:value-type="float" office:value="26892.58"/>
          <table:table-cell office:value-type="float" office:value="26917.45"/>
          <table:table-cell office:value-type="float" office:value="25855.43"/>
          <table:table-cell office:value-type="float" office:value="25908.51"/>
          <table:table-cell office:value-type="float" office:value="25621.54"/>
          <table:table-cell table:number-columns-repeated="16348"/>
        </table:table-row>
        <table:table-row>
          <table:table-cell office:value-type="float" office:value="4210"/>
          <table:table-cell office:value-type="string" office:string-value="Bury Metropolitan Borough Council"/>
          <table:table-cell office:value-type="string" office:string-value="TM"/>
          <table:table-cell office:value-type="float" office:value="612460.48"/>
          <table:table-cell office:value-type="float" office:value="587893.14"/>
          <table:table-cell office:value-type="float" office:value="553069.19999999995"/>
          <table:table-cell office:value-type="float" office:value="515829.19"/>
          <table:table-cell office:value-type="float" office:value="496290.39"/>
          <table:table-cell office:value-type="float" office:value="553108.47999999998"/>
          <table:table-cell table:number-columns-repeated="11"/>
          <table:table-cell office:value-type="float" office:value="3010"/>
          <table:table-cell office:value-type="string" office:string-value="Nottinghamshire County Council"/>
          <table:table-cell office:value-type="string" office:string-value="TR"/>
          <table:table-cell office:value-type="float" office:value="1514188.55"/>
          <table:table-cell office:value-type="float" office:value="1531942.69"/>
          <table:table-cell office:value-type="float" office:value="1500590.41"/>
          <table:table-cell office:value-type="float" office:value="1444826.72"/>
          <table:table-cell office:value-type="float" office:value="1409056.59"/>
          <table:table-cell office:value-type="float" office:value="4235"/>
          <table:table-cell office:value-type="string" office:string-value="Stockport Metropolitan Borough Council"/>
          <table:table-cell office:value-type="string" office:string-value="TU"/>
          <table:table-cell office:value-type="float" office:value="32966.69"/>
          <table:table-cell office:value-type="float" office:value="33048.26"/>
          <table:table-cell office:value-type="float" office:value="33774.449999999997"/>
          <table:table-cell office:value-type="float" office:value="34443.22"/>
          <table:table-cell office:value-type="float" office:value="34041.5"/>
          <table:table-cell table:number-columns-repeated="16348"/>
        </table:table-row>
        <table:table-row>
          <table:table-cell office:value-type="float" office:value="4215"/>
          <table:table-cell office:value-type="string" office:string-value="Manchester City Council"/>
          <table:table-cell office:value-type="string" office:string-value="TM"/>
          <table:table-cell office:value-type="float" office:value="465228"/>
          <table:table-cell office:value-type="float" office:value="442180.29"/>
          <table:table-cell office:value-type="float" office:value="419471.72"/>
          <table:table-cell office:value-type="float" office:value="397496.44"/>
          <table:table-cell office:value-type="float" office:value="384357.62"/>
          <table:table-cell office:value-type="float" office:value="421746.81399999995"/>
          <table:table-cell table:number-columns-repeated="11"/>
          <table:table-cell office:value-type="float" office:value="3100"/>
          <table:table-cell office:value-type="string" office:string-value="Oxfordshire County Council"/>
          <table:table-cell office:value-type="string" office:string-value="TR"/>
          <table:table-cell office:value-type="float" office:value="1681725.47"/>
          <table:table-cell office:value-type="float" office:value="1622354.05"/>
          <table:table-cell office:value-type="float" office:value="1551866.93"/>
          <table:table-cell office:value-type="float" office:value="1489299.81"/>
          <table:table-cell office:value-type="float" office:value="1455378.08"/>
          <table:table-cell office:value-type="float" office:value="4240"/>
          <table:table-cell office:value-type="string" office:string-value="Tameside Metropolitan Borough Council"/>
          <table:table-cell office:value-type="string" office:string-value="TU"/>
          <table:table-cell office:value-type="float" office:value="18252.07"/>
          <table:table-cell office:value-type="float" office:value="18334.02"/>
          <table:table-cell office:value-type="float" office:value="18561.59"/>
          <table:table-cell office:value-type="float" office:value="18567.71"/>
          <table:table-cell office:value-type="float" office:value="18343.490000000002"/>
          <table:table-cell table:number-columns-repeated="16348"/>
        </table:table-row>
        <table:table-row>
          <table:table-cell office:value-type="float" office:value="4220"/>
          <table:table-cell office:value-type="string" office:string-value="Oldham Metropolitan Borough Council"/>
          <table:table-cell office:value-type="string" office:string-value="TM"/>
          <table:table-cell office:value-type="float" office:value="29654.03"/>
          <table:table-cell office:value-type="float" office:value="28725.72"/>
          <table:table-cell office:value-type="float" office:value="27202.880000000001"/>
          <table:table-cell office:value-type="float" office:value="25584.66"/>
          <table:table-cell office:value-type="float" office:value="24611.57"/>
          <table:table-cell office:value-type="float" office:value="27155.772000000004"/>
          <table:table-cell table:number-columns-repeated="11"/>
          <table:table-cell office:value-type="float" office:value="3205"/>
          <table:table-cell office:value-type="string" office:string-value="Telford and Wrekin Council"/>
          <table:table-cell office:value-type="string" office:string-value="TR"/>
          <table:table-cell office:value-type="float" office:value="104613.04"/>
          <table:table-cell office:value-type="float" office:value="103600.03"/>
          <table:table-cell office:value-type="float" office:value="89755.06"/>
          <table:table-cell office:value-type="float" office:value="86601.41"/>
          <table:table-cell office:value-type="float" office:value="84532.85"/>
          <table:table-cell office:value-type="float" office:value="4250"/>
          <table:table-cell office:value-type="string" office:string-value="Wigan Metropolitan Borough Council"/>
          <table:table-cell office:value-type="string" office:string-value="TU"/>
          <table:table-cell office:value-type="float" office:value="4837.51"/>
          <table:table-cell office:value-type="float" office:value="4838.72"/>
          <table:table-cell office:value-type="float" office:value="4895.5200000000004"/>
          <table:table-cell office:value-type="float" office:value="4906.8500000000004"/>
          <table:table-cell office:value-type="float" office:value="4857.54"/>
          <table:table-cell table:number-columns-repeated="16348"/>
        </table:table-row>
        <table:table-row>
          <table:table-cell office:value-type="float" office:value="4225"/>
          <table:table-cell office:value-type="string" office:string-value="Rochdale Metropolitan Borough Council"/>
          <table:table-cell office:value-type="string" office:string-value="TM"/>
          <table:table-cell office:value-type="float" office:value="742059.03"/>
          <table:table-cell office:value-type="float" office:value="704524.85"/>
          <table:table-cell office:value-type="float" office:value="675955.15"/>
          <table:table-cell office:value-type="float" office:value="628479.52"/>
          <table:table-cell office:value-type="float" office:value="604448.54"/>
          <table:table-cell office:value-type="float" office:value="671093.41799999995"/>
          <table:table-cell table:number-columns-repeated="11"/>
          <table:table-cell office:value-type="float" office:value="3210"/>
          <table:table-cell office:value-type="string" office:string-value="Shropshire County Council"/>
          <table:table-cell office:value-type="string" office:string-value="TR"/>
          <table:table-cell office:value-type="float" office:value="878233.59"/>
          <table:table-cell office:value-type="float" office:value="867145.65"/>
          <table:table-cell office:value-type="float" office:value="832031.72"/>
          <table:table-cell office:value-type="float" office:value="799514.28"/>
          <table:table-cell office:value-type="float" office:value="776684.26"/>
          <table:table-cell office:value-type="float" office:value="4305"/>
          <table:table-cell office:value-type="string" office:string-value="Knowsley Metropolitan Borough Council"/>
          <table:table-cell office:value-type="string" office:string-value="TU"/>
          <table:table-cell office:value-type="float" office:value="26755.71"/>
          <table:table-cell office:value-type="float" office:value="26140.52"/>
          <table:table-cell office:value-type="float" office:value="25386.81"/>
          <table:table-cell office:value-type="float" office:value="25378.27"/>
          <table:table-cell office:value-type="float" office:value="25072.2"/>
          <table:table-cell table:number-columns-repeated="16348"/>
        </table:table-row>
        <table:table-row>
          <table:table-cell office:value-type="float" office:value="4230"/>
          <table:table-cell office:value-type="string" office:string-value="Salford City Council"/>
          <table:table-cell office:value-type="string" office:string-value="TM"/>
          <table:table-cell office:value-type="float" office:value="994328.33"/>
          <table:table-cell office:value-type="float" office:value="1017415.04"/>
          <table:table-cell office:value-type="float" office:value="964671.85"/>
          <table:table-cell office:value-type="float" office:value="909854.26"/>
          <table:table-cell office:value-type="float" office:value="874919.38"/>
          <table:table-cell office:value-type="float" office:value="952237.77200000011"/>
          <table:table-cell table:number-columns-repeated="11"/>
          <table:table-cell office:value-type="float" office:value="3300"/>
          <table:table-cell office:value-type="string" office:string-value="Somerset County Council"/>
          <table:table-cell office:value-type="string" office:string-value="TR"/>
          <table:table-cell office:value-type="float" office:value="473973.2"/>
          <table:table-cell office:value-type="float" office:value="466299.17"/>
          <table:table-cell office:value-type="float" office:value="466314.81"/>
          <table:table-cell office:value-type="float" office:value="455897.12"/>
          <table:table-cell office:value-type="float" office:value="443289.63"/>
          <table:table-cell office:value-type="float" office:value="4315"/>
          <table:table-cell office:value-type="string" office:string-value="St.Helens Metropolitan Borough Council"/>
          <table:table-cell office:value-type="string" office:string-value="TU"/>
          <table:table-cell office:value-type="float" office:value="26065"/>
          <table:table-cell office:value-type="float" office:value="26037.279999999999"/>
          <table:table-cell office:value-type="float" office:value="26300.86"/>
          <table:table-cell office:value-type="float" office:value="26198.57"/>
          <table:table-cell office:value-type="float" office:value="25858.79"/>
          <table:table-cell table:number-columns-repeated="16348"/>
        </table:table-row>
        <table:table-row>
          <table:table-cell office:value-type="float" office:value="4235"/>
          <table:table-cell office:value-type="string" office:string-value="Stockport Metropolitan Borough Council"/>
          <table:table-cell office:value-type="string" office:string-value="TM"/>
          <table:table-cell office:value-type="float" office:value="393200.94"/>
          <table:table-cell office:value-type="float" office:value="370528.86"/>
          <table:table-cell office:value-type="float" office:value="350451.6"/>
          <table:table-cell office:value-type="float" office:value="328544.94"/>
          <table:table-cell office:value-type="float" office:value="316051.19"/>
          <table:table-cell office:value-type="float" office:value="351755.50599999994"/>
          <table:table-cell table:number-columns-repeated="11"/>
          <table:table-cell office:value-type="float" office:value="3440"/>
          <table:table-cell office:value-type="string" office:string-value="Stoke-on-Trent City Council"/>
          <table:table-cell office:value-type="string" office:string-value="TR"/>
          <table:table-cell office:value-type="float" office:value="26686.18"/>
          <table:table-cell office:value-type="float" office:value="26273.22"/>
          <table:table-cell office:value-type="float" office:value="26629.49"/>
          <table:table-cell office:value-type="float" office:value="25370.84"/>
          <table:table-cell office:value-type="float" office:value="24764"/>
          <table:table-cell office:value-type="float" office:value="4320"/>
          <table:table-cell office:value-type="string" office:string-value="Sefton Metropolitan Borough Council"/>
          <table:table-cell office:value-type="string" office:string-value="TU"/>
          <table:table-cell office:value-type="float" office:value="222534.44"/>
          <table:table-cell office:value-type="float" office:value="220710.22"/>
          <table:table-cell office:value-type="float" office:value="217191.83"/>
          <table:table-cell office:value-type="float" office:value="221753.34"/>
          <table:table-cell office:value-type="float" office:value="218957.38"/>
          <table:table-cell table:number-columns-repeated="16348"/>
        </table:table-row>
        <table:table-row>
          <table:table-cell office:value-type="float" office:value="4240"/>
          <table:table-cell office:value-type="string" office:string-value="Tameside Metropolitan Borough Council"/>
          <table:table-cell office:value-type="string" office:string-value="TM"/>
          <table:table-cell office:value-type="float" office:value="150523.85999999999"/>
          <table:table-cell office:value-type="float" office:value="142717.12"/>
          <table:table-cell office:value-type="float" office:value="136971.47"/>
          <table:table-cell office:value-type="float" office:value="129958.56"/>
          <table:table-cell office:value-type="float" office:value="125025.64"/>
          <table:table-cell office:value-type="float" office:value="137039.32999999999"/>
          <table:table-cell table:number-columns-repeated="11"/>
          <table:table-cell office:value-type="float" office:value="3450"/>
          <table:table-cell office:value-type="string" office:string-value="Staffordshire County Council"/>
          <table:table-cell office:value-type="string" office:string-value="TR"/>
          <table:table-cell office:value-type="float" office:value="1376653.5"/>
          <table:table-cell office:value-type="float" office:value="1373331.56"/>
          <table:table-cell office:value-type="float" office:value="1326860.51"/>
          <table:table-cell office:value-type="float" office:value="1271279.8500000001"/>
          <table:table-cell office:value-type="float" office:value="1242291.6299999999"/>
          <table:table-cell office:value-type="float" office:value="4325"/>
          <table:table-cell office:value-type="string" office:string-value="Wirral Metropolitan Borough Council"/>
          <table:table-cell office:value-type="string" office:string-value="TU"/>
          <table:table-cell office:value-type="float" office:value="79397.039999999994"/>
          <table:table-cell office:value-type="float" office:value="78678.94"/>
          <table:table-cell office:value-type="float" office:value="79600.13"/>
          <table:table-cell office:value-type="float" office:value="79711.789999999994"/>
          <table:table-cell office:value-type="float" office:value="85061.34"/>
          <table:table-cell table:number-columns-repeated="16348"/>
        </table:table-row>
        <table:table-row>
          <table:table-cell office:value-type="float" office:value="4245"/>
          <table:table-cell office:value-type="string" office:string-value="Trafford Metropolitan Borough Council"/>
          <table:table-cell office:value-type="string" office:string-value="TM"/>
          <table:table-cell office:value-type="float" office:value="431222.22"/>
          <table:table-cell office:value-type="float" office:value="411083.99"/>
          <table:table-cell office:value-type="float" office:value="384607.18"/>
          <table:table-cell office:value-type="float" office:value="361240.78"/>
          <table:table-cell office:value-type="float" office:value="350133.99"/>
          <table:table-cell office:value-type="float" office:value="387657.63199999998"/>
          <table:table-cell table:number-columns-repeated="11"/>
          <table:table-cell office:value-type="float" office:value="3500"/>
          <table:table-cell office:value-type="string" office:string-value="Suffolk County Council"/>
          <table:table-cell office:value-type="string" office:string-value="TR"/>
          <table:table-cell office:value-type="float" office:value="1888792.91"/>
          <table:table-cell office:value-type="float" office:value="1882959.16"/>
          <table:table-cell office:value-type="float" office:value="1760520.83"/>
          <table:table-cell office:value-type="float" office:value="1684109.87"/>
          <table:table-cell office:value-type="float" office:value="1631785.3"/>
          <table:table-cell office:value-type="float" office:value="4410"/>
          <table:table-cell office:value-type="string" office:string-value="Doncaster Metropolitan Borough Council"/>
          <table:table-cell office:value-type="string" office:string-value="TU"/>
          <table:table-cell office:value-type="float" office:value="55910.04"/>
          <table:table-cell office:value-type="float" office:value="55191.94"/>
          <table:table-cell office:value-type="float" office:value="51851.81"/>
          <table:table-cell office:value-type="float" office:value="51795.27"/>
          <table:table-cell office:value-type="float" office:value="51067.519999999997"/>
          <table:table-cell table:number-columns-repeated="16348"/>
        </table:table-row>
        <table:table-row>
          <table:table-cell office:value-type="float" office:value="4250"/>
          <table:table-cell office:value-type="string" office:string-value="Wigan Metropolitan Borough Council"/>
          <table:table-cell office:value-type="string" office:string-value="TM"/>
          <table:table-cell office:value-type="float" office:value="514186.89"/>
          <table:table-cell office:value-type="float" office:value="474573.8"/>
          <table:table-cell office:value-type="float" office:value="449718.52"/>
          <table:table-cell office:value-type="float" office:value="423075.76"/>
          <table:table-cell office:value-type="float" office:value="407056.63"/>
          <table:table-cell office:value-type="float" office:value="453722.32"/>
          <table:table-cell table:number-columns-repeated="11"/>
          <table:table-cell office:value-type="float" office:value="3600"/>
          <table:table-cell office:value-type="string" office:string-value="Surrey County Council"/>
          <table:table-cell office:value-type="string" office:string-value="TR"/>
          <table:table-cell office:value-type="float" office:value="1112144.99"/>
          <table:table-cell office:value-type="float" office:value="1078503.02"/>
          <table:table-cell office:value-type="float" office:value="1045100.16"/>
          <table:table-cell office:value-type="float" office:value="1005814.08"/>
          <table:table-cell office:value-type="float" office:value="983254.64"/>
          <table:table-cell office:value-type="float" office:value="4415"/>
          <table:table-cell office:value-type="string" office:string-value="Rotherham Metropolitan Borough Council"/>
          <table:table-cell office:value-type="string" office:string-value="TU"/>
          <table:table-cell office:value-type="float" office:value="3847.99"/>
          <table:table-cell office:value-type="float" office:value="3787.34"/>
          <table:table-cell office:value-type="float" office:value="3699.89"/>
          <table:table-cell office:value-type="float" office:value="3604.15"/>
          <table:table-cell office:value-type="float" office:value="3560.46"/>
          <table:table-cell table:number-columns-repeated="16348"/>
        </table:table-row>
        <table:table-row>
          <table:table-cell office:value-type="float" office:value="4305"/>
          <table:table-cell office:value-type="string" office:string-value="Knowsley Metropolitan Borough Council"/>
          <table:table-cell office:value-type="string" office:string-value="TM"/>
          <table:table-cell office:value-type="float" office:value="261216.96"/>
          <table:table-cell office:value-type="float" office:value="247186.45"/>
          <table:table-cell office:value-type="float" office:value="221062.73"/>
          <table:table-cell office:value-type="float" office:value="203367.08"/>
          <table:table-cell office:value-type="float" office:value="195345.69"/>
          <table:table-cell office:value-type="float" office:value="225635.78199999998"/>
          <table:table-cell table:number-columns-repeated="11"/>
          <table:table-cell office:value-type="float" office:value="3700"/>
          <table:table-cell office:value-type="string" office:string-value="Warwickshire County Council"/>
          <table:table-cell office:value-type="string" office:string-value="TR"/>
          <table:table-cell office:value-type="float" office:value="1168015.42"/>
          <table:table-cell office:value-type="float" office:value="1138392.8799999999"/>
          <table:table-cell office:value-type="float" office:value="1093311.25"/>
          <table:table-cell office:value-type="float" office:value="1016180.23"/>
          <table:table-cell office:value-type="float" office:value="993818.72"/>
          <table:table-cell office:value-type="float" office:value="4420"/>
          <table:table-cell office:value-type="string" office:string-value="Sheffield City Council"/>
          <table:table-cell office:value-type="string" office:string-value="TU"/>
          <table:table-cell office:value-type="float" office:value="9668.98"/>
          <table:table-cell office:value-type="float" office:value="9661.9699999999993"/>
          <table:table-cell office:value-type="float" office:value="9765.99"/>
          <table:table-cell office:value-type="float" office:value="9798.0300000000007"/>
          <table:table-cell office:value-type="float" office:value="9687.1299999999992"/>
          <table:table-cell table:number-columns-repeated="16348"/>
        </table:table-row>
        <table:table-row>
          <table:table-cell office:value-type="float" office:value="4315"/>
          <table:table-cell office:value-type="string" office:string-value="St.Helens Metropolitan Borough Council"/>
          <table:table-cell office:value-type="string" office:string-value="TM"/>
          <table:table-cell office:value-type="float" office:value="417333.17"/>
          <table:table-cell office:value-type="float" office:value="409072.15"/>
          <table:table-cell office:value-type="float" office:value="398039.19"/>
          <table:table-cell office:value-type="float" office:value="373634.45"/>
          <table:table-cell office:value-type="float" office:value="359198.59"/>
          <table:table-cell office:value-type="float" office:value="391455.51"/>
          <table:table-cell table:number-columns-repeated="11"/>
          <table:table-cell office:value-type="float" office:value="3800"/>
          <table:table-cell office:value-type="string" office:string-value="West Sussex County Council"/>
          <table:table-cell office:value-type="string" office:string-value="TR"/>
          <table:table-cell office:value-type="float" office:value="1114479.3500000001"/>
          <table:table-cell office:value-type="float" office:value="1078548.9099999999"/>
          <table:table-cell office:value-type="float" office:value="1046829.76"/>
          <table:table-cell office:value-type="float" office:value="1000067.35"/>
          <table:table-cell office:value-type="float" office:value="977129.72"/>
          <table:table-cell office:value-type="float" office:value="4505"/>
          <table:table-cell office:value-type="string" office:string-value="Gateshead Metropolitan Borough Council"/>
          <table:table-cell office:value-type="string" office:string-value="TU"/>
          <table:table-cell office:value-type="float" office:value="192655.9"/>
          <table:table-cell office:value-type="float" office:value="193004.61"/>
          <table:table-cell office:value-type="float" office:value="182750.74"/>
          <table:table-cell office:value-type="float" office:value="175001.60000000001"/>
          <table:table-cell office:value-type="float" office:value="172987.53"/>
          <table:table-cell table:number-columns-repeated="16348"/>
        </table:table-row>
        <table:table-row>
          <table:table-cell office:value-type="float" office:value="4320"/>
          <table:table-cell office:value-type="string" office:string-value="Sefton Metropolitan Borough Council"/>
          <table:table-cell office:value-type="string" office:string-value="TM"/>
          <table:table-cell office:value-type="float" office:value="73921.23"/>
          <table:table-cell office:value-type="float" office:value="73047.8"/>
          <table:table-cell office:value-type="float" office:value="69219.94"/>
          <table:table-cell office:value-type="float" office:value="66248.37"/>
          <table:table-cell office:value-type="float" office:value="63595.94"/>
          <table:table-cell office:value-type="float" office:value="69206.655999999988"/>
          <table:table-cell table:number-columns-repeated="11"/>
          <table:table-cell office:value-type="float" office:value="3920"/>
          <table:table-cell office:value-type="string" office:string-value="Swindon Borough Council"/>
          <table:table-cell office:value-type="string" office:string-value="TR"/>
          <table:table-cell office:value-type="float" office:value="207538.81"/>
          <table:table-cell office:value-type="float" office:value="189310.47"/>
          <table:table-cell office:value-type="float" office:value="182058.56"/>
          <table:table-cell office:value-type="float" office:value="173440.29"/>
          <table:table-cell office:value-type="float" office:value="169432.7"/>
          <table:table-cell office:value-type="float" office:value="4510"/>
          <table:table-cell office:value-type="string" office:string-value="Newcastle City Council"/>
          <table:table-cell office:value-type="string" office:string-value="TU"/>
          <table:table-cell office:value-type="float" office:value="183597.16"/>
          <table:table-cell office:value-type="float" office:value="183721.22"/>
          <table:table-cell office:value-type="float" office:value="174719.51"/>
          <table:table-cell office:value-type="float" office:value="175019.6"/>
          <table:table-cell office:value-type="float" office:value="173119.83"/>
          <table:table-cell table:number-columns-repeated="16348"/>
        </table:table-row>
        <table:table-row>
          <table:table-cell office:value-type="float" office:value="4325"/>
          <table:table-cell office:value-type="string" office:string-value="Wirral Metropolitan Borough Council"/>
          <table:table-cell office:value-type="string" office:string-value="TM"/>
          <table:table-cell office:value-type="float" office:value="324552.5"/>
          <table:table-cell office:value-type="float" office:value="304693.73"/>
          <table:table-cell office:value-type="float" office:value="289576.81"/>
          <table:table-cell office:value-type="float" office:value="272091.67"/>
          <table:table-cell office:value-type="float" office:value="261642.33"/>
          <table:table-cell office:value-type="float" office:value="290511.408"/>
          <table:table-cell table:number-columns-repeated="11"/>
          <table:table-cell office:value-type="float" office:value="3930"/>
          <table:table-cell office:value-type="string" office:string-value="Wiltshire County Council"/>
          <table:table-cell office:value-type="string" office:string-value="TR"/>
          <table:table-cell office:value-type="float" office:value="715276.03"/>
          <table:table-cell office:value-type="float" office:value="678279.01"/>
          <table:table-cell office:value-type="float" office:value="649127.56999999995"/>
          <table:table-cell office:value-type="float" office:value="618941.86"/>
          <table:table-cell office:value-type="float" office:value="605408.66"/>
          <table:table-cell office:value-type="float" office:value="4515"/>
          <table:table-cell office:value-type="string" office:string-value="North Tyneside Borough Council"/>
          <table:table-cell office:value-type="string" office:string-value="TU"/>
          <table:table-cell office:value-type="float" office:value="71653.240000000005"/>
          <table:table-cell office:value-type="float" office:value="71255.53"/>
          <table:table-cell office:value-type="float" office:value="71681.34"/>
          <table:table-cell office:value-type="float" office:value="70978.44"/>
          <table:table-cell office:value-type="float" office:value="70227.210000000006"/>
          <table:table-cell table:number-columns-repeated="16348"/>
        </table:table-row>
        <table:table-row>
          <table:table-cell office:value-type="float" office:value="4405"/>
          <table:table-cell office:value-type="string" office:string-value="Barnsley Metropolitan Borough Council"/>
          <table:table-cell office:value-type="string" office:string-value="TM"/>
          <table:table-cell office:value-type="float" office:value="447855.14"/>
          <table:table-cell office:value-type="float" office:value="424198.54"/>
          <table:table-cell office:value-type="float" office:value="465170.79"/>
          <table:table-cell office:value-type="float" office:value="436223.79"/>
          <table:table-cell office:value-type="float" office:value="417924.49"/>
          <table:table-cell office:value-type="float" office:value="438274.55"/>
          <table:table-cell table:number-columns-repeated="11"/>
          <table:table-cell office:value-type="float" office:value="4220"/>
          <table:table-cell office:value-type="string" office:string-value="Oldham Metropolitan Borough Council"/>
          <table:table-cell office:value-type="string" office:string-value="TR"/>
          <table:table-cell office:value-type="float" office:value="219.57"/>
          <table:table-cell office:value-type="float" office:value="373.92"/>
          <table:table-cell office:value-type="float" office:value="372.5"/>
          <table:table-cell office:value-type="float" office:value="365.23"/>
          <table:table-cell office:value-type="float" office:value="356.7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U"/>
          <table:table-cell office:value-type="float" office:value="42232.68"/>
          <table:table-cell office:value-type="float" office:value="42270.96"/>
          <table:table-cell office:value-type="float" office:value="42766.35"/>
          <table:table-cell office:value-type="float" office:value="42919.26"/>
          <table:table-cell office:value-type="float" office:value="42455.11"/>
          <table:table-cell table:number-columns-repeated="16348"/>
        </table:table-row>
        <table:table-row>
          <table:table-cell office:value-type="float" office:value="4410"/>
          <table:table-cell office:value-type="string" office:string-value="Doncaster Metropolitan Borough Council"/>
          <table:table-cell office:value-type="string" office:string-value="TM"/>
          <table:table-cell office:value-type="float" office:value="958671.49"/>
          <table:table-cell office:value-type="float" office:value="912797.12"/>
          <table:table-cell office:value-type="float" office:value="863498.12"/>
          <table:table-cell office:value-type="float" office:value="791352.26"/>
          <table:table-cell office:value-type="float" office:value="755990.8"/>
          <table:table-cell office:value-type="float" office:value="856461.95799999998"/>
          <table:table-cell table:number-columns-repeated="11"/>
          <table:table-cell office:value-type="float" office:value="4230"/>
          <table:table-cell office:value-type="string" office:string-value="Salford City Council"/>
          <table:table-cell office:value-type="string" office:string-value="TR"/>
          <table:table-cell office:value-type="float" office:value="21551.19"/>
          <table:table-cell office:value-type="float" office:value="21197.09"/>
          <table:table-cell office:value-type="float" office:value="20363.150000000001"/>
          <table:table-cell office:value-type="float" office:value="19909.36"/>
          <table:table-cell office:value-type="float" office:value="19454.29"/>
          <table:table-cell office:value-type="float" office:value="4605"/>
          <table:table-cell office:value-type="string" office:string-value="Birmingham City Council"/>
          <table:table-cell office:value-type="string" office:string-value="TU"/>
          <table:table-cell office:value-type="float" office:value="1200.3800000000001"/>
          <table:table-cell office:value-type="float" office:value="1221.7"/>
          <table:table-cell office:value-type="float" office:value="1230.71"/>
          <table:table-cell office:value-type="float" office:value="1218.97"/>
          <table:table-cell office:value-type="float" office:value="1224.8399999999999"/>
          <table:table-cell table:number-columns-repeated="16348"/>
        </table:table-row>
        <table:table-row>
          <table:table-cell office:value-type="float" office:value="4415"/>
          <table:table-cell office:value-type="string" office:string-value="Rotherham Metropolitan Borough Council"/>
          <table:table-cell office:value-type="string" office:string-value="TM"/>
          <table:table-cell office:value-type="float" office:value="891071.62"/>
          <table:table-cell office:value-type="float" office:value="851214.7"/>
          <table:table-cell office:value-type="float" office:value="807269.2"/>
          <table:table-cell office:value-type="float" office:value="741394.54"/>
          <table:table-cell office:value-type="float" office:value="708830.05"/>
          <table:table-cell office:value-type="float" office:value="799956.02199999988"/>
          <table:table-cell table:number-columns-repeated="11"/>
          <table:table-cell office:value-type="float" office:value="4235"/>
          <table:table-cell office:value-type="string" office:string-value="Stockport Metropolitan Borough Council"/>
          <table:table-cell office:value-type="string" office:string-value="TR"/>
          <table:table-cell office:value-type="float" office:value="33461.18"/>
          <table:table-cell office:value-type="float" office:value="32941.440000000002"/>
          <table:table-cell office:value-type="float" office:value="32516.560000000001"/>
          <table:table-cell office:value-type="float" office:value="31022.42"/>
          <table:table-cell office:value-type="float" office:value="30239.66"/>
          <table:table-cell office:value-type="float" office:value="4610"/>
          <table:table-cell office:value-type="string" office:string-value="Coventry City Council"/>
          <table:table-cell office:value-type="string" office:string-value="TU"/>
          <table:table-cell office:value-type="float" office:value="87755.5"/>
          <table:table-cell office:value-type="float" office:value="84846.99"/>
          <table:table-cell office:value-type="float" office:value="86625.78"/>
          <table:table-cell office:value-type="float" office:value="86993.36"/>
          <table:table-cell office:value-type="float" office:value="86193.56"/>
          <table:table-cell table:number-columns-repeated="16348"/>
        </table:table-row>
        <table:table-row>
          <table:table-cell office:value-type="float" office:value="4420"/>
          <table:table-cell office:value-type="string" office:string-value="Sheffield City Council"/>
          <table:table-cell office:value-type="string" office:string-value="TM"/>
          <table:table-cell office:value-type="float" office:value="332236.71000000002"/>
          <table:table-cell office:value-type="float" office:value="315651.49"/>
          <table:table-cell office:value-type="float" office:value="299688.51"/>
          <table:table-cell office:value-type="float" office:value="283830.76"/>
          <table:table-cell office:value-type="float" office:value="271680.89"/>
          <table:table-cell office:value-type="float" office:value="300617.67199999996"/>
          <table:table-cell table:number-columns-repeated="11"/>
          <table:table-cell office:value-type="float" office:value="4240"/>
          <table:table-cell office:value-type="string" office:string-value="Tameside Metropolitan Borough Council"/>
          <table:table-cell office:value-type="string" office:string-value="TR"/>
          <table:table-cell office:value-type="float" office:value="20757.28"/>
          <table:table-cell office:value-type="float" office:value="20402.64"/>
          <table:table-cell office:value-type="float" office:value="22146.05"/>
          <table:table-cell office:value-type="float" office:value="21456.9"/>
          <table:table-cell office:value-type="float" office:value="20953.25"/>
          <table:table-cell office:value-type="float" office:value="4615"/>
          <table:table-cell office:value-type="string" office:string-value="Dudley Metropolitan Borough Council"/>
          <table:table-cell office:value-type="string" office:string-value="TU"/>
          <table:table-cell office:value-type="float" office:value="56841.69"/>
          <table:table-cell office:value-type="float" office:value="55722.36"/>
          <table:table-cell office:value-type="float" office:value="54586.05"/>
          <table:table-cell office:value-type="float" office:value="55759.02"/>
          <table:table-cell office:value-type="float" office:value="56229.120000000003"/>
          <table:table-cell table:number-columns-repeated="16348"/>
        </table:table-row>
        <table:table-row>
          <table:table-cell office:value-type="float" office:value="4505"/>
          <table:table-cell office:value-type="string" office:string-value="Gateshead Metropolitan Borough Council"/>
          <table:table-cell office:value-type="string" office:string-value="TM"/>
          <table:table-cell office:value-type="float" office:value="105390.71"/>
          <table:table-cell office:value-type="float" office:value="99697.279999999999"/>
          <table:table-cell office:value-type="float" office:value="93569.03"/>
          <table:table-cell office:value-type="float" office:value="87609.57"/>
          <table:table-cell office:value-type="float" office:value="84047.21"/>
          <table:table-cell office:value-type="float" office:value="94062.76"/>
          <table:table-cell table:number-columns-repeated="11"/>
          <table:table-cell office:value-type="float" office:value="4250"/>
          <table:table-cell office:value-type="string" office:string-value="Wigan Metropolitan Borough Council"/>
          <table:table-cell office:value-type="string" office:string-value="TR"/>
          <table:table-cell office:value-type="float" office:value="139698.51999999999"/>
          <table:table-cell office:value-type="float" office:value="141480.65"/>
          <table:table-cell office:value-type="float" office:value="135600.46"/>
          <table:table-cell office:value-type="float" office:value="128783.42"/>
          <table:table-cell office:value-type="float" office:value="125828.23"/>
          <table:table-cell office:value-type="float" office:value="4620"/>
          <table:table-cell office:value-type="string" office:string-value="Sandwell Metropolitan Borough Council"/>
          <table:table-cell office:value-type="string" office:string-value="TU"/>
          <table:table-cell office:value-type="float" office:value="86080.91"/>
          <table:table-cell office:value-type="float" office:value="85741.71"/>
          <table:table-cell office:value-type="float" office:value="85386.3"/>
          <table:table-cell office:value-type="float" office:value="85455.42"/>
          <table:table-cell office:value-type="float" office:value="84406.9"/>
          <table:table-cell table:number-columns-repeated="16348"/>
        </table:table-row>
        <table:table-row>
          <table:table-cell office:value-type="float" office:value="4520"/>
          <table:table-cell office:value-type="string" office:string-value="South Tyneside Metropolitan Borough Council"/>
          <table:table-cell office:value-type="string" office:string-value="TM"/>
          <table:table-cell office:value-type="float" office:value="1171.6500000000001"/>
          <table:table-cell office:value-type="float" office:value="1109.68"/>
          <table:table-cell office:value-type="float" office:value="1052.4100000000001"/>
          <table:table-cell office:value-type="float" office:value="988.5"/>
          <table:table-cell office:value-type="float" office:value="949.5"/>
          <table:table-cell office:value-type="float" office:value="1054.348"/>
          <table:table-cell table:number-columns-repeated="11"/>
          <table:table-cell office:value-type="float" office:value="4305"/>
          <table:table-cell office:value-type="string" office:string-value="Knowsley Metropolitan Borough Council"/>
          <table:table-cell office:value-type="string" office:string-value="TR"/>
          <table:table-cell office:value-type="float" office:value="22124.37"/>
          <table:table-cell office:value-type="float" office:value="21732.74"/>
          <table:table-cell office:value-type="float" office:value="20874.080000000002"/>
          <table:table-cell office:value-type="float" office:value="19972.27"/>
          <table:table-cell office:value-type="float" office:value="19511.169999999998"/>
          <table:table-cell office:value-type="float" office:value="4630"/>
          <table:table-cell office:value-type="string" office:string-value="Walsall Metropolitan Borough Council"/>
          <table:table-cell office:value-type="string" office:string-value="TU"/>
          <table:table-cell office:value-type="float" office:value="17877.39"/>
          <table:table-cell office:value-type="float" office:value="18977.61"/>
          <table:table-cell office:value-type="float" office:value="19141.560000000001"/>
          <table:table-cell office:value-type="float" office:value="17851.98"/>
          <table:table-cell office:value-type="float" office:value="17541.93"/>
          <table:table-cell table:number-columns-repeated="16348"/>
        </table:table-row>
        <table:table-row>
          <table:table-cell office:value-type="float" office:value="4525"/>
          <table:table-cell office:value-type="string" office:string-value="Sunderland Borough Council"/>
          <table:table-cell office:value-type="string" office:string-value="TM"/>
          <table:table-cell office:value-type="float" office:value="36703.1"/>
          <table:table-cell office:value-type="float" office:value="34482.54"/>
          <table:table-cell office:value-type="float" office:value="32751.97"/>
          <table:table-cell office:value-type="float" office:value="31058.2"/>
          <table:table-cell office:value-type="float" office:value="29827.74"/>
          <table:table-cell office:value-type="float" office:value="32964.71"/>
          <table:table-cell table:number-columns-repeated="11"/>
          <table:table-cell office:value-type="float" office:value="4315"/>
          <table:table-cell office:value-type="string" office:string-value="St.Helens Metropolitan Borough Council"/>
          <table:table-cell office:value-type="string" office:string-value="TR"/>
          <table:table-cell office:value-type="float" office:value="151944.20000000001"/>
          <table:table-cell office:value-type="float" office:value="153697.43"/>
          <table:table-cell office:value-type="float" office:value="150912.10999999999"/>
          <table:table-cell office:value-type="float" office:value="143313.95000000001"/>
          <table:table-cell office:value-type="float" office:value="140302.71"/>
          <table:table-cell office:value-type="float" office:value="4705"/>
          <table:table-cell office:value-type="string" office:string-value="Bradford City Council"/>
          <table:table-cell office:value-type="string" office:string-value="TU"/>
          <table:table-cell office:value-type="float" office:value="120411.5"/>
          <table:table-cell office:value-type="float" office:value="119922.93"/>
          <table:table-cell office:value-type="float" office:value="116475.5"/>
          <table:table-cell office:value-type="float" office:value="117225.52"/>
          <table:table-cell office:value-type="float" office:value="115913.9"/>
          <table:table-cell table:number-columns-repeated="16348"/>
        </table:table-row>
        <table:table-row>
          <table:table-cell office:value-type="float" office:value="4605"/>
          <table:table-cell office:value-type="string" office:string-value="Birmingham City Council"/>
          <table:table-cell office:value-type="string" office:string-value="TM"/>
          <table:table-cell office:value-type="float" office:value="623459.02"/>
          <table:table-cell office:value-type="float" office:value="590558.89"/>
          <table:table-cell office:value-type="float" office:value="559552.99"/>
          <table:table-cell office:value-type="float" office:value="535523.24"/>
          <table:table-cell office:value-type="float" office:value="514978.8"/>
          <table:table-cell office:value-type="float" office:value="564814.58799999999"/>
          <table:table-cell table:number-columns-repeated="11"/>
          <table:table-cell office:value-type="float" office:value="4320"/>
          <table:table-cell office:value-type="string" office:string-value="Sefton Metropolitan Borough Council"/>
          <table:table-cell office:value-type="string" office:string-value="TR"/>
          <table:table-cell office:value-type="float" office:value="79035.259999999995"/>
          <table:table-cell office:value-type="float" office:value="105178.56"/>
          <table:table-cell office:value-type="float" office:value="101980.84"/>
          <table:table-cell office:value-type="float" office:value="96989.53"/>
          <table:table-cell office:value-type="float" office:value="94764.61"/>
          <table:table-cell office:value-type="float" office:value="4710"/>
          <table:table-cell office:value-type="string" office:string-value="Calderdale Metropolitan Borough Council"/>
          <table:table-cell office:value-type="string" office:string-value="TU"/>
          <table:table-cell office:value-type="float" office:value="48571.58"/>
          <table:table-cell office:value-type="float" office:value="49880.99"/>
          <table:table-cell office:value-type="float" office:value="49916.62"/>
          <table:table-cell office:value-type="float" office:value="49304.18"/>
          <table:table-cell office:value-type="float" office:value="48612.18"/>
          <table:table-cell table:number-columns-repeated="16348"/>
        </table:table-row>
        <table:table-row>
          <table:table-cell office:value-type="float" office:value="4610"/>
          <table:table-cell office:value-type="string" office:string-value="Coventry City Council"/>
          <table:table-cell office:value-type="string" office:string-value="TM"/>
          <table:table-cell office:value-type="float" office:value="119832.19"/>
          <table:table-cell office:value-type="float" office:value="113572.41"/>
          <table:table-cell office:value-type="float" office:value="107647.38"/>
          <table:table-cell office:value-type="float" office:value="100973.11"/>
          <table:table-cell office:value-type="float" office:value="97116.6"/>
          <table:table-cell office:value-type="float" office:value="107828.33799999999"/>
          <table:table-cell table:number-columns-repeated="11"/>
          <table:table-cell office:value-type="float" office:value="4325"/>
          <table:table-cell office:value-type="string" office:string-value="Wirral Metropolitan Borough Council"/>
          <table:table-cell office:value-type="string" office:string-value="TR"/>
          <table:table-cell office:value-type="float" office:value="10691.57"/>
          <table:table-cell office:value-type="float" office:value="10544.12"/>
          <table:table-cell office:value-type="float" office:value="10138.530000000001"/>
          <table:table-cell office:value-type="float" office:value="9656.41"/>
          <table:table-cell office:value-type="float" office:value="9424.93"/>
          <table:table-cell office:value-type="float" office:value="4715"/>
          <table:table-cell office:value-type="string" office:string-value="Kirklees Metropolitan Borough Council"/>
          <table:table-cell office:value-type="string" office:string-value="TU"/>
          <table:table-cell office:value-type="float" office:value="12952.05"/>
          <table:table-cell office:value-type="float" office:value="12497.79"/>
          <table:table-cell office:value-type="float" office:value="12577.28"/>
          <table:table-cell office:value-type="float" office:value="12464.83"/>
          <table:table-cell office:value-type="float" office:value="12265.35"/>
          <table:table-cell table:number-columns-repeated="16348"/>
        </table:table-row>
        <table:table-row>
          <table:table-cell office:value-type="float" office:value="4615"/>
          <table:table-cell office:value-type="string" office:string-value="Dudley Metropolitan Borough Council"/>
          <table:table-cell office:value-type="string" office:string-value="TM"/>
          <table:table-cell office:value-type="float" office:value="177833.98"/>
          <table:table-cell office:value-type="float" office:value="168631.28"/>
          <table:table-cell office:value-type="float" office:value="160848.93"/>
          <table:table-cell office:value-type="float" office:value="142056.84"/>
          <table:table-cell office:value-type="float" office:value="136705.39000000001"/>
          <table:table-cell office:value-type="float" office:value="157215.28400000001"/>
          <table:table-cell table:number-columns-repeated="11"/>
          <table:table-cell office:value-type="float" office:value="4405"/>
          <table:table-cell office:value-type="string" office:string-value="Barnsley Metropolitan Borough Council"/>
          <table:table-cell office:value-type="string" office:string-value="TR"/>
          <table:table-cell office:value-type="float" office:value="105124.06"/>
          <table:table-cell office:value-type="float" office:value="104753.18"/>
          <table:table-cell office:value-type="float" office:value="101497.16"/>
          <table:table-cell office:value-type="float" office:value="97071.65"/>
          <table:table-cell office:value-type="float" office:value="94949.5"/>
          <table:table-cell office:value-type="float" office:value="4720"/>
          <table:table-cell office:value-type="string" office:string-value="Leeds City Council"/>
          <table:table-cell office:value-type="string" office:string-value="TU"/>
          <table:table-cell office:value-type="float" office:value="206727.38"/>
          <table:table-cell office:value-type="float" office:value="203244.42"/>
          <table:table-cell office:value-type="float" office:value="204278.44"/>
          <table:table-cell office:value-type="float" office:value="202612.2"/>
          <table:table-cell office:value-type="float" office:value="199736.05"/>
          <table:table-cell table:number-columns-repeated="16348"/>
        </table:table-row>
        <table:table-row>
          <table:table-cell office:value-type="float" office:value="4620"/>
          <table:table-cell office:value-type="string" office:string-value="Sandwell Metropolitan Borough Council"/>
          <table:table-cell office:value-type="string" office:string-value="TM"/>
          <table:table-cell office:value-type="float" office:value="459158.62"/>
          <table:table-cell office:value-type="float" office:value="443738.26"/>
          <table:table-cell office:value-type="float" office:value="449989.53"/>
          <table:table-cell office:value-type="float" office:value="418718.31"/>
          <table:table-cell office:value-type="float" office:value="402803.01"/>
          <table:table-cell office:value-type="float" office:value="434881.54600000009"/>
          <table:table-cell table:number-columns-repeated="11"/>
          <table:table-cell office:value-type="float" office:value="4410"/>
          <table:table-cell office:value-type="string" office:string-value="Doncaster Metropolitan Borough Council"/>
          <table:table-cell office:value-type="string" office:string-value="TR"/>
          <table:table-cell office:value-type="float" office:value="123691.82"/>
          <table:table-cell office:value-type="float" office:value="121860.78"/>
          <table:table-cell office:value-type="float" office:value="117636.41"/>
          <table:table-cell office:value-type="float" office:value="110643.34"/>
          <table:table-cell office:value-type="float" office:value="107985.16"/>
          <table:table-cell office:value-type="float" office:value="4725"/>
          <table:table-cell office:value-type="string" office:string-value="Wakefield Metropolitan Borough Council"/>
          <table:table-cell office:value-type="string" office:string-value="TU"/>
          <table:table-cell office:value-type="float" office:value="24327.46"/>
          <table:table-cell office:value-type="float" office:value="24430.79"/>
          <table:table-cell office:value-type="float" office:value="24632.81"/>
          <table:table-cell office:value-type="float" office:value="24702.97"/>
          <table:table-cell office:value-type="float" office:value="24279.67"/>
          <table:table-cell table:number-columns-repeated="16348"/>
        </table:table-row>
        <table:table-row>
          <table:table-cell office:value-type="float" office:value="4625"/>
          <table:table-cell office:value-type="string" office:string-value="Solihull Metropolitan Borough Council"/>
          <table:table-cell office:value-type="string" office:string-value="TM"/>
          <table:table-cell office:value-type="float" office:value="764986.85"/>
          <table:table-cell office:value-type="float" office:value="725667.33"/>
          <table:table-cell office:value-type="float" office:value="689433.57"/>
          <table:table-cell office:value-type="float" office:value="654858.65"/>
          <table:table-cell office:value-type="float" office:value="630005.53"/>
          <table:table-cell office:value-type="float" office:value="692990.38599999994"/>
          <table:table-cell table:number-columns-repeated="11"/>
          <table:table-cell office:value-type="float" office:value="4415"/>
          <table:table-cell office:value-type="string" office:string-value="Rotherham Metropolitan Borough Council"/>
          <table:table-cell office:value-type="string" office:string-value="TR"/>
          <table:table-cell office:value-type="float" office:value="55759.23"/>
          <table:table-cell office:value-type="float" office:value="54846.64"/>
          <table:table-cell office:value-type="float" office:value="52699.9"/>
          <table:table-cell office:value-type="float" office:value="50217.95"/>
          <table:table-cell office:value-type="float" office:value="48982.76"/>
          <table:table-cell office:value-type="float" office:value="5060"/>
          <table:table-cell office:value-type="string" office:string-value="London Borough of  Barking and Dagenham"/>
          <table:table-cell office:value-type="string" office:string-value="TU"/>
          <table:table-cell office:value-type="float" office:value="178480.58"/>
          <table:table-cell office:value-type="float" office:value="183650.91"/>
          <table:table-cell office:value-type="float" office:value="187637.04"/>
          <table:table-cell office:value-type="float" office:value="190136.65"/>
          <table:table-cell office:value-type="float" office:value="194655.66"/>
          <table:table-cell table:number-columns-repeated="16348"/>
        </table:table-row>
        <table:table-row>
          <table:table-cell office:value-type="float" office:value="4630"/>
          <table:table-cell office:value-type="string" office:string-value="Walsall Metropolitan Borough Council"/>
          <table:table-cell office:value-type="string" office:string-value="TM"/>
          <table:table-cell office:value-type="float" office:value="369460.53"/>
          <table:table-cell office:value-type="float" office:value="350468.16"/>
          <table:table-cell office:value-type="float" office:value="332477.65000000002"/>
          <table:table-cell office:value-type="float" office:value="325644.73"/>
          <table:table-cell office:value-type="float" office:value="313492.32"/>
          <table:table-cell office:value-type="float" office:value="338308.67799999996"/>
          <table:table-cell table:number-columns-repeated="11"/>
          <table:table-cell office:value-type="float" office:value="4420"/>
          <table:table-cell office:value-type="string" office:string-value="Sheffield City Council"/>
          <table:table-cell office:value-type="string" office:string-value="TR"/>
          <table:table-cell office:value-type="float" office:value="27362.59"/>
          <table:table-cell office:value-type="float" office:value="26890.43"/>
          <table:table-cell office:value-type="float" office:value="25796.76"/>
          <table:table-cell office:value-type="float" office:value="24610.84"/>
          <table:table-cell office:value-type="float" office:value="23943"/>
          <table:table-cell office:value-type="float" office:value="5090"/>
          <table:table-cell office:value-type="string" office:string-value="London Borough of Barnet"/>
          <table:table-cell office:value-type="string" office:string-value="TU"/>
          <table:table-cell office:value-type="float" office:value="507340.65"/>
          <table:table-cell office:value-type="float" office:value="506688.16"/>
          <table:table-cell office:value-type="float" office:value="503026.28"/>
          <table:table-cell office:value-type="float" office:value="497267.65"/>
          <table:table-cell office:value-type="float" office:value="508887.39"/>
          <table:table-cell table:number-columns-repeated="16348"/>
        </table:table-row>
        <table:table-row>
          <table:table-cell office:value-type="float" office:value="4705"/>
          <table:table-cell office:value-type="string" office:string-value="Bradford City Council"/>
          <table:table-cell office:value-type="string" office:string-value="TM"/>
          <table:table-cell office:value-type="float" office:value="50001.42"/>
          <table:table-cell office:value-type="float" office:value="47378.28"/>
          <table:table-cell office:value-type="float" office:value="44916.52"/>
          <table:table-cell office:value-type="float" office:value="39294.74"/>
          <table:table-cell office:value-type="float" office:value="37795.22"/>
          <table:table-cell office:value-type="float" office:value="43877.235999999997"/>
          <table:table-cell table:number-columns-repeated="11"/>
          <table:table-cell office:value-type="float" office:value="4505"/>
          <table:table-cell office:value-type="string" office:string-value="Gateshead Metropolitan Borough Council"/>
          <table:table-cell office:value-type="string" office:string-value="TR"/>
          <table:table-cell office:value-type="float" office:value="215414.46"/>
          <table:table-cell office:value-type="float" office:value="212179.52"/>
          <table:table-cell office:value-type="float" office:value="201408.41"/>
          <table:table-cell office:value-type="float" office:value="184816.19"/>
          <table:table-cell office:value-type="float" office:value="180265.17"/>
          <table:table-cell office:value-type="float" office:value="5120"/>
          <table:table-cell office:value-type="string" office:string-value="London Borough of Bexley"/>
          <table:table-cell office:value-type="string" office:string-value="TU"/>
          <table:table-cell office:value-type="float" office:value="230171.2"/>
          <table:table-cell office:value-type="float" office:value="228798.91"/>
          <table:table-cell office:value-type="float" office:value="232180.9"/>
          <table:table-cell office:value-type="float" office:value="213593.56"/>
          <table:table-cell office:value-type="float" office:value="218687"/>
          <table:table-cell table:number-columns-repeated="16348"/>
        </table:table-row>
        <table:table-row>
          <table:table-cell office:value-type="float" office:value="4710"/>
          <table:table-cell office:value-type="string" office:string-value="Calderdale Metropolitan Borough Council"/>
          <table:table-cell office:value-type="string" office:string-value="TM"/>
          <table:table-cell office:value-type="float" office:value="427806.97"/>
          <table:table-cell office:value-type="float" office:value="409964.52"/>
          <table:table-cell office:value-type="float" office:value="388871.18"/>
          <table:table-cell office:value-type="float" office:value="363379.64"/>
          <table:table-cell office:value-type="float" office:value="349173.86"/>
          <table:table-cell office:value-type="float" office:value="387839.234"/>
          <table:table-cell table:number-columns-repeated="11"/>
          <table:table-cell office:value-type="float" office:value="4510"/>
          <table:table-cell office:value-type="string" office:string-value="Newcastle City Council"/>
          <table:table-cell office:value-type="string" office:string-value="TR"/>
          <table:table-cell office:value-type="float" office:value="164403.10999999999"/>
          <table:table-cell office:value-type="float" office:value="162093.23000000001"/>
          <table:table-cell office:value-type="float" office:value="155858.63"/>
          <table:table-cell office:value-type="float" office:value="134981.69"/>
          <table:table-cell office:value-type="float" office:value="131741.4"/>
          <table:table-cell office:value-type="float" office:value="5150"/>
          <table:table-cell office:value-type="string" office:string-value="Brent Borough Council"/>
          <table:table-cell office:value-type="string" office:string-value="TU"/>
          <table:table-cell office:value-type="float" office:value="187102.62"/>
          <table:table-cell office:value-type="float" office:value="174116.44"/>
          <table:table-cell office:value-type="float" office:value="176995.14"/>
          <table:table-cell office:value-type="float" office:value="159201.07999999999"/>
          <table:table-cell office:value-type="float" office:value="163431.66"/>
          <table:table-cell table:number-columns-repeated="16348"/>
        </table:table-row>
        <table:table-row>
          <table:table-cell office:value-type="float" office:value="4715"/>
          <table:table-cell office:value-type="string" office:string-value="Kirklees Metropolitan Borough Council"/>
          <table:table-cell office:value-type="string" office:string-value="TM"/>
          <table:table-cell office:value-type="float" office:value="787980.95"/>
          <table:table-cell office:value-type="float" office:value="750765.02"/>
          <table:table-cell office:value-type="float" office:value="711747.3"/>
          <table:table-cell office:value-type="float" office:value="664638.22"/>
          <table:table-cell office:value-type="float" office:value="638592.31000000006"/>
          <table:table-cell office:value-type="float" office:value="710744.76"/>
          <table:table-cell table:number-columns-repeated="11"/>
          <table:table-cell office:value-type="float" office:value="4515"/>
          <table:table-cell office:value-type="string" office:string-value="North Tyneside Borough Council"/>
          <table:table-cell office:value-type="string" office:string-value="TR"/>
          <table:table-cell office:value-type="float" office:value="95781.77"/>
          <table:table-cell office:value-type="float" office:value="95417.7"/>
          <table:table-cell office:value-type="float" office:value="91864.03"/>
          <table:table-cell office:value-type="float" office:value="87575.55"/>
          <table:table-cell office:value-type="float" office:value="85430.2"/>
          <table:table-cell office:value-type="float" office:value="5210"/>
          <table:table-cell office:value-type="string" office:string-value="Camden Borough Council"/>
          <table:table-cell office:value-type="string" office:string-value="TU"/>
          <table:table-cell office:value-type="float" office:value="103157.56"/>
          <table:table-cell office:value-type="float" office:value="107161.56"/>
          <table:table-cell office:value-type="float" office:value="109566.54"/>
          <table:table-cell office:value-type="float" office:value="111756.01"/>
          <table:table-cell office:value-type="float" office:value="111844.62"/>
          <table:table-cell table:number-columns-repeated="16348"/>
        </table:table-row>
        <table:table-row>
          <table:table-cell office:value-type="float" office:value="4720"/>
          <table:table-cell office:value-type="string" office:string-value="Leeds City Council"/>
          <table:table-cell office:value-type="string" office:string-value="TM"/>
          <table:table-cell office:value-type="float" office:value="1581424.34"/>
          <table:table-cell office:value-type="float" office:value="1489541.35"/>
          <table:table-cell office:value-type="float" office:value="1417020.49"/>
          <table:table-cell office:value-type="float" office:value="1314507.1200000001"/>
          <table:table-cell office:value-type="float" office:value="1262856.6399999999"/>
          <table:table-cell office:value-type="float" office:value="1413069.9880000001"/>
          <table:table-cell table:number-columns-repeated="11"/>
          <table:table-cell office:value-type="float" office:value="4520"/>
          <table:table-cell office:value-type="string" office:string-value="South Tyneside Metropolitan Borough Council"/>
          <table:table-cell office:value-type="string" office:string-value="TR"/>
          <table:table-cell office:value-type="float" office:value="74924.17"/>
          <table:table-cell office:value-type="float" office:value="73856.36"/>
          <table:table-cell office:value-type="float" office:value="71109.89"/>
          <table:table-cell office:value-type="float" office:value="67696.2"/>
          <table:table-cell office:value-type="float" office:value="66101.710000000006"/>
          <table:table-cell office:value-type="float" office:value="5240"/>
          <table:table-cell office:value-type="string" office:string-value="London Borough of Croydon"/>
          <table:table-cell office:value-type="string" office:string-value="TU"/>
          <table:table-cell office:value-type="float" office:value="147949.18"/>
          <table:table-cell office:value-type="float" office:value="149682.64000000001"/>
          <table:table-cell office:value-type="float" office:value="156527.16"/>
          <table:table-cell office:value-type="float" office:value="161533.79999999999"/>
          <table:table-cell office:value-type="float" office:value="165536.46"/>
          <table:table-cell table:number-columns-repeated="16348"/>
        </table:table-row>
        <table:table-row>
          <table:table-cell office:value-type="float" office:value="4725"/>
          <table:table-cell office:value-type="string" office:string-value="Wakefield Metropolitan Borough Council"/>
          <table:table-cell office:value-type="string" office:string-value="TM"/>
          <table:table-cell office:value-type="float" office:value="790378.47"/>
          <table:table-cell office:value-type="float" office:value="761235.11"/>
          <table:table-cell office:value-type="float" office:value="721895.82"/>
          <table:table-cell office:value-type="float" office:value="658034.04"/>
          <table:table-cell office:value-type="float" office:value="632204.06999999995"/>
          <table:table-cell office:value-type="float" office:value="712749.50199999998"/>
          <table:table-cell table:number-columns-repeated="11"/>
          <table:table-cell office:value-type="float" office:value="4525"/>
          <table:table-cell office:value-type="string" office:string-value="Sunderland Borough Council"/>
          <table:table-cell office:value-type="string" office:string-value="TR"/>
          <table:table-cell office:value-type="float" office:value="219569.47"/>
          <table:table-cell office:value-type="float" office:value="215777.71"/>
          <table:table-cell office:value-type="float" office:value="212185.74"/>
          <table:table-cell office:value-type="float" office:value="193647.7"/>
          <table:table-cell office:value-type="float" office:value="188988"/>
          <table:table-cell office:value-type="float" office:value="5270"/>
          <table:table-cell office:value-type="string" office:string-value="London Borough of Ealing"/>
          <table:table-cell office:value-type="string" office:string-value="TU"/>
          <table:table-cell office:value-type="float" office:value="463149.7"/>
          <table:table-cell office:value-type="float" office:value="468625.43"/>
          <table:table-cell office:value-type="float" office:value="475805.85"/>
          <table:table-cell office:value-type="float" office:value="462885.1"/>
          <table:table-cell office:value-type="float" office:value="475027.26"/>
          <table:table-cell table:number-columns-repeated="16348"/>
        </table:table-row>
        <table:table-row>
          <table:table-cell office:value-type="float" office:value="5090"/>
          <table:table-cell office:value-type="string" office:string-value="London Borough of Barnet"/>
          <table:table-cell office:value-type="string" office:string-value="TM"/>
          <table:table-cell office:value-type="float" office:value="244998.16"/>
          <table:table-cell office:value-type="float" office:value="252902.25"/>
          <table:table-cell office:value-type="float" office:value="240312.86"/>
          <table:table-cell office:value-type="float" office:value="223999.32"/>
          <table:table-cell office:value-type="float" office:value="213362.81"/>
          <table:table-cell office:value-type="float" office:value="235115.08"/>
          <table:table-cell table:number-columns-repeated="11"/>
          <table:table-cell office:value-type="float" office:value="4605"/>
          <table:table-cell office:value-type="string" office:string-value="Birmingham City Council"/>
          <table:table-cell office:value-type="string" office:string-value="TR"/>
          <table:table-cell office:value-type="float" office:value="32787.32"/>
          <table:table-cell office:value-type="float" office:value="32271.93"/>
          <table:table-cell office:value-type="float" office:value="31690.49"/>
          <table:table-cell office:value-type="float" office:value="30191.96"/>
          <table:table-cell office:value-type="float" office:value="29482.49"/>
          <table:table-cell office:value-type="float" office:value="5300"/>
          <table:table-cell office:value-type="string" office:string-value="Enfield Borough Council"/>
          <table:table-cell office:value-type="string" office:string-value="TU"/>
          <table:table-cell office:value-type="float" office:value="300615.44"/>
          <table:table-cell office:value-type="float" office:value="295798.03000000003"/>
          <table:table-cell office:value-type="float" office:value="296410.39"/>
          <table:table-cell office:value-type="float" office:value="301592.56"/>
          <table:table-cell office:value-type="float" office:value="308807.49"/>
          <table:table-cell table:number-columns-repeated="16348"/>
        </table:table-row>
        <table:table-row>
          <table:table-cell office:value-type="float" office:value="5300"/>
          <table:table-cell office:value-type="string" office:string-value="Enfield Borough Council"/>
          <table:table-cell office:value-type="string" office:string-value="TM"/>
          <table:table-cell office:value-type="float" office:value="485545.13"/>
          <table:table-cell office:value-type="float" office:value="485785.71"/>
          <table:table-cell office:value-type="float" office:value="460986.93"/>
          <table:table-cell office:value-type="float" office:value="429314.72"/>
          <table:table-cell office:value-type="float" office:value="407813.71"/>
          <table:table-cell office:value-type="float" office:value="453889.24"/>
          <table:table-cell table:number-columns-repeated="11"/>
          <table:table-cell office:value-type="float" office:value="4610"/>
          <table:table-cell office:value-type="string" office:string-value="Coventry City Council"/>
          <table:table-cell office:value-type="string" office:string-value="TR"/>
          <table:table-cell office:value-type="float" office:value="93232.75"/>
          <table:table-cell office:value-type="float" office:value="89949.19"/>
          <table:table-cell office:value-type="float" office:value="86532.96"/>
          <table:table-cell office:value-type="float" office:value="82363.97"/>
          <table:table-cell office:value-type="float" office:value="80512.87"/>
          <table:table-cell office:value-type="float" office:value="5330"/>
          <table:table-cell office:value-type="string" office:string-value="Greenwich Borough Council"/>
          <table:table-cell office:value-type="string" office:string-value="TU"/>
          <table:table-cell office:value-type="float" office:value="246009.29"/>
          <table:table-cell office:value-type="float" office:value="245012.24"/>
          <table:table-cell office:value-type="float" office:value="244618.9"/>
          <table:table-cell office:value-type="float" office:value="248908.78"/>
          <table:table-cell office:value-type="float" office:value="254392.93"/>
          <table:table-cell table:number-columns-repeated="16348"/>
        </table:table-row>
        <table:table-row>
          <table:table-cell office:value-type="float" office:value="5330"/>
          <table:table-cell office:value-type="string" office:string-value="Greenwich Borough Council"/>
          <table:table-cell office:value-type="string" office:string-value="TM"/>
          <table:table-cell office:value-type="float" office:value="84766.03"/>
          <table:table-cell office:value-type="float" office:value="81442.41"/>
          <table:table-cell office:value-type="float" office:value="76265.509999999995"/>
          <table:table-cell office:value-type="float" office:value="77399.59"/>
          <table:table-cell office:value-type="float" office:value="74102.039999999994"/>
          <table:table-cell office:value-type="float" office:value="78795.116000000009"/>
          <table:table-cell table:number-columns-repeated="11"/>
          <table:table-cell office:value-type="float" office:value="4615"/>
          <table:table-cell office:value-type="string" office:string-value="Dudley Metropolitan Borough Council"/>
          <table:table-cell office:value-type="string" office:string-value="TR"/>
          <table:table-cell office:value-type="float" office:value="69038.490000000005"/>
          <table:table-cell office:value-type="float" office:value="70869.75"/>
          <table:table-cell office:value-type="float" office:value="68238.12"/>
          <table:table-cell office:value-type="float" office:value="65929.45"/>
          <table:table-cell office:value-type="float" office:value="64373"/>
          <table:table-cell office:value-type="float" office:value="5360"/>
          <table:table-cell office:value-type="string" office:string-value="London Borough of Hackney"/>
          <table:table-cell office:value-type="string" office:string-value="TU"/>
          <table:table-cell office:value-type="float" office:value="30303.72"/>
          <table:table-cell office:value-type="float" office:value="31397.42"/>
          <table:table-cell office:value-type="float" office:value="34726.78"/>
          <table:table-cell office:value-type="float" office:value="35252.639999999999"/>
          <table:table-cell office:value-type="float" office:value="35295.78"/>
          <table:table-cell table:number-columns-repeated="16348"/>
        </table:table-row>
        <table:table-row>
          <table:table-cell office:value-type="float" office:value="5360"/>
          <table:table-cell office:value-type="string" office:string-value="London Borough of Hackney"/>
          <table:table-cell office:value-type="string" office:string-value="TM"/>
          <table:table-cell office:value-type="float" office:value="16746.22"/>
          <table:table-cell office:value-type="float" office:value="17103.96"/>
          <table:table-cell office:value-type="float" office:value="19672.8"/>
          <table:table-cell office:value-type="float" office:value="18313.66"/>
          <table:table-cell office:value-type="float" office:value="17431.560000000001"/>
          <table:table-cell office:value-type="float" office:value="17853.64"/>
          <table:table-cell table:number-columns-repeated="11"/>
          <table:table-cell office:value-type="float" office:value="4625"/>
          <table:table-cell office:value-type="string" office:string-value="Solihull Metropolitan Borough Council"/>
          <table:table-cell office:value-type="string" office:string-value="TR"/>
          <table:table-cell office:value-type="float" office:value="70567.8"/>
          <table:table-cell office:value-type="float" office:value="69323.34"/>
          <table:table-cell office:value-type="float" office:value="66673.460000000006"/>
          <table:table-cell office:value-type="float" office:value="60996.800000000003"/>
          <table:table-cell office:value-type="float" office:value="59595.96"/>
          <table:table-cell office:value-type="float" office:value="5390"/>
          <table:table-cell office:value-type="string" office:string-value="Hammersmith and Fulham Borough Council"/>
          <table:table-cell office:value-type="string" office:string-value="TU"/>
          <table:table-cell office:value-type="float" office:value="173968.35"/>
          <table:table-cell office:value-type="float" office:value="171496.25"/>
          <table:table-cell office:value-type="float" office:value="175728.89"/>
          <table:table-cell office:value-type="float" office:value="170984.29"/>
          <table:table-cell office:value-type="float" office:value="166881.01999999999"/>
          <table:table-cell table:number-columns-repeated="16348"/>
        </table:table-row>
        <table:table-row>
          <table:table-cell office:value-type="float" office:value="5390"/>
          <table:table-cell office:value-type="string" office:string-value="Hammersmith and Fulham Borough Council"/>
          <table:table-cell office:value-type="string" office:string-value="TM"/>
          <table:table-cell office:value-type="float" office:value="23839.31"/>
          <table:table-cell office:value-type="float" office:value="20945.400000000001"/>
          <table:table-cell office:value-type="float" office:value="21661.55"/>
          <table:table-cell office:value-type="float" office:value="20841.29"/>
          <table:table-cell office:value-type="float" office:value="20362.84"/>
          <table:table-cell office:value-type="float" office:value="21530.078000000001"/>
          <table:table-cell table:number-columns-repeated="11"/>
          <table:table-cell office:value-type="float" office:value="4630"/>
          <table:table-cell office:value-type="string" office:string-value="Walsall Metropolitan Borough Council"/>
          <table:table-cell office:value-type="string" office:string-value="TR"/>
          <table:table-cell office:value-type="float" office:value="53189.93"/>
          <table:table-cell office:value-type="float" office:value="52647.87"/>
          <table:table-cell office:value-type="float" office:value="51051.199999999997"/>
          <table:table-cell office:value-type="float" office:value="49351.34"/>
          <table:table-cell office:value-type="float" office:value="48443.23"/>
          <table:table-cell office:value-type="float" office:value="5420"/>
          <table:table-cell office:value-type="string" office:string-value="Haringey Borough Council"/>
          <table:table-cell office:value-type="string" office:string-value="TU"/>
          <table:table-cell office:value-type="float" office:value="76112.759999999995"/>
          <table:table-cell office:value-type="float" office:value="76984.09"/>
          <table:table-cell office:value-type="float" office:value="76663.199999999997"/>
          <table:table-cell office:value-type="float" office:value="76471.38"/>
          <table:table-cell office:value-type="float" office:value="76929.2"/>
          <table:table-cell table:number-columns-repeated="16348"/>
        </table:table-row>
        <table:table-row>
          <table:table-cell office:value-type="float" office:value="5450"/>
          <table:table-cell office:value-type="string" office:string-value="London Borough of Harrow"/>
          <table:table-cell office:value-type="string" office:string-value="TM"/>
          <table:table-cell office:value-type="float" office:value="32153.23"/>
          <table:table-cell office:value-type="float" office:value="30864.63"/>
          <table:table-cell office:value-type="float" office:value="29346.37"/>
          <table:table-cell office:value-type="float" office:value="29251.34"/>
          <table:table-cell office:value-type="float" office:value="27886.81"/>
          <table:table-cell office:value-type="float" office:value="29900.476000000002"/>
          <table:table-cell table:number-columns-repeated="11"/>
          <table:table-cell office:value-type="float" office:value="4705"/>
          <table:table-cell office:value-type="string" office:string-value="Bradford City Council"/>
          <table:table-cell office:value-type="string" office:string-value="TR"/>
          <table:table-cell office:value-type="float" office:value="157082.54"/>
          <table:table-cell office:value-type="float" office:value="157937.1"/>
          <table:table-cell office:value-type="float" office:value="146124.69"/>
          <table:table-cell office:value-type="float" office:value="138713.91"/>
          <table:table-cell office:value-type="float" office:value="133348.49"/>
          <table:table-cell office:value-type="float" office:value="5480"/>
          <table:table-cell office:value-type="string" office:string-value="Havering Borough Council"/>
          <table:table-cell office:value-type="string" office:string-value="TU"/>
          <table:table-cell office:value-type="float" office:value="271927.27"/>
          <table:table-cell office:value-type="float" office:value="274895.90999999997"/>
          <table:table-cell office:value-type="float" office:value="290050.98"/>
          <table:table-cell office:value-type="float" office:value="293790.67"/>
          <table:table-cell office:value-type="float" office:value="300684.58"/>
          <table:table-cell table:number-columns-repeated="16348"/>
        </table:table-row>
        <table:table-row>
          <table:table-cell office:value-type="float" office:value="5480"/>
          <table:table-cell office:value-type="string" office:string-value="Havering Borough Council"/>
          <table:table-cell office:value-type="string" office:string-value="TM"/>
          <table:table-cell office:value-type="float" office:value="468719.74"/>
          <table:table-cell office:value-type="float" office:value="458759.55"/>
          <table:table-cell office:value-type="float" office:value="435369.05"/>
          <table:table-cell office:value-type="float" office:value="414383"/>
          <table:table-cell office:value-type="float" office:value="393796.42"/>
          <table:table-cell office:value-type="float" office:value="434205.55200000003"/>
          <table:table-cell table:number-columns-repeated="11"/>
          <table:table-cell office:value-type="float" office:value="4710"/>
          <table:table-cell office:value-type="string" office:string-value="Calderdale Metropolitan Borough Council"/>
          <table:table-cell office:value-type="string" office:string-value="TR"/>
          <table:table-cell office:value-type="float" office:value="60489.49"/>
          <table:table-cell office:value-type="float" office:value="65835.210000000006"/>
          <table:table-cell office:value-type="float" office:value="63651.31"/>
          <table:table-cell office:value-type="float" office:value="60816.9"/>
          <table:table-cell office:value-type="float" office:value="59668.67"/>
          <table:table-cell office:value-type="float" office:value="5510"/>
          <table:table-cell office:value-type="string" office:string-value="London Borough of Hillingdon"/>
          <table:table-cell office:value-type="string" office:string-value="TU"/>
          <table:table-cell office:value-type="float" office:value="314093.21000000002"/>
          <table:table-cell office:value-type="float" office:value="285716.81"/>
          <table:table-cell office:value-type="float" office:value="287923.59000000003"/>
          <table:table-cell office:value-type="float" office:value="287917.05"/>
          <table:table-cell office:value-type="float" office:value="295379.03000000003"/>
          <table:table-cell table:number-columns-repeated="16348"/>
        </table:table-row>
        <table:table-row>
          <table:table-cell office:value-type="float" office:value="5510"/>
          <table:table-cell office:value-type="string" office:string-value="London Borough of Hillingdon"/>
          <table:table-cell office:value-type="string" office:string-value="TM"/>
          <table:table-cell office:value-type="float" office:value="530143.84"/>
          <table:table-cell office:value-type="float" office:value="508613.16"/>
          <table:table-cell office:value-type="float" office:value="483729.53"/>
          <table:table-cell office:value-type="float" office:value="459213.58"/>
          <table:table-cell office:value-type="float" office:value="437728.69"/>
          <table:table-cell office:value-type="float" office:value="483885.76"/>
          <table:table-cell table:number-columns-repeated="11"/>
          <table:table-cell office:value-type="float" office:value="4720"/>
          <table:table-cell office:value-type="string" office:string-value="Leeds City Council"/>
          <table:table-cell office:value-type="string" office:string-value="TR"/>
          <table:table-cell office:value-type="float" office:value="440431.63"/>
          <table:table-cell office:value-type="float" office:value="430355.35"/>
          <table:table-cell office:value-type="float" office:value="411805.58"/>
          <table:table-cell office:value-type="float" office:value="387570.39"/>
          <table:table-cell office:value-type="float" office:value="377339"/>
          <table:table-cell office:value-type="float" office:value="5540"/>
          <table:table-cell office:value-type="string" office:string-value="Hounslow Borough Council"/>
          <table:table-cell office:value-type="string" office:string-value="TU"/>
          <table:table-cell office:value-type="float" office:value="492459.82"/>
          <table:table-cell office:value-type="float" office:value="495327.17"/>
          <table:table-cell office:value-type="float" office:value="494061.49"/>
          <table:table-cell office:value-type="float" office:value="494057.4"/>
          <table:table-cell office:value-type="float" office:value="506760.31"/>
          <table:table-cell table:number-columns-repeated="16348"/>
        </table:table-row>
        <table:table-row>
          <table:table-cell office:value-type="float" office:value="5540"/>
          <table:table-cell office:value-type="string" office:string-value="Hounslow Borough Council"/>
          <table:table-cell office:value-type="string" office:string-value="TM"/>
          <table:table-cell office:value-type="float" office:value="360762.61"/>
          <table:table-cell office:value-type="float" office:value="346351.1"/>
          <table:table-cell office:value-type="float" office:value="329037.95"/>
          <table:table-cell office:value-type="float" office:value="306633.95"/>
          <table:table-cell office:value-type="float" office:value="292539.71000000002"/>
          <table:table-cell office:value-type="float" office:value="327065.06399999995"/>
          <table:table-cell table:number-columns-repeated="11"/>
          <table:table-cell office:value-type="float" office:value="4725"/>
          <table:table-cell office:value-type="string" office:string-value="Wakefield Metropolitan Borough Council"/>
          <table:table-cell office:value-type="string" office:string-value="TR"/>
          <table:table-cell office:value-type="float" office:value="216110.13"/>
          <table:table-cell office:value-type="float" office:value="212258.47"/>
          <table:table-cell office:value-type="float" office:value="204025.89"/>
          <table:table-cell office:value-type="float" office:value="189561.02"/>
          <table:table-cell office:value-type="float" office:value="184213.82"/>
          <table:table-cell office:value-type="float" office:value="5570"/>
          <table:table-cell office:value-type="string" office:string-value="Islington Borough Council"/>
          <table:table-cell office:value-type="string" office:string-value="TU"/>
          <table:table-cell office:value-type="float" office:value="78659.100000000006"/>
          <table:table-cell office:value-type="float" office:value="80998.23"/>
          <table:table-cell office:value-type="float" office:value="82120.41"/>
          <table:table-cell office:value-type="float" office:value="88302.3"/>
          <table:table-cell office:value-type="float" office:value="88083.62"/>
          <table:table-cell table:number-columns-repeated="16348"/>
        </table:table-row>
        <table:table-row>
          <table:table-cell office:value-type="float" office:value="5600"/>
          <table:table-cell office:value-type="string" office:string-value="Royal Borough of Kensington and Chelsea"/>
          <table:table-cell office:value-type="string" office:string-value="TM"/>
          <table:table-cell office:value-type="float" office:value="74279.600000000006"/>
          <table:table-cell office:value-type="float" office:value="70804.69"/>
          <table:table-cell office:value-type="float" office:value="69955.56"/>
          <table:table-cell office:value-type="float" office:value="69387.7"/>
          <table:table-cell office:value-type="float" office:value="66373.45"/>
          <table:table-cell office:value-type="float" office:value="70160.2"/>
          <table:table-cell table:number-columns-repeated="11"/>
          <table:table-cell office:value-type="float" office:value="5090"/>
          <table:table-cell office:value-type="string" office:string-value="London Borough of Barnet"/>
          <table:table-cell office:value-type="string" office:string-value="TR"/>
          <table:table-cell office:value-type="float" office:value="79503.100000000006"/>
          <table:table-cell office:value-type="float" office:value="78152.97"/>
          <table:table-cell office:value-type="float" office:value="76044.45"/>
          <table:table-cell office:value-type="float" office:value="75680.88"/>
          <table:table-cell office:value-type="float" office:value="74015.320000000007"/>
          <table:table-cell office:value-type="float" office:value="5600"/>
          <table:table-cell office:value-type="string" office:string-value="Royal Borough of Kensington and Chelsea"/>
          <table:table-cell office:value-type="string" office:string-value="TU"/>
          <table:table-cell office:value-type="float" office:value="7456.78"/>
          <table:table-cell office:value-type="float" office:value="7732.88"/>
          <table:table-cell office:value-type="float" office:value="7913.9"/>
          <table:table-cell office:value-type="float" office:value="6806.14"/>
          <table:table-cell office:value-type="float" office:value="6838.76"/>
          <table:table-cell table:number-columns-repeated="16348"/>
        </table:table-row>
        <table:table-row>
          <table:table-cell office:value-type="float" office:value="5780"/>
          <table:table-cell office:value-type="string" office:string-value="Redbridge Borough Council"/>
          <table:table-cell office:value-type="string" office:string-value="TM"/>
          <table:table-cell office:value-type="float" office:value="92483.4"/>
          <table:table-cell office:value-type="float" office:value="91275.520000000004"/>
          <table:table-cell office:value-type="float" office:value="86663.96"/>
          <table:table-cell office:value-type="float" office:value="80710.850000000006"/>
          <table:table-cell office:value-type="float" office:value="76723.38"/>
          <table:table-cell office:value-type="float" office:value="85571.421999999991"/>
          <table:table-cell table:number-columns-repeated="11"/>
          <table:table-cell office:value-type="float" office:value="5120"/>
          <table:table-cell office:value-type="string" office:string-value="London Borough of Bexley"/>
          <table:table-cell office:value-type="string" office:string-value="TR"/>
          <table:table-cell office:value-type="float" office:value="35656"/>
          <table:table-cell office:value-type="float" office:value="36611.120000000003"/>
          <table:table-cell office:value-type="float" office:value="35139.31"/>
          <table:table-cell office:value-type="float" office:value="33431.839999999997"/>
          <table:table-cell office:value-type="float" office:value="32673.24"/>
          <table:table-cell office:value-type="float" office:value="5630"/>
          <table:table-cell office:value-type="string" office:string-value="Royal Borough of Kingston-upon-Thames"/>
          <table:table-cell office:value-type="string" office:string-value="TU"/>
          <table:table-cell office:value-type="float" office:value="314332.31"/>
          <table:table-cell office:value-type="float" office:value="307526.07"/>
          <table:table-cell office:value-type="float" office:value="310095.08"/>
          <table:table-cell office:value-type="float" office:value="304925.67"/>
          <table:table-cell office:value-type="float" office:value="312726"/>
          <table:table-cell table:number-columns-repeated="16348"/>
        </table:table-row>
        <table:table-row>
          <table:table-cell office:value-type="float" office:value="5900"/>
          <table:table-cell office:value-type="string" office:string-value="Tower Hamlets Borough Council"/>
          <table:table-cell office:value-type="string" office:string-value="TM"/>
          <table:table-cell office:value-type="float" office:value="22727.71"/>
          <table:table-cell office:value-type="float" office:value="24822.99"/>
          <table:table-cell office:value-type="float" office:value="23883.54"/>
          <table:table-cell office:value-type="float" office:value="23175.8"/>
          <table:table-cell office:value-type="float" office:value="22261.16"/>
          <table:table-cell office:value-type="float" office:value="23374.240000000002"/>
          <table:table-cell table:number-columns-repeated="11"/>
          <table:table-cell office:value-type="float" office:value="5180"/>
          <table:table-cell office:value-type="string" office:string-value="Bromley Borough Council"/>
          <table:table-cell office:value-type="string" office:string-value="TR"/>
          <table:table-cell office:value-type="float" office:value="46432.71"/>
          <table:table-cell office:value-type="float" office:value="45647.85"/>
          <table:table-cell office:value-type="float" office:value="43825.3"/>
          <table:table-cell office:value-type="float" office:value="35670.47"/>
          <table:table-cell office:value-type="float" office:value="34874.870000000003"/>
          <table:table-cell office:value-type="float" office:value="5660"/>
          <table:table-cell office:value-type="string" office:string-value="London Borough of Lambeth"/>
          <table:table-cell office:value-type="string" office:string-value="TU"/>
          <table:table-cell office:value-type="float" office:value="105219.86"/>
          <table:table-cell office:value-type="float" office:value="107838.03"/>
          <table:table-cell office:value-type="float" office:value="107729.46"/>
          <table:table-cell office:value-type="float" office:value="109009.87"/>
          <table:table-cell office:value-type="float" office:value="109045.39"/>
          <table:table-cell table:number-columns-repeated="16348"/>
        </table:table-row>
        <table:table-row>
          <table:table-cell office:value-type="float" office:value="5990"/>
          <table:table-cell office:value-type="string" office:string-value="City of Westminster Council"/>
          <table:table-cell office:value-type="string" office:string-value="TM"/>
          <table:table-cell office:value-type="float" office:value="68744.44"/>
          <table:table-cell office:value-type="float" office:value="65880.95"/>
          <table:table-cell office:value-type="float" office:value="62566.65"/>
          <table:table-cell office:value-type="float" office:value="63392.58"/>
          <table:table-cell office:value-type="float" office:value="60576.34"/>
          <table:table-cell office:value-type="float" office:value="64232.191999999995"/>
          <table:table-cell table:number-columns-repeated="11"/>
          <table:table-cell office:value-type="float" office:value="5240"/>
          <table:table-cell office:value-type="string" office:string-value="London Borough of Croydon"/>
          <table:table-cell office:value-type="string" office:string-value="TR"/>
          <table:table-cell office:value-type="float" office:value="6614.49"/>
          <table:table-cell office:value-type="float" office:value="6522.18"/>
          <table:table-cell office:value-type="float" office:value="6272.84"/>
          <table:table-cell office:value-type="float" office:value="5304.97"/>
          <table:table-cell office:value-type="float" office:value="5186.9399999999996"/>
          <table:table-cell office:value-type="float" office:value="5690"/>
          <table:table-cell office:value-type="string" office:string-value="London Borough of Lewisham"/>
          <table:table-cell office:value-type="string" office:string-value="TU"/>
          <table:table-cell office:value-type="float" office:value="85512.31"/>
          <table:table-cell office:value-type="float" office:value="86772.18"/>
          <table:table-cell office:value-type="float" office:value="86203.22"/>
          <table:table-cell office:value-type="float" office:value="90265.53"/>
          <table:table-cell office:value-type="float" office:value="90129.31"/>
          <table:table-cell table:number-columns-repeated="16348"/>
        </table:table-row>
        <table:table-row>
          <table:table-cell office:value-type="float" office:value="6110"/>
          <table:table-cell office:value-type="string" office:string-value="Carmarthenshire County Council"/>
          <table:table-cell office:value-type="string" office:string-value="TM"/>
          <table:table-cell office:value-type="float" office:value="68637.070000000007"/>
          <table:table-cell office:value-type="float" office:value="65369.08"/>
          <table:table-cell office:value-type="float" office:value="62749.09"/>
          <table:table-cell office:value-type="float" office:value="59482.75"/>
          <table:table-cell office:value-type="float" office:value="57243.43"/>
          <table:table-cell office:value-type="float" office:value="62696.284000000007"/>
          <table:table-cell table:number-columns-repeated="11"/>
          <table:table-cell office:value-type="float" office:value="5300"/>
          <table:table-cell office:value-type="string" office:string-value="Enfield Borough Council"/>
          <table:table-cell office:value-type="string" office:string-value="TR"/>
          <table:table-cell office:value-type="float" office:value="7468.44"/>
          <table:table-cell office:value-type="float" office:value="8762.14"/>
          <table:table-cell office:value-type="float" office:value="8405.75"/>
          <table:table-cell office:value-type="float" office:value="7997.87"/>
          <table:table-cell office:value-type="float" office:value="7819.78"/>
          <table:table-cell office:value-type="float" office:value="5720"/>
          <table:table-cell office:value-type="string" office:string-value="London Borough of Merton"/>
          <table:table-cell office:value-type="string" office:string-value="TU"/>
          <table:table-cell office:value-type="float" office:value="58166.38"/>
          <table:table-cell office:value-type="float" office:value="58883.78"/>
          <table:table-cell office:value-type="float" office:value="59273.05"/>
          <table:table-cell office:value-type="float" office:value="59416.27"/>
          <table:table-cell office:value-type="float" office:value="61025.08"/>
          <table:table-cell table:number-columns-repeated="16348"/>
        </table:table-row>
        <table:table-row>
          <table:table-cell office:value-type="float" office:value="6215"/>
          <table:table-cell office:value-type="string" office:string-value="Monmouthshire County Council"/>
          <table:table-cell office:value-type="string" office:string-value="TM"/>
          <table:table-cell office:value-type="float" office:value="224259.6"/>
          <table:table-cell office:value-type="float" office:value="217732.77"/>
          <table:table-cell office:value-type="float" office:value="203778.13"/>
          <table:table-cell office:value-type="float" office:value="191528.55"/>
          <table:table-cell office:value-type="float" office:value="183393.62"/>
          <table:table-cell office:value-type="float" office:value="204138.53400000001"/>
          <table:table-cell table:number-columns-repeated="11"/>
          <table:table-cell office:value-type="float" office:value="5480"/>
          <table:table-cell office:value-type="string" office:string-value="Havering Borough Council"/>
          <table:table-cell office:value-type="string" office:string-value="TR"/>
          <table:table-cell office:value-type="float" office:value="94644.95"/>
          <table:table-cell office:value-type="float" office:value="92870.94"/>
          <table:table-cell office:value-type="float" office:value="89169.63"/>
          <table:table-cell office:value-type="float" office:value="84978.85"/>
          <table:table-cell office:value-type="float" office:value="83012.759999999995"/>
          <table:table-cell office:value-type="float" office:value="5750"/>
          <table:table-cell office:value-type="string" office:string-value="London Borough of Newham"/>
          <table:table-cell office:value-type="string" office:string-value="TU"/>
          <table:table-cell office:value-type="float" office:value="266446.83"/>
          <table:table-cell office:value-type="float" office:value="273010.64"/>
          <table:table-cell office:value-type="float" office:value="260649.95"/>
          <table:table-cell office:value-type="float" office:value="253376.53"/>
          <table:table-cell office:value-type="float" office:value="253713.9"/>
          <table:table-cell table:number-columns-repeated="16348"/>
        </table:table-row>
        <table:table-row>
          <table:table-cell office:value-type="float" office:value="6220"/>
          <table:table-cell office:value-type="string" office:string-value="Newport County Borough Council"/>
          <table:table-cell office:value-type="string" office:string-value="TM"/>
          <table:table-cell office:value-type="float" office:value="726434.21"/>
          <table:table-cell office:value-type="float" office:value="689149.89"/>
          <table:table-cell office:value-type="float" office:value="640160.17000000004"/>
          <table:table-cell office:value-type="float" office:value="596144.11"/>
          <table:table-cell office:value-type="float" office:value="573051.31999999995"/>
          <table:table-cell office:value-type="float" office:value="644987.93999999994"/>
          <table:table-cell table:number-columns-repeated="11"/>
          <table:table-cell office:value-type="float" office:value="5510"/>
          <table:table-cell office:value-type="string" office:string-value="London Borough of Hillingdon"/>
          <table:table-cell office:value-type="string" office:string-value="TR"/>
          <table:table-cell office:value-type="float" office:value="50483.72"/>
          <table:table-cell office:value-type="float" office:value="49739.29"/>
          <table:table-cell office:value-type="float" office:value="47812.46"/>
          <table:table-cell office:value-type="float" office:value="45501.86"/>
          <table:table-cell office:value-type="float" office:value="44483.32"/>
          <table:table-cell office:value-type="float" office:value="5780"/>
          <table:table-cell office:value-type="string" office:string-value="Redbridge Borough Council"/>
          <table:table-cell office:value-type="string" office:string-value="TU"/>
          <table:table-cell office:value-type="float" office:value="351089.15"/>
          <table:table-cell office:value-type="float" office:value="344956.6"/>
          <table:table-cell office:value-type="float" office:value="340271.85"/>
          <table:table-cell office:value-type="float" office:value="354500.55"/>
          <table:table-cell office:value-type="float" office:value="362748.78"/>
          <table:table-cell table:number-columns-repeated="16348"/>
        </table:table-row>
        <table:table-row>
          <table:table-cell office:value-type="float" office:value="6405"/>
          <table:table-cell office:value-type="string" office:string-value="Bridgend County Borough Council"/>
          <table:table-cell office:value-type="string" office:string-value="TM"/>
          <table:table-cell office:value-type="float" office:value="306549.39"/>
          <table:table-cell office:value-type="float" office:value="290425.90999999997"/>
          <table:table-cell office:value-type="float" office:value="272265.98"/>
          <table:table-cell office:value-type="float" office:value="246162.25"/>
          <table:table-cell office:value-type="float" office:value="236644.62"/>
          <table:table-cell office:value-type="float" office:value="270409.63"/>
          <table:table-cell table:number-columns-repeated="11"/>
          <table:table-cell office:value-type="float" office:value="5630"/>
          <table:table-cell office:value-type="string" office:string-value="Royal Borough of Kingston-upon-Thames"/>
          <table:table-cell office:value-type="string" office:string-value="TR"/>
          <table:table-cell office:value-type="float" office:value="12131.96"/>
          <table:table-cell office:value-type="float" office:value="11935.23"/>
          <table:table-cell office:value-type="float" office:value="11873.8"/>
          <table:table-cell office:value-type="float" office:value="11287.58"/>
          <table:table-cell office:value-type="float" office:value="11039.79"/>
          <table:table-cell office:value-type="float" office:value="5810"/>
          <table:table-cell office:value-type="string" office:string-value="Richmond upon Thames Borough Council"/>
          <table:table-cell office:value-type="string" office:string-value="TU"/>
          <table:table-cell office:value-type="float" office:value="194444.79999999999"/>
          <table:table-cell office:value-type="float" office:value="195029.83"/>
          <table:table-cell office:value-type="float" office:value="192041.1"/>
          <table:table-cell office:value-type="float" office:value="192346.42"/>
          <table:table-cell office:value-type="float" office:value="197275.67"/>
          <table:table-cell table:number-columns-repeated="16348"/>
        </table:table-row>
        <table:table-row>
          <table:table-cell office:value-type="float" office:value="6415"/>
          <table:table-cell office:value-type="string" office:string-value="Cardiff County Council"/>
          <table:table-cell office:value-type="string" office:string-value="TM"/>
          <table:table-cell office:value-type="float" office:value="426406.3"/>
          <table:table-cell office:value-type="float" office:value="404410.81"/>
          <table:table-cell office:value-type="float" office:value="377913.59999999998"/>
          <table:table-cell office:value-type="float" office:value="355458.44"/>
          <table:table-cell office:value-type="float" office:value="341382.76"/>
          <table:table-cell office:value-type="float" office:value="381114.38199999998"/>
          <table:table-cell table:number-columns-repeated="11"/>
          <table:table-cell office:value-type="float" office:value="6005"/>
          <table:table-cell office:value-type="string" office:string-value="Conwy County Borough Council"/>
          <table:table-cell office:value-type="string" office:string-value="TR"/>
          <table:table-cell office:value-type="float" office:value="491042.58"/>
          <table:table-cell office:value-type="float" office:value="490391.05"/>
          <table:table-cell office:value-type="float" office:value="480286.47"/>
          <table:table-cell office:value-type="float" office:value="463725.07"/>
          <table:table-cell office:value-type="float" office:value="451125.05"/>
          <table:table-cell office:value-type="float" office:value="5840"/>
          <table:table-cell office:value-type="string" office:string-value="Southwark Borough Council"/>
          <table:table-cell office:value-type="string" office:string-value="TU"/>
          <table:table-cell office:value-type="float" office:value="24776.65"/>
          <table:table-cell office:value-type="float" office:value="23006.11"/>
          <table:table-cell office:value-type="float" office:value="23547.21"/>
          <table:table-cell office:value-type="float" office:value="23849.26"/>
          <table:table-cell office:value-type="float" office:value="23932.32"/>
          <table:table-cell table:number-columns-repeated="16348"/>
        </table:table-row>
        <table:table-row>
          <table:table-cell office:value-type="float" office:value="6425"/>
          <table:table-cell office:value-type="string" office:string-value="Rhondda, Cynon, Taff County Borough Council"/>
          <table:table-cell office:value-type="string" office:string-value="TM"/>
          <table:table-cell office:value-type="float" office:value="232264.39"/>
          <table:table-cell office:value-type="float" office:value="220333.39"/>
          <table:table-cell office:value-type="float" office:value="209088.52"/>
          <table:table-cell office:value-type="float" office:value="196417.26"/>
          <table:table-cell office:value-type="float" office:value="188985.83"/>
          <table:table-cell office:value-type="float" office:value="209417.878"/>
          <table:table-cell table:number-columns-repeated="11"/>
          <table:table-cell office:value-type="float" office:value="6010"/>
          <table:table-cell office:value-type="string" office:string-value="Denbighshire County Council"/>
          <table:table-cell office:value-type="string" office:string-value="TR"/>
          <table:table-cell office:value-type="float" office:value="252695.21"/>
          <table:table-cell office:value-type="float" office:value="250754.53"/>
          <table:table-cell office:value-type="float" office:value="248180.8"/>
          <table:table-cell office:value-type="float" office:value="239406.87"/>
          <table:table-cell office:value-type="float" office:value="233096.42"/>
          <table:table-cell office:value-type="float" office:value="5900"/>
          <table:table-cell office:value-type="string" office:string-value="Tower Hamlets Borough Council"/>
          <table:table-cell office:value-type="string" office:string-value="TU"/>
          <table:table-cell office:value-type="float" office:value="223941.67"/>
          <table:table-cell office:value-type="float" office:value="227212.51"/>
          <table:table-cell office:value-type="float" office:value="223615.06"/>
          <table:table-cell office:value-type="float" office:value="233251.44"/>
          <table:table-cell office:value-type="float" office:value="233576.17"/>
          <table:table-cell table:number-columns-repeated="16348"/>
        </table:table-row>
        <table:table-row>
          <table:table-cell office:value-type="float" office:value="6430"/>
          <table:table-cell office:value-type="string" office:string-value="The Vale of Glamorgan Council"/>
          <table:table-cell office:value-type="string" office:string-value="TM"/>
          <table:table-cell office:value-type="float" office:value="103479.84"/>
          <table:table-cell office:value-type="float" office:value="99719.44"/>
          <table:table-cell office:value-type="float" office:value="95224.41"/>
          <table:table-cell office:value-type="float" office:value="89580.51"/>
          <table:table-cell office:value-type="float" office:value="84756.51"/>
          <table:table-cell office:value-type="float" office:value="94552.142000000007"/>
          <table:table-cell table:number-columns-repeated="11"/>
          <table:table-cell office:value-type="float" office:value="6015"/>
          <table:table-cell office:value-type="string" office:string-value="Flintshire County Council"/>
          <table:table-cell office:value-type="string" office:string-value="TR"/>
          <table:table-cell office:value-type="float" office:value="455868.97"/>
          <table:table-cell office:value-type="float" office:value="452785.28"/>
          <table:table-cell office:value-type="float" office:value="429711.66"/>
          <table:table-cell office:value-type="float" office:value="410605.28"/>
          <table:table-cell office:value-type="float" office:value="400884.2"/>
          <table:table-cell office:value-type="float" office:value="5930"/>
          <table:table-cell office:value-type="string" office:string-value="Waltham Forest Borough Council"/>
          <table:table-cell office:value-type="string" office:string-value="TU"/>
          <table:table-cell office:value-type="float" office:value="197707.73"/>
          <table:table-cell office:value-type="float" office:value="198992.78"/>
          <table:table-cell office:value-type="float" office:value="201899.45"/>
          <table:table-cell office:value-type="float" office:value="202538.33"/>
          <table:table-cell office:value-type="float" office:value="207096.84"/>
          <table:table-cell table:number-columns-repeated="16348"/>
        </table:table-row>
        <table:table-row>
          <table:table-cell office:value-type="float" office:value="6705"/>
          <table:table-cell office:value-type="string" office:string-value="Neath Port Talbot County Borough Council"/>
          <table:table-cell office:value-type="string" office:string-value="TM"/>
          <table:table-cell office:value-type="float" office:value="377875.34"/>
          <table:table-cell office:value-type="float" office:value="359678.02"/>
          <table:table-cell office:value-type="float" office:value="337728.42"/>
          <table:table-cell office:value-type="float" office:value="317973.93"/>
          <table:table-cell office:value-type="float" office:value="304936.67"/>
          <table:table-cell office:value-type="float" office:value="339638.47599999997"/>
          <table:table-cell table:number-columns-repeated="11"/>
          <table:table-cell office:value-type="float" office:value="6020"/>
          <table:table-cell office:value-type="string" office:string-value="Powys County Council"/>
          <table:table-cell office:value-type="string" office:string-value="TR"/>
          <table:table-cell office:value-type="float" office:value="656006.67000000004"/>
          <table:table-cell office:value-type="float" office:value="653992.81000000006"/>
          <table:table-cell office:value-type="float" office:value="638019.93000000005"/>
          <table:table-cell office:value-type="float" office:value="621574.25"/>
          <table:table-cell office:value-type="float" office:value="604960.18000000005"/>
          <table:table-cell office:value-type="float" office:value="5960"/>
          <table:table-cell office:value-type="string" office:string-value="Wandsworth Borough Council"/>
          <table:table-cell office:value-type="string" office:string-value="TU"/>
          <table:table-cell office:value-type="float" office:value="214979.27"/>
          <table:table-cell office:value-type="float" office:value="221770.75"/>
          <table:table-cell office:value-type="float" office:value="211564.79999999999"/>
          <table:table-cell office:value-type="float" office:value="212414.07"/>
          <table:table-cell office:value-type="float" office:value="212523.19"/>
          <table:table-cell table:number-columns-repeated="16348"/>
        </table:table-row>
        <table:table-row>
          <table:table-cell office:value-type="float" office:value="6710"/>
          <table:table-cell office:value-type="string" office:string-value="City and County of Swansea"/>
          <table:table-cell office:value-type="string" office:string-value="TM"/>
          <table:table-cell office:value-type="float" office:value="247395.6"/>
          <table:table-cell office:value-type="float" office:value="231724.26"/>
          <table:table-cell office:value-type="float" office:value="220848.23"/>
          <table:table-cell office:value-type="float" office:value="210865.82"/>
          <table:table-cell office:value-type="float" office:value="202892.97"/>
          <table:table-cell office:value-type="float" office:value="222745.37599999999"/>
          <table:table-cell table:number-columns-repeated="11"/>
          <table:table-cell office:value-type="float" office:value="6025"/>
          <table:table-cell office:value-type="string" office:string-value="Wrexham County Borough Council"/>
          <table:table-cell office:value-type="string" office:string-value="TR"/>
          <table:table-cell office:value-type="float" office:value="239155.3"/>
          <table:table-cell office:value-type="float" office:value="235919.66"/>
          <table:table-cell office:value-type="float" office:value="229876.28"/>
          <table:table-cell office:value-type="float" office:value="221845.76000000001"/>
          <table:table-cell office:value-type="float" office:value="215314.45"/>
          <table:table-cell office:value-type="float" office:value="5990"/>
          <table:table-cell office:value-type="string" office:string-value="City of Westminster Council"/>
          <table:table-cell office:value-type="string" office:string-value="TU"/>
          <table:table-cell office:value-type="float" office:value="99318.03"/>
          <table:table-cell office:value-type="float" office:value="99656.03"/>
          <table:table-cell office:value-type="float" office:value="102174.1"/>
          <table:table-cell office:value-type="float" office:value="109734.42"/>
          <table:table-cell office:value-type="float" office:value="110494.63"/>
          <table:table-cell table:number-columns-repeated="16348"/>
        </table:table-row>
        <table:table-row>
          <table:table-cell office:value-type="float" office:value="9170"/>
          <table:table-cell office:value-type="string" office:string-value="Dumfries and Galloway Council"/>
          <table:table-cell office:value-type="string" office:string-value="TM"/>
          <table:table-cell office:value-type="float" office:value="361855.05"/>
          <table:table-cell office:value-type="float" office:value="345257.93"/>
          <table:table-cell office:value-type="float" office:value="331978.5"/>
          <table:table-cell office:value-type="float" office:value="315350.7"/>
          <table:table-cell office:value-type="float" office:value="303237.3"/>
          <table:table-cell office:value-type="float" office:value="331535.89600000001"/>
          <table:table-cell table:number-columns-repeated="11"/>
          <table:table-cell office:value-type="float" office:value="6105"/>
          <table:table-cell office:value-type="string" office:string-value="Ceredigion County Council"/>
          <table:table-cell office:value-type="string" office:string-value="TR"/>
          <table:table-cell office:value-type="float" office:value="213111.45"/>
          <table:table-cell office:value-type="float" office:value="222939.35"/>
          <table:table-cell office:value-type="float" office:value="214886.21"/>
          <table:table-cell office:value-type="float" office:value="201772.04"/>
          <table:table-cell office:value-type="float" office:value="196769.14"/>
          <table:table-cell office:value-type="float" office:value="6015"/>
          <table:table-cell office:value-type="string" office:string-value="Flintshire County Council"/>
          <table:table-cell office:value-type="string" office:string-value="TU"/>
          <table:table-cell office:value-type="float" office:value="111178.82"/>
          <table:table-cell office:value-type="float" office:value="111222.46"/>
          <table:table-cell office:value-type="float" office:value="112580.6"/>
          <table:table-cell office:value-type="float" office:value="125185.4"/>
          <table:table-cell office:value-type="float" office:value="123795.87"/>
          <table:table-cell table:number-columns-repeated="16348"/>
        </table:table-row>
        <table:table-row>
          <table:table-cell office:value-type="float" office:value="9220"/>
          <table:table-cell office:value-type="string" office:string-value="East Renfrewshire Council"/>
          <table:table-cell office:value-type="string" office:string-value="TM"/>
          <table:table-cell office:value-type="float" office:value="40064.629999999997"/>
          <table:table-cell office:value-type="float" office:value="37961.050000000003"/>
          <table:table-cell office:value-type="float" office:value="36030.01"/>
          <table:table-cell office:value-type="float" office:value="33862.639999999999"/>
          <table:table-cell office:value-type="float" office:value="32534.66"/>
          <table:table-cell office:value-type="float" office:value="36090.598000000005"/>
          <table:table-cell table:number-columns-repeated="11"/>
          <table:table-cell office:value-type="float" office:value="6110"/>
          <table:table-cell office:value-type="string" office:string-value="Carmarthenshire County Council"/>
          <table:table-cell office:value-type="string" office:string-value="TR"/>
          <table:table-cell office:value-type="float" office:value="582162.43000000005"/>
          <table:table-cell office:value-type="float" office:value="574981.48"/>
          <table:table-cell office:value-type="float" office:value="552578.14"/>
          <table:table-cell office:value-type="float" office:value="522755.48"/>
          <table:table-cell office:value-type="float" office:value="507729.19"/>
          <table:table-cell office:value-type="float" office:value="6020"/>
          <table:table-cell office:value-type="string" office:string-value="Powys County Council"/>
          <table:table-cell office:value-type="string" office:string-value="TU"/>
          <table:table-cell office:value-type="float" office:value="14649.8"/>
          <table:table-cell office:value-type="float" office:value="14782.36"/>
          <table:table-cell office:value-type="float" office:value="13812.73"/>
          <table:table-cell office:value-type="float" office:value="13006.56"/>
          <table:table-cell office:value-type="float" office:value="12704.29"/>
          <table:table-cell table:number-columns-repeated="16348"/>
        </table:table-row>
        <table:table-row>
          <table:table-cell office:value-type="float" office:value="9230"/>
          <table:table-cell office:value-type="string" office:string-value="Edinburgh City Council"/>
          <table:table-cell office:value-type="string" office:string-value="TM"/>
          <table:table-cell office:value-type="float" office:value="232745.66"/>
          <table:table-cell office:value-type="float" office:value="220692.13"/>
          <table:table-cell office:value-type="float" office:value="209434.2"/>
          <table:table-cell office:value-type="float" office:value="196768.8"/>
          <table:table-cell office:value-type="float" office:value="189234.94"/>
          <table:table-cell office:value-type="float" office:value="209775.14600000001"/>
          <table:table-cell table:number-columns-repeated="11"/>
          <table:table-cell office:value-type="float" office:value="6115"/>
          <table:table-cell office:value-type="string" office:string-value="Pembrokeshire County Council"/>
          <table:table-cell office:value-type="string" office:string-value="TR"/>
          <table:table-cell office:value-type="float" office:value="278930.67"/>
          <table:table-cell office:value-type="float" office:value="281025.5"/>
          <table:table-cell office:value-type="float" office:value="274626.46000000002"/>
          <table:table-cell office:value-type="float" office:value="266524.43"/>
          <table:table-cell office:value-type="float" office:value="259064.9"/>
          <table:table-cell office:value-type="float" office:value="6025"/>
          <table:table-cell office:value-type="string" office:string-value="Wrexham County Borough Council"/>
          <table:table-cell office:value-type="string" office:string-value="TU"/>
          <table:table-cell office:value-type="float" office:value="37066.400000000001"/>
          <table:table-cell office:value-type="float" office:value="36655.760000000002"/>
          <table:table-cell office:value-type="float" office:value="36291.68"/>
          <table:table-cell office:value-type="float" office:value="29006"/>
          <table:table-cell office:value-type="float" office:value="28509.01"/>
          <table:table-cell table:number-columns-repeated="16348"/>
        </table:table-row>
        <table:table-row>
          <table:table-cell office:value-type="float" office:value="9240"/>
          <table:table-cell office:value-type="string" office:string-value="Falkirk Council"/>
          <table:table-cell office:value-type="string" office:string-value="TM"/>
          <table:table-cell office:value-type="float" office:value="407311.2"/>
          <table:table-cell office:value-type="float" office:value="388032.13"/>
          <table:table-cell office:value-type="float" office:value="366738.97"/>
          <table:table-cell office:value-type="float" office:value="344685.61"/>
          <table:table-cell office:value-type="float" office:value="331250.23"/>
          <table:table-cell office:value-type="float" office:value="367603.62800000003"/>
          <table:table-cell table:number-columns-repeated="11"/>
          <table:table-cell office:value-type="float" office:value="6205"/>
          <table:table-cell office:value-type="string" office:string-value="Blaenau Gwent County Borough Council"/>
          <table:table-cell office:value-type="string" office:string-value="TR"/>
          <table:table-cell office:value-type="float" office:value="53945.9"/>
          <table:table-cell office:value-type="float" office:value="55302.64"/>
          <table:table-cell office:value-type="float" office:value="53371.93"/>
          <table:table-cell office:value-type="float" office:value="50977.66"/>
          <table:table-cell office:value-type="float" office:value="49855.51"/>
          <table:table-cell office:value-type="float" office:value="6105"/>
          <table:table-cell office:value-type="string" office:string-value="Ceredigion County Council"/>
          <table:table-cell office:value-type="string" office:string-value="TU"/>
          <table:table-cell office:value-type="float" office:value="26448.37"/>
          <table:table-cell office:value-type="float" office:value="26770.83"/>
          <table:table-cell office:value-type="float" office:value="30251.599999999999"/>
          <table:table-cell office:value-type="float" office:value="28444.560000000001"/>
          <table:table-cell office:value-type="float" office:value="27637.02"/>
          <table:table-cell table:number-columns-repeated="16348"/>
        </table:table-row>
        <table:table-row>
          <table:table-cell office:value-type="float" office:value="9250"/>
          <table:table-cell office:value-type="string" office:string-value="Fife Council"/>
          <table:table-cell office:value-type="string" office:string-value="TM"/>
          <table:table-cell office:value-type="float" office:value="206441.32"/>
          <table:table-cell office:value-type="float" office:value="201068.18"/>
          <table:table-cell office:value-type="float" office:value="187338.36"/>
          <table:table-cell office:value-type="float" office:value="176648.95999999999"/>
          <table:table-cell office:value-type="float" office:value="170074.54"/>
          <table:table-cell office:value-type="float" office:value="188314.272"/>
          <table:table-cell table:number-columns-repeated="11"/>
          <table:table-cell office:value-type="float" office:value="6215"/>
          <table:table-cell office:value-type="string" office:string-value="Monmouthshire County Council"/>
          <table:table-cell office:value-type="string" office:string-value="TR"/>
          <table:table-cell office:value-type="float" office:value="486861.53"/>
          <table:table-cell office:value-type="float" office:value="477533.5"/>
          <table:table-cell office:value-type="float" office:value="465914.75"/>
          <table:table-cell office:value-type="float" office:value="453069.32"/>
          <table:table-cell office:value-type="float" office:value="440312.22"/>
          <table:table-cell office:value-type="float" office:value="6110"/>
          <table:table-cell office:value-type="string" office:string-value="Carmarthenshire County Council"/>
          <table:table-cell office:value-type="string" office:string-value="TU"/>
          <table:table-cell office:value-type="float" office:value="16098.47"/>
          <table:table-cell office:value-type="float" office:value="16319.06"/>
          <table:table-cell office:value-type="float" office:value="16233.62"/>
          <table:table-cell office:value-type="float" office:value="15291.09"/>
          <table:table-cell office:value-type="float" office:value="14821.86"/>
          <table:table-cell table:number-columns-repeated="16348"/>
        </table:table-row>
        <table:table-row>
          <table:table-cell office:value-type="float" office:value="9260"/>
          <table:table-cell office:value-type="string" office:string-value="Glasgow City Council"/>
          <table:table-cell office:value-type="string" office:string-value="TM"/>
          <table:table-cell office:value-type="float" office:value="1164111.54"/>
          <table:table-cell office:value-type="float" office:value="1103561.3999999999"/>
          <table:table-cell office:value-type="float" office:value="1047825.15"/>
          <table:table-cell office:value-type="float" office:value="984467.41"/>
          <table:table-cell office:value-type="float" office:value="946599.37"/>
          <table:table-cell office:value-type="float" office:value="1049312.9739999999"/>
          <table:table-cell table:number-columns-repeated="11"/>
          <table:table-cell office:value-type="float" office:value="6220"/>
          <table:table-cell office:value-type="string" office:string-value="Newport County Borough Council"/>
          <table:table-cell office:value-type="string" office:string-value="TR"/>
          <table:table-cell office:value-type="float" office:value="118185.17"/>
          <table:table-cell office:value-type="float" office:value="116779.25"/>
          <table:table-cell office:value-type="float" office:value="113370.48"/>
          <table:table-cell office:value-type="float" office:value="109449.85"/>
          <table:table-cell office:value-type="float" office:value="106849.18"/>
          <table:table-cell office:value-type="float" office:value="6115"/>
          <table:table-cell office:value-type="string" office:string-value="Pembrokeshire County Council"/>
          <table:table-cell office:value-type="string" office:string-value="TU"/>
          <table:table-cell office:value-type="float" office:value="32007.51"/>
          <table:table-cell office:value-type="float" office:value="32367.73"/>
          <table:table-cell office:value-type="float" office:value="32196.46"/>
          <table:table-cell office:value-type="float" office:value="30165.18"/>
          <table:table-cell office:value-type="float" office:value="29375.5"/>
          <table:table-cell table:number-columns-repeated="16348"/>
        </table:table-row>
        <table:table-row>
          <table:table-cell office:value-type="float" office:value="9320"/>
          <table:table-cell office:value-type="string" office:string-value="North Lanarkshire Council"/>
          <table:table-cell office:value-type="string" office:string-value="TM"/>
          <table:table-cell office:value-type="float" office:value="424643.3"/>
          <table:table-cell office:value-type="float" office:value="402924.27"/>
          <table:table-cell office:value-type="float" office:value="382226.74"/>
          <table:table-cell office:value-type="float" office:value="358866.3"/>
          <table:table-cell office:value-type="float" office:value="344520.94"/>
          <table:table-cell office:value-type="float" office:value="382636.31"/>
          <table:table-cell table:number-columns-repeated="11"/>
          <table:table-cell office:value-type="float" office:value="6225"/>
          <table:table-cell office:value-type="string" office:string-value="Torfaen County Borough Council"/>
          <table:table-cell office:value-type="string" office:string-value="TR"/>
          <table:table-cell office:value-type="float" office:value="94681.08"/>
          <table:table-cell office:value-type="float" office:value="82568.86"/>
          <table:table-cell office:value-type="float" office:value="86652.13"/>
          <table:table-cell office:value-type="float" office:value="82434.14"/>
          <table:table-cell office:value-type="float" office:value="80504.929999999993"/>
          <table:table-cell office:value-type="float" office:value="6205"/>
          <table:table-cell office:value-type="string" office:string-value="Blaenau Gwent County Borough Council"/>
          <table:table-cell office:value-type="string" office:string-value="TU"/>
          <table:table-cell office:value-type="float" office:value="21649.18"/>
          <table:table-cell office:value-type="float" office:value="21747.24"/>
          <table:table-cell office:value-type="float" office:value="21895.93"/>
          <table:table-cell office:value-type="float" office:value="21708.07"/>
          <table:table-cell office:value-type="float" office:value="21349.84"/>
          <table:table-cell table:number-columns-repeated="16348"/>
        </table:table-row>
        <table:table-row>
          <table:table-cell office:value-type="float" office:value="9340"/>
          <table:table-cell office:value-type="string" office:string-value="Perth and Kinross Council"/>
          <table:table-cell office:value-type="string" office:string-value="TM"/>
          <table:table-cell office:value-type="float" office:value="409481.9"/>
          <table:table-cell office:value-type="float" office:value="398761.86"/>
          <table:table-cell office:value-type="float" office:value="371227.48"/>
          <table:table-cell office:value-type="float" office:value="349802.46"/>
          <table:table-cell office:value-type="float" office:value="336467.05"/>
          <table:table-cell office:value-type="float" office:value="373148.15"/>
          <table:table-cell table:number-columns-repeated="11"/>
          <table:table-cell office:value-type="float" office:value="6305"/>
          <table:table-cell office:value-type="string" office:string-value="Isle of Anglesey County Council"/>
          <table:table-cell office:value-type="string" office:string-value="TR"/>
          <table:table-cell office:value-type="float" office:value="127552.47"/>
          <table:table-cell office:value-type="float" office:value="123213.06"/>
          <table:table-cell office:value-type="float" office:value="119824.12"/>
          <table:table-cell office:value-type="float" office:value="115680.8"/>
          <table:table-cell office:value-type="float" office:value="112299.17"/>
          <table:table-cell office:value-type="float" office:value="6215"/>
          <table:table-cell office:value-type="string" office:string-value="Monmouthshire County Council"/>
          <table:table-cell office:value-type="string" office:string-value="TU"/>
          <table:table-cell office:value-type="float" office:value="29313.14"/>
          <table:table-cell office:value-type="float" office:value="29248.12"/>
          <table:table-cell office:value-type="float" office:value="29463.599999999999"/>
          <table:table-cell office:value-type="float" office:value="31201.02"/>
          <table:table-cell office:value-type="float" office:value="30596.41"/>
          <table:table-cell table:number-columns-repeated="16348"/>
        </table:table-row>
        <table:table-row>
          <table:table-cell office:value-type="float" office:value="9350"/>
          <table:table-cell office:value-type="string" office:string-value="Renfrewshire Council"/>
          <table:table-cell office:value-type="string" office:string-value="TM"/>
          <table:table-cell office:value-type="float" office:value="346974.23"/>
          <table:table-cell office:value-type="float" office:value="329285.73"/>
          <table:table-cell office:value-type="float" office:value="312907.31"/>
          <table:table-cell office:value-type="float" office:value="294125.03000000003"/>
          <table:table-cell office:value-type="float" office:value="283225.93"/>
          <table:table-cell office:value-type="float" office:value="313303.64600000001"/>
          <table:table-cell table:number-columns-repeated="11"/>
          <table:table-cell office:value-type="float" office:value="6310"/>
          <table:table-cell office:value-type="string" office:string-value="Gwynedd Council"/>
          <table:table-cell office:value-type="string" office:string-value="TR"/>
          <table:table-cell office:value-type="float" office:value="498680.73"/>
          <table:table-cell office:value-type="float" office:value="496993.49"/>
          <table:table-cell office:value-type="float" office:value="484801.6"/>
          <table:table-cell office:value-type="float" office:value="467258.32"/>
          <table:table-cell office:value-type="float" office:value="454333.25"/>
          <table:table-cell office:value-type="float" office:value="6225"/>
          <table:table-cell office:value-type="string" office:string-value="Torfaen County Borough Council"/>
          <table:table-cell office:value-type="string" office:string-value="TU"/>
          <table:table-cell office:value-type="float" office:value="19544.03"/>
          <table:table-cell office:value-type="float" office:value="19576.03"/>
          <table:table-cell office:value-type="float" office:value="19805.32"/>
          <table:table-cell office:value-type="float" office:value="19848.84"/>
          <table:table-cell office:value-type="float" office:value="19627.71"/>
          <table:table-cell table:number-columns-repeated="16348"/>
        </table:table-row>
        <table:table-row>
          <table:table-cell office:value-type="float" office:value="9380"/>
          <table:table-cell office:value-type="string" office:string-value="South Lanarkshire Council"/>
          <table:table-cell office:value-type="string" office:string-value="TM"/>
          <table:table-cell office:value-type="float" office:value="723275.76"/>
          <table:table-cell office:value-type="float" office:value="703422.18"/>
          <table:table-cell office:value-type="float" office:value="660049.37"/>
          <table:table-cell office:value-type="float" office:value="623445.38"/>
          <table:table-cell office:value-type="float" office:value="595077.4"/>
          <table:table-cell office:value-type="float" office:value="661054.01799999992"/>
          <table:table-cell table:number-columns-repeated="11"/>
          <table:table-cell office:value-type="float" office:value="6410"/>
          <table:table-cell office:value-type="string" office:string-value="Caerphilly County Borough Council"/>
          <table:table-cell office:value-type="string" office:string-value="TR"/>
          <table:table-cell office:value-type="float" office:value="27600.400000000001"/>
          <table:table-cell office:value-type="float" office:value="27150.87"/>
          <table:table-cell office:value-type="float" office:value="26089.57"/>
          <table:table-cell office:value-type="float" office:value="24837.599999999999"/>
          <table:table-cell office:value-type="float" office:value="24243.83"/>
          <table:table-cell office:value-type="float" office:value="6310"/>
          <table:table-cell office:value-type="string" office:string-value="Gwynedd Council"/>
          <table:table-cell office:value-type="string" office:string-value="TU"/>
          <table:table-cell office:value-type="float" office:value="1491.96"/>
          <table:table-cell office:value-type="float" office:value="1511.89"/>
          <table:table-cell office:value-type="float" office:value="1502.74"/>
          <table:table-cell office:value-type="float" office:value="1412.37"/>
          <table:table-cell office:value-type="float" office:value="1369.97"/>
          <table:table-cell table:number-columns-repeated="16348"/>
        </table:table-row>
        <table:table-row>
          <table:table-cell office:value-type="float" office:value="9390"/>
          <table:table-cell office:value-type="string" office:string-value="Stirling Council"/>
          <table:table-cell office:value-type="string" office:string-value="TM"/>
          <table:table-cell office:value-type="float" office:value="200091.61"/>
          <table:table-cell office:value-type="float" office:value="194777.32"/>
          <table:table-cell office:value-type="float" office:value="181247.94"/>
          <table:table-cell office:value-type="float" office:value="170850.79"/>
          <table:table-cell office:value-type="float" office:value="164167.22"/>
          <table:table-cell office:value-type="float" office:value="182226.976"/>
          <table:table-cell table:number-columns-repeated="11"/>
          <table:table-cell office:value-type="float" office:value="6415"/>
          <table:table-cell office:value-type="string" office:string-value="Cardiff County Council"/>
          <table:table-cell office:value-type="string" office:string-value="TR"/>
          <table:table-cell office:value-type="float" office:value="59689.94"/>
          <table:table-cell office:value-type="float" office:value="58652.43"/>
          <table:table-cell office:value-type="float" office:value="56313.51"/>
          <table:table-cell office:value-type="float" office:value="53559.75"/>
          <table:table-cell office:value-type="float" office:value="52288.9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U"/>
          <table:table-cell office:value-type="float" office:value="96429.04"/>
          <table:table-cell office:value-type="float" office:value="94168.14"/>
          <table:table-cell office:value-type="float" office:value="95464.29"/>
          <table:table-cell office:value-type="float" office:value="95873.85"/>
          <table:table-cell office:value-type="float" office:value="94887.21"/>
          <table:table-cell table:number-columns-repeated="16348"/>
        </table:table-row>
        <table:table-row>
          <table:table-cell office:value-type="float" office:value="9400"/>
          <table:table-cell office:value-type="string" office:string-value="West Lothian Council"/>
          <table:table-cell office:value-type="string" office:string-value="TM"/>
          <table:table-cell office:value-type="float" office:value="555003.88"/>
          <table:table-cell office:value-type="float" office:value="526197.47"/>
          <table:table-cell office:value-type="float" office:value="499309.89"/>
          <table:table-cell office:value-type="float" office:value="468963.47"/>
          <table:table-cell office:value-type="float" office:value="451021.29"/>
          <table:table-cell office:value-type="float" office:value="500099.2"/>
          <table:table-cell table:number-columns-repeated="11"/>
          <table:table-cell office:value-type="float" office:value="6420"/>
          <table:table-cell office:value-type="string" office:string-value="Merthyr Tydfil County Borough Council"/>
          <table:table-cell office:value-type="string" office:string-value="TR"/>
          <table:table-cell office:value-type="float" office:value="201570.98"/>
          <table:table-cell office:value-type="float" office:value="198661.73"/>
          <table:table-cell office:value-type="float" office:value="192622.56"/>
          <table:table-cell office:value-type="float" office:value="182641.44"/>
          <table:table-cell office:value-type="float" office:value="179022.75"/>
          <table:table-cell office:value-type="float" office:value="6705"/>
          <table:table-cell office:value-type="string" office:string-value="Neath Port Talbot County Borough Council"/>
          <table:table-cell office:value-type="string" office:string-value="TU"/>
          <table:table-cell office:value-type="float" office:value="15043.5"/>
          <table:table-cell office:value-type="float" office:value="39272"/>
          <table:table-cell office:value-type="float" office:value="39825.43"/>
          <table:table-cell office:value-type="float" office:value="40043.699999999997"/>
          <table:table-cell office:value-type="float" office:value="39665.199999999997"/>
          <table:table-cell table:number-columns-repeated="16348"/>
        </table:table-row>
        <table:table-row>
          <table:table-cell table:number-columns-repeated="20"/>
          <table:table-cell office:value-type="float" office:value="6425"/>
          <table:table-cell office:value-type="string" office:string-value="Rhondda, Cynon, Taff County Borough Council"/>
          <table:table-cell office:value-type="string" office:string-value="TR"/>
          <table:table-cell office:value-type="float" office:value="263991.12"/>
          <table:table-cell office:value-type="float" office:value="260830.6"/>
          <table:table-cell office:value-type="float" office:value="251007.46"/>
          <table:table-cell office:value-type="float" office:value="257945.41"/>
          <table:table-cell office:value-type="float" office:value="252195.09"/>
          <table:table-cell office:value-type="float" office:value="9100"/>
          <table:table-cell office:value-type="string" office:string-value="Aberdeen Council"/>
          <table:table-cell office:value-type="string" office:string-value="TU"/>
          <table:table-cell office:value-type="float" office:value="144869.49"/>
          <table:table-cell office:value-type="float" office:value="146611.65"/>
          <table:table-cell office:value-type="float" office:value="145737.54999999999"/>
          <table:table-cell office:value-type="float" office:value="137603.51"/>
          <table:table-cell office:value-type="float" office:value="133778.74"/>
          <table:table-cell table:number-columns-repeated="16348"/>
        </table:table-row>
        <table:table-row>
          <table:table-cell table:number-columns-repeated="20"/>
          <table:table-cell office:value-type="float" office:value="6705"/>
          <table:table-cell office:value-type="string" office:string-value="Neath Port Talbot County Borough Council"/>
          <table:table-cell office:value-type="string" office:string-value="TR"/>
          <table:table-cell office:value-type="float" office:value="135061.26"/>
          <table:table-cell office:value-type="float" office:value="129575.83"/>
          <table:table-cell office:value-type="float" office:value="126150.92"/>
          <table:table-cell office:value-type="float" office:value="116243.43"/>
          <table:table-cell office:value-type="float" office:value="113518.98"/>
          <table:table-cell office:value-type="float" office:value="9110"/>
          <table:table-cell office:value-type="string" office:string-value="Aberdeenshire Council"/>
          <table:table-cell office:value-type="string" office:string-value="TU"/>
          <table:table-cell office:value-type="float" office:value="3765.17"/>
          <table:table-cell office:value-type="float" office:value="3808.92"/>
          <table:table-cell office:value-type="float" office:value="3778.33"/>
          <table:table-cell office:value-type="float" office:value="3552.46"/>
          <table:table-cell office:value-type="float" office:value="3454.17"/>
          <table:table-cell table:number-columns-repeated="16348"/>
        </table:table-row>
        <table:table-row>
          <table:table-cell table:number-columns-repeated="20"/>
          <table:table-cell office:value-type="float" office:value="9100"/>
          <table:table-cell office:value-type="string" office:string-value="Aberdeen Council"/>
          <table:table-cell office:value-type="string" office:string-value="TR"/>
          <table:table-cell office:value-type="float" office:value="101362.6"/>
          <table:table-cell office:value-type="float" office:value="100178.53"/>
          <table:table-cell office:value-type="float" office:value="97551.33"/>
          <table:table-cell office:value-type="float" office:value="94138.47"/>
          <table:table-cell office:value-type="float" office:value="91468.08"/>
          <table:table-cell office:value-type="float" office:value="9140"/>
          <table:table-cell office:value-type="string" office:string-value="Scottish Borders Council"/>
          <table:table-cell office:value-type="string" office:string-value="TU"/>
          <table:table-cell office:value-type="float" office:value="15407.61"/>
          <table:table-cell office:value-type="float" office:value="15620.78"/>
          <table:table-cell office:value-type="float" office:value="15537.91"/>
          <table:table-cell office:value-type="float" office:value="14662.96"/>
          <table:table-cell office:value-type="float" office:value="14237.73"/>
          <table:table-cell table:number-columns-repeated="16348"/>
        </table:table-row>
        <table:table-row>
          <table:table-cell table:number-columns-repeated="20"/>
          <table:table-cell office:value-type="float" office:value="9110"/>
          <table:table-cell office:value-type="string" office:string-value="Aberdeenshire Council"/>
          <table:table-cell office:value-type="string" office:string-value="TR"/>
          <table:table-cell office:value-type="float" office:value="812385.67"/>
          <table:table-cell office:value-type="float" office:value="802635.58"/>
          <table:table-cell office:value-type="float" office:value="782284.81"/>
          <table:table-cell office:value-type="float" office:value="755010.16"/>
          <table:table-cell office:value-type="float" office:value="734148.16"/>
          <table:table-cell office:value-type="float" office:value="9160"/>
          <table:table-cell office:value-type="string" office:string-value="West Dunbartonshire Council"/>
          <table:table-cell office:value-type="string" office:string-value="TU"/>
          <table:table-cell office:value-type="float" office:value="14941.13"/>
          <table:table-cell office:value-type="float" office:value="15000.86"/>
          <table:table-cell office:value-type="float" office:value="15202.93"/>
          <table:table-cell office:value-type="float" office:value="15261.61"/>
          <table:table-cell office:value-type="float" office:value="15094.98"/>
          <table:table-cell table:number-columns-repeated="16348"/>
        </table:table-row>
        <table:table-row>
          <table:table-cell table:number-columns-repeated="20"/>
          <table:table-cell office:value-type="float" office:value="9120"/>
          <table:table-cell office:value-type="string" office:string-value="Angus Council"/>
          <table:table-cell office:value-type="string" office:string-value="TR"/>
          <table:table-cell office:value-type="float" office:value="294446.88"/>
          <table:table-cell office:value-type="float" office:value="290685.03000000003"/>
          <table:table-cell office:value-type="float" office:value="283371.88"/>
          <table:table-cell office:value-type="float" office:value="273310.63"/>
          <table:table-cell office:value-type="float" office:value="265634.33"/>
          <table:table-cell office:value-type="float" office:value="9170"/>
          <table:table-cell office:value-type="string" office:string-value="Dumfries and Galloway Council"/>
          <table:table-cell office:value-type="string" office:string-value="TU"/>
          <table:table-cell office:value-type="float" office:value="9894.67"/>
          <table:table-cell office:value-type="float" office:value="9998.5499999999993"/>
          <table:table-cell office:value-type="float" office:value="9918.66"/>
          <table:table-cell office:value-type="float" office:value="9382.02"/>
          <table:table-cell office:value-type="float" office:value="9176.92"/>
          <table:table-cell table:number-columns-repeated="16348"/>
        </table:table-row>
        <table:table-row>
          <table:table-cell table:number-columns-repeated="20"/>
          <table:table-cell office:value-type="float" office:value="9130"/>
          <table:table-cell office:value-type="string" office:string-value="Argyll and Bute Council"/>
          <table:table-cell office:value-type="string" office:string-value="TR"/>
          <table:table-cell office:value-type="float" office:value="335226.03999999998"/>
          <table:table-cell office:value-type="float" office:value="337043.46"/>
          <table:table-cell office:value-type="float" office:value="330010.96000000002"/>
          <table:table-cell office:value-type="float" office:value="317937.02"/>
          <table:table-cell office:value-type="float" office:value="309535.57"/>
          <table:table-cell office:value-type="float" office:value="9180"/>
          <table:table-cell office:value-type="string" office:string-value="Dundee City Council"/>
          <table:table-cell office:value-type="string" office:string-value="TU"/>
          <table:table-cell office:value-type="float" office:value="161968.78"/>
          <table:table-cell office:value-type="float" office:value="162434.26999999999"/>
          <table:table-cell office:value-type="float" office:value="164376.41"/>
          <table:table-cell office:value-type="float" office:value="164931.62"/>
          <table:table-cell office:value-type="float" office:value="163043.98000000001"/>
          <table:table-cell table:number-columns-repeated="16348"/>
        </table:table-row>
        <table:table-row>
          <table:table-cell table:number-columns-repeated="20"/>
          <table:table-cell office:value-type="float" office:value="9140"/>
          <table:table-cell office:value-type="string" office:string-value="Scottish Borders Council"/>
          <table:table-cell office:value-type="string" office:string-value="TR"/>
          <table:table-cell office:value-type="float" office:value="333325.36"/>
          <table:table-cell office:value-type="float" office:value="329278.51"/>
          <table:table-cell office:value-type="float" office:value="321882.95"/>
          <table:table-cell office:value-type="float" office:value="311610.48"/>
          <table:table-cell office:value-type="float" office:value="303965.09000000003"/>
          <table:table-cell office:value-type="float" office:value="9250"/>
          <table:table-cell office:value-type="string" office:string-value="Fife Council"/>
          <table:table-cell office:value-type="string" office:string-value="TU"/>
          <table:table-cell office:value-type="float" office:value="41012.83"/>
          <table:table-cell office:value-type="float" office:value="41135.47"/>
          <table:table-cell office:value-type="float" office:value="41576.17"/>
          <table:table-cell office:value-type="float" office:value="41481.94"/>
          <table:table-cell office:value-type="float" office:value="40860.559999999998"/>
          <table:table-cell table:number-columns-repeated="16348"/>
        </table:table-row>
        <table:table-row>
          <table:table-cell table:number-columns-repeated="20"/>
          <table:table-cell office:value-type="float" office:value="9160"/>
          <table:table-cell office:value-type="string" office:string-value="West Dunbartonshire Council"/>
          <table:table-cell office:value-type="string" office:string-value="TR"/>
          <table:table-cell office:value-type="float" office:value="162186.29"/>
          <table:table-cell office:value-type="float" office:value="160153.82"/>
          <table:table-cell office:value-type="float" office:value="154279.42000000001"/>
          <table:table-cell office:value-type="float" office:value="147004.67000000001"/>
          <table:table-cell office:value-type="float" office:value="143511.23000000001"/>
          <table:table-cell office:value-type="float" office:value="9270"/>
          <table:table-cell office:value-type="string" office:string-value="Highland Council"/>
          <table:table-cell office:value-type="string" office:string-value="TU"/>
          <table:table-cell office:value-type="float" office:value="55319.68"/>
          <table:table-cell office:value-type="float" office:value="55329.78"/>
          <table:table-cell office:value-type="float" office:value="54785.39"/>
          <table:table-cell office:value-type="float" office:value="52657.53"/>
          <table:table-cell office:value-type="float" office:value="51467.71"/>
          <table:table-cell table:number-columns-repeated="16348"/>
        </table:table-row>
        <table:table-row>
          <table:table-cell table:number-columns-repeated="20"/>
          <table:table-cell office:value-type="float" office:value="9170"/>
          <table:table-cell office:value-type="string" office:string-value="Dumfries and Galloway Council"/>
          <table:table-cell office:value-type="string" office:string-value="TR"/>
          <table:table-cell office:value-type="float" office:value="789695.99"/>
          <table:table-cell office:value-type="float" office:value="782207.35"/>
          <table:table-cell office:value-type="float" office:value="762922.35"/>
          <table:table-cell office:value-type="float" office:value="735500.09"/>
          <table:table-cell office:value-type="float" office:value="714579.81"/>
          <table:table-cell office:value-type="float" office:value="9280"/>
          <table:table-cell office:value-type="string" office:string-value="Inverclyde Council"/>
          <table:table-cell office:value-type="string" office:string-value="TU"/>
          <table:table-cell office:value-type="float" office:value="15778.35"/>
          <table:table-cell office:value-type="float" office:value="15860.41"/>
          <table:table-cell office:value-type="float" office:value="16091.63"/>
          <table:table-cell office:value-type="float" office:value="16119.46"/>
          <table:table-cell office:value-type="float" office:value="15921.86"/>
          <table:table-cell table:number-columns-repeated="16348"/>
        </table:table-row>
        <table:table-row>
          <table:table-cell table:number-columns-repeated="20"/>
          <table:table-cell office:value-type="float" office:value="9180"/>
          <table:table-cell office:value-type="string" office:string-value="Dundee City Council"/>
          <table:table-cell office:value-type="string" office:string-value="TR"/>
          <table:table-cell office:value-type="float" office:value="4798.32"/>
          <table:table-cell office:value-type="float" office:value="4817.17"/>
          <table:table-cell office:value-type="float" office:value="4794.01"/>
          <table:table-cell office:value-type="float" office:value="4707.8100000000004"/>
          <table:table-cell office:value-type="float" office:value="4591.6499999999996"/>
          <table:table-cell office:value-type="float" office:value="9290"/>
          <table:table-cell office:value-type="string" office:string-value="Mid Lothian Council"/>
          <table:table-cell office:value-type="string" office:string-value="TU"/>
          <table:table-cell office:value-type="float" office:value="11811.57"/>
          <table:table-cell office:value-type="float" office:value="11873.32"/>
          <table:table-cell office:value-type="float" office:value="11954.67"/>
          <table:table-cell office:value-type="float" office:value="11850.74"/>
          <table:table-cell office:value-type="float" office:value="11605.21"/>
          <table:table-cell table:number-columns-repeated="16348"/>
        </table:table-row>
        <table:table-row>
          <table:table-cell table:number-columns-repeated="20"/>
          <table:table-cell office:value-type="float" office:value="9190"/>
          <table:table-cell office:value-type="string" office:string-value="East Ayrshire Council"/>
          <table:table-cell office:value-type="string" office:string-value="TR"/>
          <table:table-cell office:value-type="float" office:value="278280"/>
          <table:table-cell office:value-type="float" office:value="275179.48"/>
          <table:table-cell office:value-type="float" office:value="266211.49"/>
          <table:table-cell office:value-type="float" office:value="254531.16"/>
          <table:table-cell office:value-type="float" office:value="249209.56"/>
          <table:table-cell office:value-type="float" office:value="9300"/>
          <table:table-cell office:value-type="string" office:string-value="Moray Council"/>
          <table:table-cell office:value-type="string" office:string-value="TU"/>
          <table:table-cell office:value-type="float" office:value="26079.54"/>
          <table:table-cell office:value-type="float" office:value="26379.56"/>
          <table:table-cell office:value-type="float" office:value="26186.35"/>
          <table:table-cell office:value-type="float" office:value="24666.03"/>
          <table:table-cell office:value-type="float" office:value="24019.14"/>
          <table:table-cell table:number-columns-repeated="16348"/>
        </table:table-row>
        <table:table-row>
          <table:table-cell table:number-columns-repeated="20"/>
          <table:table-cell office:value-type="float" office:value="9210"/>
          <table:table-cell office:value-type="string" office:string-value="East Lothian Council"/>
          <table:table-cell office:value-type="string" office:string-value="TR"/>
          <table:table-cell office:value-type="float" office:value="295204.05"/>
          <table:table-cell office:value-type="float" office:value="291465.15000000002"/>
          <table:table-cell office:value-type="float" office:value="281111.17"/>
          <table:table-cell office:value-type="float" office:value="268413.26"/>
          <table:table-cell office:value-type="float" office:value="261981.7"/>
          <table:table-cell office:value-type="float" office:value="9310"/>
          <table:table-cell office:value-type="string" office:string-value="North Ayrshire Council"/>
          <table:table-cell office:value-type="string" office:string-value="TU"/>
          <table:table-cell office:value-type="float" office:value="58601.25"/>
          <table:table-cell office:value-type="float" office:value="58871.58"/>
          <table:table-cell office:value-type="float" office:value="59383.95"/>
          <table:table-cell office:value-type="float" office:value="58994.559999999998"/>
          <table:table-cell office:value-type="float" office:value="57935.15"/>
          <table:table-cell table:number-columns-repeated="16348"/>
        </table:table-row>
        <table:table-row>
          <table:table-cell table:number-columns-repeated="20"/>
          <table:table-cell office:value-type="float" office:value="9220"/>
          <table:table-cell office:value-type="string" office:string-value="East Renfrewshire Council"/>
          <table:table-cell office:value-type="string" office:string-value="TR"/>
          <table:table-cell office:value-type="float" office:value="47396.27"/>
          <table:table-cell office:value-type="float" office:value="46733.78"/>
          <table:table-cell office:value-type="float" office:value="44937.52"/>
          <table:table-cell office:value-type="float" office:value="42769.48"/>
          <table:table-cell office:value-type="float" office:value="41771.78"/>
          <table:table-cell office:value-type="float" office:value="9320"/>
          <table:table-cell office:value-type="string" office:string-value="North Lanarkshire Council"/>
          <table:table-cell office:value-type="string" office:string-value="TU"/>
          <table:table-cell office:value-type="float" office:value="267422.88"/>
          <table:table-cell office:value-type="float" office:value="267962.84000000003"/>
          <table:table-cell office:value-type="float" office:value="270889.59999999998"/>
          <table:table-cell office:value-type="float" office:value="271719.34999999998"/>
          <table:table-cell office:value-type="float" office:value="268576.13"/>
          <table:table-cell table:number-columns-repeated="16348"/>
        </table:table-row>
        <table:table-row>
          <table:table-cell table:number-columns-repeated="20"/>
          <table:table-cell office:value-type="float" office:value="9230"/>
          <table:table-cell office:value-type="string" office:string-value="Edinburgh City Council"/>
          <table:table-cell office:value-type="string" office:string-value="TR"/>
          <table:table-cell office:value-type="float" office:value="353038.35"/>
          <table:table-cell office:value-type="float" office:value="348105.54"/>
          <table:table-cell office:value-type="float" office:value="334682.53999999998"/>
          <table:table-cell office:value-type="float" office:value="318705.65999999997"/>
          <table:table-cell office:value-type="float" office:value="310955.65000000002"/>
          <table:table-cell office:value-type="float" office:value="9380"/>
          <table:table-cell office:value-type="string" office:string-value="South Lanarkshire Council"/>
          <table:table-cell office:value-type="string" office:string-value="TU"/>
          <table:table-cell office:value-type="float" office:value="79861.759999999995"/>
          <table:table-cell office:value-type="float" office:value="80012.850000000006"/>
          <table:table-cell office:value-type="float" office:value="81015.67"/>
          <table:table-cell office:value-type="float" office:value="81250.87"/>
          <table:table-cell office:value-type="float" office:value="80367.710000000006"/>
          <table:table-cell table:number-columns-repeated="16348"/>
        </table:table-row>
        <table:table-row>
          <table:table-cell table:number-columns-repeated="20"/>
          <table:table-cell office:value-type="float" office:value="9240"/>
          <table:table-cell office:value-type="string" office:string-value="Falkirk Council"/>
          <table:table-cell office:value-type="string" office:string-value="TR"/>
          <table:table-cell office:value-type="float" office:value="50758.71"/>
          <table:table-cell office:value-type="float" office:value="49817.84"/>
          <table:table-cell office:value-type="float" office:value="47837.57"/>
          <table:table-cell office:value-type="float" office:value="45546.84"/>
          <table:table-cell office:value-type="float" office:value="44355.42"/>
          <table:table-cell table:number-columns-repeated="16356"/>
        </table:table-row>
        <table:table-row>
          <table:table-cell table:number-columns-repeated="20"/>
          <table:table-cell office:value-type="float" office:value="9250"/>
          <table:table-cell office:value-type="string" office:string-value="Fife Council"/>
          <table:table-cell office:value-type="string" office:string-value="TR"/>
          <table:table-cell office:value-type="float" office:value="462383.8"/>
          <table:table-cell office:value-type="float" office:value="458049.66"/>
          <table:table-cell office:value-type="float" office:value="443951.66"/>
          <table:table-cell office:value-type="float" office:value="425130.96"/>
          <table:table-cell office:value-type="float" office:value="416792.23"/>
          <table:table-cell table:number-columns-repeated="16356"/>
        </table:table-row>
        <table:table-row>
          <table:table-cell table:number-columns-repeated="20"/>
          <table:table-cell office:value-type="float" office:value="9270"/>
          <table:table-cell office:value-type="string" office:string-value="Highland Council"/>
          <table:table-cell office:value-type="string" office:string-value="TR"/>
          <table:table-cell office:value-type="float" office:value="1292031.78"/>
          <table:table-cell office:value-type="float" office:value="1289761.1100000001"/>
          <table:table-cell office:value-type="float" office:value="1260017.92"/>
          <table:table-cell office:value-type="float" office:value="1214985.3"/>
          <table:table-cell office:value-type="float" office:value="1181690.8700000001"/>
          <table:table-cell table:number-columns-repeated="16356"/>
        </table:table-row>
        <table:table-row>
          <table:table-cell table:number-columns-repeated="20"/>
          <table:table-cell office:value-type="float" office:value="9280"/>
          <table:table-cell office:value-type="string" office:string-value="Inverclyde Council"/>
          <table:table-cell office:value-type="string" office:string-value="TR"/>
          <table:table-cell office:value-type="float" office:value="51265.29"/>
          <table:table-cell office:value-type="float" office:value="51068.959999999999"/>
          <table:table-cell office:value-type="float" office:value="49899.64"/>
          <table:table-cell office:value-type="float" office:value="47975.85"/>
          <table:table-cell office:value-type="float" office:value="47202.98"/>
          <table:table-cell table:number-columns-repeated="16356"/>
        </table:table-row>
        <table:table-row>
          <table:table-cell table:number-columns-repeated="20"/>
          <table:table-cell office:value-type="float" office:value="9290"/>
          <table:table-cell office:value-type="string" office:string-value="Mid Lothian Council"/>
          <table:table-cell office:value-type="string" office:string-value="TR"/>
          <table:table-cell office:value-type="float" office:value="123687.24"/>
          <table:table-cell office:value-type="float" office:value="122994.55"/>
          <table:table-cell office:value-type="float" office:value="119947.02"/>
          <table:table-cell office:value-type="float" office:value="115277.39"/>
          <table:table-cell office:value-type="float" office:value="113349.3"/>
          <table:table-cell table:number-columns-repeated="16356"/>
        </table:table-row>
        <table:table-row>
          <table:table-cell table:number-columns-repeated="20"/>
          <table:table-cell office:value-type="float" office:value="9300"/>
          <table:table-cell office:value-type="string" office:string-value="Moray Council"/>
          <table:table-cell office:value-type="string" office:string-value="TR"/>
          <table:table-cell office:value-type="float" office:value="220950.57"/>
          <table:table-cell office:value-type="float" office:value="218208.08"/>
          <table:table-cell office:value-type="float" office:value="212393.66"/>
          <table:table-cell office:value-type="float" office:value="205140.16"/>
          <table:table-cell office:value-type="float" office:value="199295.76"/>
          <table:table-cell table:number-columns-repeated="16356"/>
        </table:table-row>
        <table:table-row>
          <table:table-cell table:number-columns-repeated="20"/>
          <table:table-cell office:value-type="float" office:value="9310"/>
          <table:table-cell office:value-type="string" office:string-value="North Ayrshire Council"/>
          <table:table-cell office:value-type="string" office:string-value="TR"/>
          <table:table-cell office:value-type="float" office:value="235419.84"/>
          <table:table-cell office:value-type="float" office:value="233824.44"/>
          <table:table-cell office:value-type="float" office:value="227611.37"/>
          <table:table-cell office:value-type="float" office:value="218277.71"/>
          <table:table-cell office:value-type="float" office:value="214642.19"/>
          <table:table-cell table:number-columns-repeated="16356"/>
        </table:table-row>
        <table:table-row>
          <table:table-cell table:number-columns-repeated="20"/>
          <table:table-cell office:value-type="float" office:value="9320"/>
          <table:table-cell office:value-type="string" office:string-value="North Lanarkshire Council"/>
          <table:table-cell office:value-type="string" office:string-value="TR"/>
          <table:table-cell office:value-type="float" office:value="341095.12"/>
          <table:table-cell office:value-type="float" office:value="335637.86"/>
          <table:table-cell office:value-type="float" office:value="322529.61"/>
          <table:table-cell office:value-type="float" office:value="307310.23"/>
          <table:table-cell office:value-type="float" office:value="299570.5"/>
          <table:table-cell table:number-columns-repeated="16356"/>
        </table:table-row>
        <table:table-row>
          <table:table-cell table:number-columns-repeated="20"/>
          <table:table-cell office:value-type="float" office:value="9340"/>
          <table:table-cell office:value-type="string" office:string-value="Perth and Kinross Council"/>
          <table:table-cell office:value-type="string" office:string-value="TR"/>
          <table:table-cell office:value-type="float" office:value="863316.11"/>
          <table:table-cell office:value-type="float" office:value="852451.73"/>
          <table:table-cell office:value-type="float" office:value="830755.99"/>
          <table:table-cell office:value-type="float" office:value="801535.58"/>
          <table:table-cell office:value-type="float" office:value="778779.6"/>
          <table:table-cell table:number-columns-repeated="16356"/>
        </table:table-row>
        <table:table-row>
          <table:table-cell table:number-columns-repeated="20"/>
          <table:table-cell office:value-type="float" office:value="9350"/>
          <table:table-cell office:value-type="string" office:string-value="Renfrewshire Council"/>
          <table:table-cell office:value-type="string" office:string-value="TR"/>
          <table:table-cell office:value-type="float" office:value="191861.94"/>
          <table:table-cell office:value-type="float" office:value="189159.18"/>
          <table:table-cell office:value-type="float" office:value="182027.05"/>
          <table:table-cell office:value-type="float" office:value="173904.83"/>
          <table:table-cell office:value-type="float" office:value="169896.38"/>
          <table:table-cell table:number-columns-repeated="16356"/>
        </table:table-row>
        <table:table-row>
          <table:table-cell table:number-columns-repeated="20"/>
          <table:table-cell office:value-type="float" office:value="9370"/>
          <table:table-cell office:value-type="string" office:string-value="South Ayrshire Council"/>
          <table:table-cell office:value-type="string" office:string-value="TR"/>
          <table:table-cell office:value-type="float" office:value="334879.96999999997"/>
          <table:table-cell office:value-type="float" office:value="331636.55"/>
          <table:table-cell office:value-type="float" office:value="323579.87"/>
          <table:table-cell office:value-type="float" office:value="312553.92"/>
          <table:table-cell office:value-type="float" office:value="304463.90999999997"/>
          <table:table-cell table:number-columns-repeated="16356"/>
        </table:table-row>
        <table:table-row>
          <table:table-cell table:number-columns-repeated="20"/>
          <table:table-cell office:value-type="float" office:value="9380"/>
          <table:table-cell office:value-type="string" office:string-value="South Lanarkshire Council"/>
          <table:table-cell office:value-type="string" office:string-value="TR"/>
          <table:table-cell office:value-type="float" office:value="97036.52"/>
          <table:table-cell office:value-type="float" office:value="96305.49"/>
          <table:table-cell office:value-type="float" office:value="93541.25"/>
          <table:table-cell office:value-type="float" office:value="89646.75"/>
          <table:table-cell office:value-type="float" office:value="87980.73"/>
          <table:table-cell table:number-columns-repeated="16356"/>
        </table:table-row>
        <table:table-row>
          <table:table-cell table:number-columns-repeated="20"/>
          <table:table-cell office:value-type="float" office:value="9390"/>
          <table:table-cell office:value-type="string" office:string-value="Stirling Council"/>
          <table:table-cell office:value-type="string" office:string-value="TR"/>
          <table:table-cell office:value-type="float" office:value="194288.13"/>
          <table:table-cell office:value-type="float" office:value="193114.52"/>
          <table:table-cell office:value-type="float" office:value="188318.46"/>
          <table:table-cell office:value-type="float" office:value="181013.93"/>
          <table:table-cell office:value-type="float" office:value="177746.21"/>
          <table:table-cell table:number-columns-repeated="16356"/>
        </table:table-row>
        <table:table-row table:number-rows-repeated="1048430">
          <table:table-cell table:number-columns-repeated="16356"/>
        </table:table-row>
      </table:table>
      <table:named-expressions>
        <table:named-expression table:name="\a" table:expression="of:=[.#REF!]" table:base-cell-address="TAXI0102.$A$1"/>
        <table:named-expression table:name="\b" table:expression="of:=#N/A" table:base-cell-address="TAXI0102.$A$1"/>
        <table:named-expression table:name="\p" table:expression="of:=[.#REF!]" table:base-cell-address="TAXI0102.$A$1"/>
        <table:named-expression table:name="\s" table:expression="of:=[.#REF!]" table:base-cell-address="TAXI0102.$A$1"/>
        <table:named-expression table:name="\z" table:expression="of:=[.#REF!]" table:base-cell-address="TAXI0102.$A$1"/>
        <table:named-expression table:name="_PRv2" table:expression="of:=[.#REF!]" table:base-cell-address="TAXI0102.$A$1"/>
        <table:named-expression table:name="_PUv2" table:expression="of:=[.#REF!]" table:base-cell-address="TAXI0102.$A$1"/>
        <table:named-expression table:name="_QU1" table:expression="of:=[.#REF!]" table:base-cell-address="TAXI0102.$A$1"/>
        <table:named-expression table:name="_QU10" table:expression="of:=[.#REF!]" table:base-cell-address="TAXI0102.$A$1"/>
        <table:named-expression table:name="_QU11" table:expression="of:=[.#REF!]" table:base-cell-address="TAXI0102.$A$1"/>
        <table:named-expression table:name="_QU12" table:expression="of:=[.#REF!]" table:base-cell-address="TAXI0102.$A$1"/>
        <table:named-expression table:name="_QU13" table:expression="of:=[.#REF!]" table:base-cell-address="TAXI0102.$A$1"/>
        <table:named-expression table:name="_QU14" table:expression="of:=[.#REF!]" table:base-cell-address="TAXI0102.$A$1"/>
        <table:named-expression table:name="_QU15" table:expression="of:=[.#REF!]" table:base-cell-address="TAXI0102.$A$1"/>
        <table:named-expression table:name="_QU16" table:expression="of:=[.#REF!]" table:base-cell-address="TAXI0102.$A$1"/>
        <table:named-expression table:name="_qu17" table:expression="of:=[.#REF!]" table:base-cell-address="TAXI0102.$A$1"/>
        <table:named-expression table:name="_QU2" table:expression="of:=[.#REF!]" table:base-cell-address="TAXI0102.$A$1"/>
        <table:named-expression table:name="_QU3" table:expression="of:=[.#REF!]" table:base-cell-address="TAXI0102.$A$1"/>
        <table:named-expression table:name="_QU4" table:expression="of:=[.#REF!]" table:base-cell-address="TAXI0102.$A$1"/>
        <table:named-expression table:name="_QU5" table:expression="of:=[.#REF!]" table:base-cell-address="TAXI0102.$A$1"/>
        <table:named-expression table:name="_QU6" table:expression="of:=[.#REF!]" table:base-cell-address="TAXI0102.$A$1"/>
        <table:named-expression table:name="_QU7" table:expression="of:=[.#REF!]" table:base-cell-address="TAXI0102.$A$1"/>
        <table:named-expression table:name="_QU8" table:expression="of:=[.#REF!]" table:base-cell-address="TAXI0102.$A$1"/>
        <table:named-expression table:name="_QU9" table:expression="of:=[.#REF!]" table:base-cell-address="TAXI0102.$A$1"/>
        <table:named-expression table:name="_TAB2" table:expression="of:=[.#REF!]" table:base-cell-address="TAXI0102.$A$1"/>
        <table:named-expression table:name="_TAB9" table:expression="of:=[.#REF!]" table:base-cell-address="TAXI0102.$A$1"/>
        <table:named-expression table:name="_TRv2" table:expression="of:=[.#REF!]" table:base-cell-address="TAXI0102.$A$1"/>
        <table:named-expression table:name="_tuv2" table:expression="of:=[.#REF!]" table:base-cell-address="TAXI0102.$A$1"/>
        <table:named-expression table:name="_Yr01" table:expression="of:=[.#REF!]" table:base-cell-address="TAXI0102.$A$1"/>
        <table:named-expression table:name="_Yr02" table:expression="of:=[.#REF!]" table:base-cell-address="TAXI0102.$A$1"/>
        <table:named-expression table:name="BOTO" table:expression="of:=[.#REF!]" table:base-cell-address="TAXI0102.$A$1"/>
        <table:named-expression table:name="BOTO2" table:expression="of:=[.#REF!]" table:base-cell-address="TAXI0102.$A$1"/>
        <table:named-expression table:name="DASH" table:expression="of:=[.#REF!]" table:base-cell-address="TAXI0102.$A$1"/>
        <table:named-expression table:name="Data_col1" table:expression="of:=[.#REF!]" table:base-cell-address="TAXI0102.$A$1"/>
        <table:named-expression table:name="exchange_rate" table:expression="of:=[.#REF!]" table:base-cell-address="TAXI0102.$A$1"/>
        <table:named-expression table:name="GEOG9703" table:expression="of:=[.#REF!]" table:base-cell-address="TAXI0102.$A$1"/>
        <table:named-expression table:name="Lon" table:expression="of:=[.#REF!]" table:base-cell-address="TAXI0102.$A$1"/>
        <table:named-expression table:name="MIN" table:expression="of:=[.#REF!]" table:base-cell-address="TAXI0102.$A$1"/>
        <table:named-expression table:name="mincheck" table:expression="of:=[.#REF!]" table:base-cell-address="TAXI0102.$A$1"/>
        <table:named-expression table:name="name" table:expression="of:=[.#REF!]" table:base-cell-address="TAXI0102.$A$1"/>
        <table:named-expression table:name="other" table:expression="of:=[.#REF!]" table:base-cell-address="TAXI0102.$A$1"/>
        <table:named-range table:name="PM" table:cell-range-address="'file:///C:/temp/Working%20files/6.11.9%20DW%20LHA%20&amp;%20HA%20roads%20casulties_1WIP.xls'#Sheet1.$K$1:Sheet1.$S$13" table:base-cell-address="TAXI0102.$A$1"/>
        <table:named-expression table:name="PR" table:expression="of:=[.#REF!]" table:base-cell-address="TAXI0102.$A$1"/>
        <table:named-expression table:name="Print_Area_MI" table:expression="of:=[.#REF!]" table:base-cell-address="TAXI0102.$A$1"/>
        <table:named-expression table:name="PU" table:expression="of:=[.#REF!]" table:base-cell-address="TAXI0102.$A$1"/>
        <table:named-expression table:name="R_" table:expression="of:=[.#REF!]" table:base-cell-address="TAXI0102.$A$1"/>
        <table:named-expression table:name="region" table:expression="of:=[.#REF!]" table:base-cell-address="TAXI0102.$A$1"/>
        <table:named-expression table:name="TAB5cQT" table:expression="of:=[.#REF!]" table:base-cell-address="TAXI0102.$A$1"/>
        <table:named-expression table:name="TAX0101_phvCHART" table:expression="of:=[.#REF!]" table:base-cell-address="TAXI0102.$A$1"/>
        <table:named-expression table:name="TB6a_bik" table:expression="of:=[.#REF!]" table:base-cell-address="TAXI0102.$A$1"/>
        <table:named-expression table:name="TB6a_car" table:expression="of:=[.#REF!]" table:base-cell-address="TAXI0102.$A$1"/>
        <table:named-expression table:name="TB6a_cyc" table:expression="of:=[.#REF!]" table:base-cell-address="TAXI0102.$A$1"/>
        <table:named-expression table:name="TB6a_ped" table:expression="of:=[.#REF!]" table:base-cell-address="TAXI0102.$A$1"/>
        <table:named-expression table:name="TB6b_bik" table:expression="of:=[.#REF!]" table:base-cell-address="TAXI0102.$A$1"/>
        <table:named-expression table:name="TB6b_car" table:expression="of:=[.#REF!]" table:base-cell-address="TAXI0102.$A$1"/>
        <table:named-expression table:name="TB6b_cyc" table:expression="of:=[.#REF!]" table:base-cell-address="TAXI0102.$A$1"/>
        <table:named-expression table:name="TB6b_ped" table:expression="of:=[.#REF!]" table:base-cell-address="TAXI0102.$A$1"/>
        <table:named-expression table:name="TB6c_bik" table:expression="of:=[.#REF!]" table:base-cell-address="TAXI0102.$A$1"/>
        <table:named-expression table:name="TB6c_car" table:expression="of:=[.#REF!]" table:base-cell-address="TAXI0102.$A$1"/>
        <table:named-expression table:name="TB6c_cyc" table:expression="of:=[.#REF!]" table:base-cell-address="TAXI0102.$A$1"/>
        <table:named-expression table:name="TB6c_ped" table:expression="of:=[.#REF!]" table:base-cell-address="TAXI0102.$A$1"/>
        <table:named-expression table:name="temp02" table:expression="of:=[.#REF!]" table:base-cell-address="TAXI0102.$A$1"/>
        <table:named-range table:name="TM" table:cell-range-address="'file:///C:/temp/Working%20files/6.11.9%20DW%20LHA%20&amp;%20HA%20roads%20casulties_1WIP.xls'#Sheet1.$A$1:Sheet1.$I$119" table:base-cell-address="TAXI0102.$A$1"/>
        <table:named-expression table:name="TOP" table:expression="of:=[.#REF!]" table:base-cell-address="TAXI0102.$A$1"/>
        <table:named-range table:name="TR" table:cell-range-address="'file:///C:/temp/Working%20files/6.11.9%20DW%20LHA%20&amp;%20HA%20roads%20casulties_1WIP.xls'#Sheet1.$U$1:Sheet1.$AB$146" table:base-cell-address="TAXI0102.$A$1"/>
        <table:named-range table:name="TU" table:cell-range-address="'file:///C:/temp/Working%20files/6.11.9%20DW%20LHA%20&amp;%20HA%20roads%20casulties_1WIP.xls'#Sheet1.$AC$1:Sheet1.$AJ$133" table:base-cell-address="TAXI0102.$A$1"/>
        <table:named-expression table:name="v" table:expression="of:=[.#REF!]" table:base-cell-address="TAXI0102.$A$1"/>
        <table:named-expression table:name="Yr00" table:expression="of:=[.#REF!]" table:base-cell-address="TAXI0102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number:number-style style:name="N38">
      <number:number number:decimal-places="1" number:min-integer-digits="1" number:grouping="true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style:style style:name="Comma" style:family="table-cell" style:data-style-name="N39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46%" style:table-centering="none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Fazeen Khamkar</meta:initial-creator>
    <dc:creator>Darren Stillwell</dc:creator>
    <meta:creation-date>2018-10-22T11:13:24Z</meta:creation-date>
    <dc:date>2018-10-25T12:48:48Z</dc:date>
    <meta:print-date>2018-10-22T13:52:18Z</meta:print-date>
  </office:meta>
</office:document-meta>
</file>